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ED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2468011379242" calcext:value-type="float">
            <text:p>0.532468011379242</text:p>
          </table:table-cell>
          <table:table-cell office:value-type="float" office:value="0.00644599994644523" calcext:value-type="float">
            <text:p>0.006445999946445</text:p>
          </table:table-cell>
          <table:table-cell office:value-type="float" office:value="0.000568999934282879" calcext:value-type="float">
            <text:p>0.000568999934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0805006443998" calcext:value-type="float">
            <text:p>2.80805006443998</text:p>
          </table:table-cell>
          <table:table-cell office:value-type="float" office:value="0.0380903673087368" calcext:value-type="float">
            <text:p>0.038090367308737</text:p>
          </table:table-cell>
          <table:table-cell office:value-type="float" office:value="0.00891800017922318" calcext:value-type="float">
            <text:p>0.008918000179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5581787375958" calcext:value-type="float">
            <text:p>2.95581787375958</text:p>
          </table:table-cell>
          <table:table-cell office:value-type="float" office:value="0.0572716783991467" calcext:value-type="float">
            <text:p>0.057271678399147</text:p>
          </table:table-cell>
          <table:table-cell office:value-type="float" office:value="0.00513699948876809" calcext:value-type="float">
            <text:p>0.005136999488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7911326793526" calcext:value-type="float">
            <text:p>3.27911326793526</text:p>
          </table:table-cell>
          <table:table-cell office:value-type="float" office:value="0.059827605730535" calcext:value-type="float">
            <text:p>0.059827605730535</text:p>
          </table:table-cell>
          <table:table-cell office:value-type="float" office:value="0.00597799975077013" calcext:value-type="float">
            <text:p>0.00597799975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4558105021733" calcext:value-type="float">
            <text:p>3.74558105021733</text:p>
          </table:table-cell>
          <table:table-cell office:value-type="float" office:value="0.0224245538978398" calcext:value-type="float">
            <text:p>0.02242455389784</text:p>
          </table:table-cell>
          <table:table-cell office:value-type="float" office:value="0.00300000093143974" calcext:value-type="float">
            <text:p>0.00300000093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9600512346801" calcext:value-type="float">
            <text:p>4.09600512346801</text:p>
          </table:table-cell>
          <table:table-cell office:value-type="float" office:value="-0.0219695386974799" calcext:value-type="float">
            <text:p>-0.02196953869748</text:p>
          </table:table-cell>
          <table:table-cell office:value-type="float" office:value="6.28293530632874" calcext:value-type="float">
            <text:p>6.28293530632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001055676014" calcext:value-type="float">
            <text:p>4.5001055676014</text:p>
          </table:table-cell>
          <table:table-cell office:value-type="float" office:value="-0.0615737832251837" calcext:value-type="float">
            <text:p>-0.061573783225184</text:p>
          </table:table-cell>
          <table:table-cell office:value-type="float" office:value="6.28039330727205" calcext:value-type="float">
            <text:p>6.28039330727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7441550235614" calcext:value-type="float">
            <text:p>4.87441550235614</text:p>
          </table:table-cell>
          <table:table-cell office:value-type="float" office:value="-0.0299108112784708" calcext:value-type="float">
            <text:p>-0.029910811278471</text:p>
          </table:table-cell>
          <table:table-cell office:value-type="float" office:value="-0.000821998852336689" calcext:value-type="float">
            <text:p>-0.000821998852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7143782563536" calcext:value-type="float">
            <text:p>5.07143782563536</text:p>
          </table:table-cell>
          <table:table-cell office:value-type="float" office:value="-0.0156896453029563" calcext:value-type="float">
            <text:p>-0.015689645302956</text:p>
          </table:table-cell>
          <table:table-cell office:value-type="float" office:value="0.00222500039692146" calcext:value-type="float">
            <text:p>0.002225000396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6757804380253" calcext:value-type="float">
            <text:p>5.26757804380253</text:p>
          </table:table-cell>
          <table:table-cell office:value-type="float" office:value="0.0083687612639649" calcext:value-type="float">
            <text:p>0.008368761263965</text:p>
          </table:table-cell>
          <table:table-cell office:value-type="float" office:value="0.00346199922424505" calcext:value-type="float">
            <text:p>0.003461999224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7781179756376" calcext:value-type="float">
            <text:p>5.37781179756376</text:p>
          </table:table-cell>
          <table:table-cell office:value-type="float" office:value="-0.0191296807374413" calcext:value-type="float">
            <text:p>-0.019129680737441</text:p>
          </table:table-cell>
          <table:table-cell office:value-type="float" office:value="0.00162299990869821" calcext:value-type="float">
            <text:p>0.001622999908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5311955270751" calcext:value-type="float">
            <text:p>5.35311955270751</text:p>
          </table:table-cell>
          <table:table-cell office:value-type="float" office:value="0.0336440313689996" calcext:value-type="float">
            <text:p>0.033644031369</text:p>
          </table:table-cell>
          <table:table-cell office:value-type="float" office:value="-0.000123999490179171" calcext:value-type="float">
            <text:p>-0.000123999490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5643222651188" calcext:value-type="float">
            <text:p>5.35643222651188</text:p>
          </table:table-cell>
          <table:table-cell office:value-type="float" office:value="0.0154868524726615" calcext:value-type="float">
            <text:p>0.015486852472662</text:p>
          </table:table-cell>
          <table:table-cell office:value-type="float" office:value="6.28106630781786" calcext:value-type="float">
            <text:p>6.28106630781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5557912420331" calcext:value-type="float">
            <text:p>5.45557912420331</text:p>
          </table:table-cell>
          <table:table-cell office:value-type="float" office:value="0.0145555010604477" calcext:value-type="float">
            <text:p>0.014555501060448</text:p>
          </table:table-cell>
          <table:table-cell office:value-type="float" office:value="6.28371030599717" calcext:value-type="float">
            <text:p>6.28371030599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8668993418931" calcext:value-type="float">
            <text:p>5.38668993418931</text:p>
          </table:table-cell>
          <table:table-cell office:value-type="float" office:value="0.00938230471209544" calcext:value-type="float">
            <text:p>0.009382304712095</text:p>
          </table:table-cell>
          <table:table-cell office:value-type="float" office:value="6.28358030654592" calcext:value-type="float">
            <text:p>6.28358030654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1505626351218" calcext:value-type="float">
            <text:p>5.41505626351218</text:p>
          </table:table-cell>
          <table:table-cell office:value-type="float" office:value="-0.00627223699232811" calcext:value-type="float">
            <text:p>-0.006272236992328</text:p>
          </table:table-cell>
          <table:table-cell office:value-type="float" office:value="6.28261130603226" calcext:value-type="float">
            <text:p>6.28261130603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5276975142464" calcext:value-type="float">
            <text:p>5.45276975142464</text:p>
          </table:table-cell>
          <table:table-cell office:value-type="float" office:value="0.0490504036456182" calcext:value-type="float">
            <text:p>0.049050403645618</text:p>
          </table:table-cell>
          <table:table-cell office:value-type="float" office:value="0.00676000151148828" calcext:value-type="float">
            <text:p>0.006760001511488</text:p>
          </table:table-cell>
          <table:table-cell office:value-type="float" office:value="-5.45276975142464" calcext:value-type="float">
            <text:p>-5.45276975142464</text:p>
          </table:table-cell>
          <table:table-cell office:value-type="float" office:value="-0.0490504036456182" calcext:value-type="float">
            <text:p>-0.049050403645618</text:p>
          </table:table-cell>
          <table:table-cell office:value-type="float" office:value="-0.00676000151148828" calcext:value-type="float">
            <text:p>-0.006760001511488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228458040385" calcext:value-type="float">
            <text:p>5.3228458040385</text:p>
          </table:table-cell>
          <table:table-cell office:value-type="float" office:value="0.0332897914100256" calcext:value-type="float">
            <text:p>0.033289791410026</text:p>
          </table:table-cell>
          <table:table-cell office:value-type="float" office:value="0.00387000244248052" calcext:value-type="float">
            <text:p>0.003870002442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3099392466544" calcext:value-type="float">
            <text:p>5.23099392466544</text:p>
          </table:table-cell>
          <table:table-cell office:value-type="float" office:value="0.014512915989112" calcext:value-type="float">
            <text:p>0.014512915989112</text:p>
          </table:table-cell>
          <table:table-cell office:value-type="float" office:value="0.00176899675124535" calcext:value-type="float">
            <text:p>0.001768996751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6622832346481" calcext:value-type="float">
            <text:p>4.86622832346481</text:p>
          </table:table-cell>
          <table:table-cell office:value-type="float" office:value="0.0240848464926815" calcext:value-type="float">
            <text:p>0.024084846492682</text:p>
          </table:table-cell>
          <table:table-cell office:value-type="float" office:value="0.00837600076589955" calcext:value-type="float">
            <text:p>0.0083760007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1206078036474" calcext:value-type="float">
            <text:p>4.31206078036474</text:p>
          </table:table-cell>
          <table:table-cell office:value-type="float" office:value="0.0674752134942822" calcext:value-type="float">
            <text:p>0.067475213494282</text:p>
          </table:table-cell>
          <table:table-cell office:value-type="float" office:value="0.016663000910145" calcext:value-type="float">
            <text:p>0.016663000910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8581603304711" calcext:value-type="float">
            <text:p>3.58581603304711</text:p>
          </table:table-cell>
          <table:table-cell office:value-type="float" office:value="0.137822661959983" calcext:value-type="float">
            <text:p>0.137822661959983</text:p>
          </table:table-cell>
          <table:table-cell office:value-type="float" office:value="0.00782500264684913" calcext:value-type="float">
            <text:p>0.007825002646849</text:p>
          </table:table-cell>
          <table:table-cell office:value-type="float" office:value="-3.58581603304711" calcext:value-type="float">
            <text:p>-3.58581603304711</text:p>
          </table:table-cell>
          <table:table-cell office:value-type="float" office:value="-0.137822661959983" calcext:value-type="float">
            <text:p>-0.137822661959983</text:p>
          </table:table-cell>
          <table:table-cell office:value-type="float" office:value="-0.00782500264684913" calcext:value-type="float">
            <text:p>-0.007825002646849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1889804501137" calcext:value-type="float">
            <text:p>2.91889804501137</text:p>
          </table:table-cell>
          <table:table-cell office:value-type="float" office:value="0.0349172115655538" calcext:value-type="float">
            <text:p>0.034917211565554</text:p>
          </table:table-cell>
          <table:table-cell office:value-type="float" office:value="6.27873930483709" calcext:value-type="float">
            <text:p>6.27873930483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9232645277021" calcext:value-type="float">
            <text:p>2.39232645277021</text:p>
          </table:table-cell>
          <table:table-cell office:value-type="float" office:value="-0.0779377999125133" calcext:value-type="float">
            <text:p>-0.077937799912513</text:p>
          </table:table-cell>
          <table:table-cell office:value-type="float" office:value="6.22466830583947" calcext:value-type="float">
            <text:p>6.22466830583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9088346481016" calcext:value-type="float">
            <text:p>1.99088346481016</text:p>
          </table:table-cell>
          <table:table-cell office:value-type="float" office:value="-0.228481990471584" calcext:value-type="float">
            <text:p>-0.228481990471584</text:p>
          </table:table-cell>
          <table:table-cell office:value-type="float" office:value="6.16439751655607" calcext:value-type="float">
            <text:p>6.16439751655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1927430261314" calcext:value-type="float">
            <text:p>1.81927430261314</text:p>
          </table:table-cell>
          <table:table-cell office:value-type="float" office:value="-0.364836447507019" calcext:value-type="float">
            <text:p>-0.364836447507019</text:p>
          </table:table-cell>
          <table:table-cell office:value-type="float" office:value="6.09180902577625" calcext:value-type="float">
            <text:p>6.09180902577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9729672911847" calcext:value-type="float">
            <text:p>1.69729672911847</text:p>
          </table:table-cell>
          <table:table-cell office:value-type="float" office:value="-0.417981144241635" calcext:value-type="float">
            <text:p>-0.417981144241635</text:p>
          </table:table-cell>
          <table:table-cell office:value-type="float" office:value="6.04299912491693" calcext:value-type="float">
            <text:p>6.04299912491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9979603092431" calcext:value-type="float">
            <text:p>1.69979603092431</text:p>
          </table:table-cell>
          <table:table-cell office:value-type="float" office:value="-0.449781227682708" calcext:value-type="float">
            <text:p>-0.449781227682708</text:p>
          </table:table-cell>
          <table:table-cell office:value-type="float" office:value="6.02012769995903" calcext:value-type="float">
            <text:p>6.02012769995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2719567614091" calcext:value-type="float">
            <text:p>1.82719567614091</text:p>
          </table:table-cell>
          <table:table-cell office:value-type="float" office:value="-0.540924273919112" calcext:value-type="float">
            <text:p>-0.540924273919112</text:p>
          </table:table-cell>
          <table:table-cell office:value-type="float" office:value="5.99696612292961" calcext:value-type="float">
            <text:p>5.99696612292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2382146218872" calcext:value-type="float">
            <text:p>1.92382146218872</text:p>
          </table:table-cell>
          <table:table-cell office:value-type="float" office:value="-0.495644310014493" calcext:value-type="float">
            <text:p>-0.495644310014493</text:p>
          </table:table-cell>
          <table:table-cell office:value-type="float" office:value="6.02723826183312" calcext:value-type="float">
            <text:p>6.02723826183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399062035854" calcext:value-type="float">
            <text:p>2.32399062035854</text:p>
          </table:table-cell>
          <table:table-cell office:value-type="float" office:value="-0.301363305817125" calcext:value-type="float">
            <text:p>-0.301363305817125</text:p>
          </table:table-cell>
          <table:table-cell office:value-type="float" office:value="6.13745440939293" calcext:value-type="float">
            <text:p>6.13745440939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6074878826316" calcext:value-type="float">
            <text:p>2.76074878826316</text:p>
          </table:table-cell>
          <table:table-cell office:value-type="float" office:value="-0.247006759122465" calcext:value-type="float">
            <text:p>-0.247006759122465</text:p>
          </table:table-cell>
          <table:table-cell office:value-type="float" office:value="6.19462131938185" calcext:value-type="float">
            <text:p>6.19462131938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4482431778374" calcext:value-type="float">
            <text:p>3.34482431778374</text:p>
          </table:table-cell>
          <table:table-cell office:value-type="float" office:value="0.0112843321472298" calcext:value-type="float">
            <text:p>0.01128433214723</text:p>
          </table:table-cell>
          <table:table-cell office:value-type="float" office:value="6.27182716196153" calcext:value-type="float">
            <text:p>6.27182716196153</text:p>
          </table:table-cell>
          <table:table-cell office:value-type="float" office:value="-3.34482431778374" calcext:value-type="float">
            <text:p>-3.34482431778374</text:p>
          </table:table-cell>
          <table:table-cell office:value-type="float" office:value="-0.0112843321472298" calcext:value-type="float">
            <text:p>-0.01128433214723</text:p>
          </table:table-cell>
          <table:table-cell office:value-type="float" office:value="-6.27182716196153" calcext:value-type="float">
            <text:p>-6.27182716196153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0544604337601" calcext:value-type="float">
            <text:p>3.70544604337601</text:p>
          </table:table-cell>
          <table:table-cell office:value-type="float" office:value="0.00509829242708349" calcext:value-type="float">
            <text:p>0.005098292427084</text:p>
          </table:table-cell>
          <table:table-cell office:value-type="float" office:value="0.00249807568190905" calcext:value-type="float">
            <text:p>0.002498075681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5749957216025" calcext:value-type="float">
            <text:p>3.95749957216025</text:p>
          </table:table-cell>
          <table:table-cell office:value-type="float" office:value="-0.0345325363161157" calcext:value-type="float">
            <text:p>-0.034532536316116</text:p>
          </table:table-cell>
          <table:table-cell office:value-type="float" office:value="6.27785624720614" calcext:value-type="float">
            <text:p>6.277856247206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1138398456514" calcext:value-type="float">
            <text:p>4.11138398456514</text:p>
          </table:table-cell>
          <table:table-cell office:value-type="float" office:value="0.00628888447169175" calcext:value-type="float">
            <text:p>0.006288884471692</text:p>
          </table:table-cell>
          <table:table-cell office:value-type="float" office:value="6.27893962173411" calcext:value-type="float">
            <text:p>6.27893962173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0281482612372" calcext:value-type="float">
            <text:p>4.20281482612372</text:p>
          </table:table-cell>
          <table:table-cell office:value-type="float" office:value="0.0458751729698344" calcext:value-type="float">
            <text:p>0.045875172969834</text:p>
          </table:table-cell>
          <table:table-cell office:value-type="float" office:value="0.00150783193057832" calcext:value-type="float">
            <text:p>0.001507831930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1229853286428" calcext:value-type="float">
            <text:p>4.11229853286428</text:p>
          </table:table-cell>
          <table:table-cell office:value-type="float" office:value="0.0161850470515452" calcext:value-type="float">
            <text:p>0.016185047051545</text:p>
          </table:table-cell>
          <table:table-cell office:value-type="float" office:value="0.00372497920471094" calcext:value-type="float">
            <text:p>0.003724979204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3802700599141" calcext:value-type="float">
            <text:p>4.03802700599141</text:p>
          </table:table-cell>
          <table:table-cell office:value-type="float" office:value="-0.00620252718347047" calcext:value-type="float">
            <text:p>-0.00620252718347</text:p>
          </table:table-cell>
          <table:table-cell office:value-type="float" office:value="6.27757109856239" calcext:value-type="float">
            <text:p>6.27757109856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4427109057583" calcext:value-type="float">
            <text:p>3.94427109057583</text:p>
          </table:table-cell>
          <table:table-cell office:value-type="float" office:value="-0.00647363202424799" calcext:value-type="float">
            <text:p>-0.006473632024248</text:p>
          </table:table-cell>
          <table:table-cell office:value-type="float" office:value="6.27226327871866" calcext:value-type="float">
            <text:p>6.27226327871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3009942532051" calcext:value-type="float">
            <text:p>3.83009942532051</text:p>
          </table:table-cell>
          <table:table-cell office:value-type="float" office:value="-0.0188322644225229" calcext:value-type="float">
            <text:p>-0.018832264422523</text:p>
          </table:table-cell>
          <table:table-cell office:value-type="float" office:value="6.2777923519815" calcext:value-type="float">
            <text:p>6.2777923519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3644651099065" calcext:value-type="float">
            <text:p>3.53644651099065</text:p>
          </table:table-cell>
          <table:table-cell office:value-type="float" office:value="0.0286292532308556" calcext:value-type="float">
            <text:p>0.028629253230856</text:p>
          </table:table-cell>
          <table:table-cell office:value-type="float" office:value="6.27979826030974" calcext:value-type="float">
            <text:p>6.27979826030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1516366835114" calcext:value-type="float">
            <text:p>3.51516366835114</text:p>
          </table:table-cell>
          <table:table-cell office:value-type="float" office:value="0.0138341278778904" calcext:value-type="float">
            <text:p>0.013834127877891</text:p>
          </table:table-cell>
          <table:table-cell office:value-type="float" office:value="6.28129362228988" calcext:value-type="float">
            <text:p>6.28129362228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4952348434827" calcext:value-type="float">
            <text:p>3.34952348434827</text:p>
          </table:table-cell>
          <table:table-cell office:value-type="float" office:value="-0.0187031376769318" calcext:value-type="float">
            <text:p>-0.018703137676932</text:p>
          </table:table-cell>
          <table:table-cell office:value-type="float" office:value="6.26886214886661" calcext:value-type="float">
            <text:p>6.26886214886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5218441382469" calcext:value-type="float">
            <text:p>3.35218441382469</text:p>
          </table:table-cell>
          <table:table-cell office:value-type="float" office:value="-0.0596624434593076" calcext:value-type="float">
            <text:p>-0.059662443459308</text:p>
          </table:table-cell>
          <table:table-cell office:value-type="float" office:value="6.25219749019756" calcext:value-type="float">
            <text:p>6.25219749019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4516240202028" calcext:value-type="float">
            <text:p>3.54516240202028</text:p>
          </table:table-cell>
          <table:table-cell office:value-type="float" office:value="-0.0306071779107759" calcext:value-type="float">
            <text:p>-0.030607177910776</text:p>
          </table:table-cell>
          <table:table-cell office:value-type="float" office:value="6.27236308794626" calcext:value-type="float">
            <text:p>6.27236308794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0155608984541" calcext:value-type="float">
            <text:p>3.70155608984541</text:p>
          </table:table-cell>
          <table:table-cell office:value-type="float" office:value="-0.0250908669380669" calcext:value-type="float">
            <text:p>-0.025090866938067</text:p>
          </table:table-cell>
          <table:table-cell office:value-type="float" office:value="6.28123654366698" calcext:value-type="float">
            <text:p>6.28123654366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4331382616325" calcext:value-type="float">
            <text:p>3.74331382616325</text:p>
          </table:table-cell>
          <table:table-cell office:value-type="float" office:value="0.064471798214351" calcext:value-type="float">
            <text:p>0.064471798214351</text:p>
          </table:table-cell>
          <table:table-cell office:value-type="float" office:value="6.27922619586083" calcext:value-type="float">
            <text:p>6.27922619586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6662827167444" calcext:value-type="float">
            <text:p>3.76662827167444</text:p>
          </table:table-cell>
          <table:table-cell office:value-type="float" office:value="0.0101215120129774" calcext:value-type="float">
            <text:p>0.010121512012977</text:p>
          </table:table-cell>
          <table:table-cell office:value-type="float" office:value="6.27506150554337" calcext:value-type="float">
            <text:p>6.27506150554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5912223994131" calcext:value-type="float">
            <text:p>3.85912223994131</text:p>
          </table:table-cell>
          <table:table-cell office:value-type="float" office:value="0.0301826099561617" calcext:value-type="float">
            <text:p>0.030182609956162</text:p>
          </table:table-cell>
          <table:table-cell office:value-type="float" office:value="6.2782339120706" calcext:value-type="float">
            <text:p>6.2782339120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784133263836" calcext:value-type="float">
            <text:p>4.0784133263836</text:p>
          </table:table-cell>
          <table:table-cell office:value-type="float" office:value="0.0188263084446822" calcext:value-type="float">
            <text:p>0.018826308444682</text:p>
          </table:table-cell>
          <table:table-cell office:value-type="float" office:value="6.273993717693" calcext:value-type="float">
            <text:p>6.273993717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392269586185" calcext:value-type="float">
            <text:p>4.13392269586185</text:p>
          </table:table-cell>
          <table:table-cell office:value-type="float" office:value="0.0347751902669648" calcext:value-type="float">
            <text:p>0.034775190266965</text:p>
          </table:table-cell>
          <table:table-cell office:value-type="float" office:value="0.00145395282548523" calcext:value-type="float">
            <text:p>0.001453952825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4668789451811" calcext:value-type="float">
            <text:p>4.24668789451811</text:p>
          </table:table-cell>
          <table:table-cell office:value-type="float" office:value="0.0649331103207464" calcext:value-type="float">
            <text:p>0.064933110320747</text:p>
          </table:table-cell>
          <table:table-cell office:value-type="float" office:value="0.00739662213951617" calcext:value-type="float">
            <text:p>0.007396622139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0049126152213" calcext:value-type="float">
            <text:p>4.30049126152213</text:p>
          </table:table-cell>
          <table:table-cell office:value-type="float" office:value="0.0679047498250418" calcext:value-type="float">
            <text:p>0.067904749825042</text:p>
          </table:table-cell>
          <table:table-cell office:value-type="float" office:value="0.00798995676645949" calcext:value-type="float">
            <text:p>0.007989956766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3739017538162" calcext:value-type="float">
            <text:p>4.33739017538162</text:p>
          </table:table-cell>
          <table:table-cell office:value-type="float" office:value="0.0158438903498188" calcext:value-type="float">
            <text:p>0.015843890349819</text:p>
          </table:table-cell>
          <table:table-cell office:value-type="float" office:value="0.00479609462736652" calcext:value-type="float">
            <text:p>0.004796094627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7714726435402" calcext:value-type="float">
            <text:p>4.27714726435402</text:p>
          </table:table-cell>
          <table:table-cell office:value-type="float" office:value="0.0515758231221446" calcext:value-type="float">
            <text:p>0.051575823122145</text:p>
          </table:table-cell>
          <table:table-cell office:value-type="float" office:value="-0.000172685358211041" calcext:value-type="float">
            <text:p>-0.000172685358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6467133515871" calcext:value-type="float">
            <text:p>4.16467133515871</text:p>
          </table:table-cell>
          <table:table-cell office:value-type="float" office:value="0.0234510133899681" calcext:value-type="float">
            <text:p>0.023451013389968</text:p>
          </table:table-cell>
          <table:table-cell office:value-type="float" office:value="6.27852320181459" calcext:value-type="float">
            <text:p>6.27852320181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4551416754212" calcext:value-type="float">
            <text:p>4.04551416754212</text:p>
          </table:table-cell>
          <table:table-cell office:value-type="float" office:value="-0.00111909033719314" calcext:value-type="float">
            <text:p>-0.001119090337193</text:p>
          </table:table-cell>
          <table:table-cell office:value-type="float" office:value="6.27669515150314" calcext:value-type="float">
            <text:p>6.27669515150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7784191815251" calcext:value-type="float">
            <text:p>3.97784191815251</text:p>
          </table:table-cell>
          <table:table-cell office:value-type="float" office:value="-0.0230617196308549" calcext:value-type="float">
            <text:p>-0.023061719630855</text:p>
          </table:table-cell>
          <table:table-cell office:value-type="float" office:value="6.26860226406062" calcext:value-type="float">
            <text:p>6.26860226406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8908208438812" calcext:value-type="float">
            <text:p>3.88908208438812</text:p>
          </table:table-cell>
          <table:table-cell office:value-type="float" office:value="0.0463152882655209" calcext:value-type="float">
            <text:p>0.046315288265521</text:p>
          </table:table-cell>
          <table:table-cell office:value-type="float" office:value="6.26535648502679" calcext:value-type="float">
            <text:p>6.26535648502679</text:p>
          </table:table-cell>
          <table:table-cell office:value-type="float" office:value="-3.88908208438812" calcext:value-type="float">
            <text:p>-3.88908208438812</text:p>
          </table:table-cell>
          <table:table-cell office:value-type="float" office:value="-0.0463152882655209" calcext:value-type="float">
            <text:p>-0.046315288265521</text:p>
          </table:table-cell>
          <table:table-cell office:value-type="float" office:value="-6.26535648502679" calcext:value-type="float">
            <text:p>-6.26535648502679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6078397357681" calcext:value-type="float">
            <text:p>3.76078397357681</text:p>
          </table:table-cell>
          <table:table-cell office:value-type="float" office:value="-0.0123515000573013" calcext:value-type="float">
            <text:p>-0.012351500057301</text:p>
          </table:table-cell>
          <table:table-cell office:value-type="float" office:value="6.27307118821986" calcext:value-type="float">
            <text:p>6.27307118821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222704266616" calcext:value-type="float">
            <text:p>3.7222704266616</text:p>
          </table:table-cell>
          <table:table-cell office:value-type="float" office:value="-0.00927485398587692" calcext:value-type="float">
            <text:p>-0.009274853985877</text:p>
          </table:table-cell>
          <table:table-cell office:value-type="float" office:value="6.26733340927249" calcext:value-type="float">
            <text:p>6.26733340927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8791139211311" calcext:value-type="float">
            <text:p>3.68791139211311</text:p>
          </table:table-cell>
          <table:table-cell office:value-type="float" office:value="-0.0436586066817284" calcext:value-type="float">
            <text:p>-0.043658606681729</text:p>
          </table:table-cell>
          <table:table-cell office:value-type="float" office:value="6.23845737957316" calcext:value-type="float">
            <text:p>6.23845737957316</text:p>
          </table:table-cell>
          <table:table-cell office:value-type="float" office:value="-3.68791139211311" calcext:value-type="float">
            <text:p>-3.68791139211311</text:p>
          </table:table-cell>
          <table:table-cell office:value-type="float" office:value="0.0436586066817284" calcext:value-type="float">
            <text:p>0.043658606681729</text:p>
          </table:table-cell>
          <table:table-cell office:value-type="float" office:value="-6.23845737957316" calcext:value-type="float">
            <text:p>-6.23845737957316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0755725787252" calcext:value-type="float">
            <text:p>3.60755725787252</text:p>
          </table:table-cell>
          <table:table-cell office:value-type="float" office:value="-0.148125573357296" calcext:value-type="float">
            <text:p>-0.148125573357296</text:p>
          </table:table-cell>
          <table:table-cell office:value-type="float" office:value="6.23027919554051" calcext:value-type="float">
            <text:p>6.23027919554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413445127728" calcext:value-type="float">
            <text:p>3.5413445127728</text:p>
          </table:table-cell>
          <table:table-cell office:value-type="float" office:value="-0.0709255049942976" calcext:value-type="float">
            <text:p>-0.070925504994298</text:p>
          </table:table-cell>
          <table:table-cell office:value-type="float" office:value="6.26530239612241" calcext:value-type="float">
            <text:p>6.26530239612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1086210299295" calcext:value-type="float">
            <text:p>3.51086210299295</text:p>
          </table:table-cell>
          <table:table-cell office:value-type="float" office:value="-0.0171573808039034" calcext:value-type="float">
            <text:p>-0.017157380803903</text:p>
          </table:table-cell>
          <table:table-cell office:value-type="float" office:value="0.00527280751066781" calcext:value-type="float">
            <text:p>0.005272807510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946530905531" calcext:value-type="float">
            <text:p>3.2946530905531</text:p>
          </table:table-cell>
          <table:table-cell office:value-type="float" office:value="0.00954972815252631" calcext:value-type="float">
            <text:p>0.009549728152526</text:p>
          </table:table-cell>
          <table:table-cell office:value-type="float" office:value="0.0187839658424971" calcext:value-type="float">
            <text:p>0.018783965842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9217058551886" calcext:value-type="float">
            <text:p>3.19217058551886</text:p>
          </table:table-cell>
          <table:table-cell office:value-type="float" office:value="0.0126605541178913" calcext:value-type="float">
            <text:p>0.012660554117891</text:p>
          </table:table-cell>
          <table:table-cell office:value-type="float" office:value="0.0202660025597472" calcext:value-type="float">
            <text:p>0.020266002559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3905636250149" calcext:value-type="float">
            <text:p>3.03905636250149</text:p>
          </table:table-cell>
          <table:table-cell office:value-type="float" office:value="0.0364079140783156" calcext:value-type="float">
            <text:p>0.036407914078316</text:p>
          </table:table-cell>
          <table:table-cell office:value-type="float" office:value="0.0237230435850408" calcext:value-type="float">
            <text:p>0.023723043585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1783487020033" calcext:value-type="float">
            <text:p>2.91783487020033</text:p>
          </table:table-cell>
          <table:table-cell office:value-type="float" office:value="0.132246342700052" calcext:value-type="float">
            <text:p>0.132246342700052</text:p>
          </table:table-cell>
          <table:table-cell office:value-type="float" office:value="0.0604609624020977" calcext:value-type="float">
            <text:p>0.060460962402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4561670144931" calcext:value-type="float">
            <text:p>2.84561670144931</text:p>
          </table:table-cell>
          <table:table-cell office:value-type="float" office:value="0.217621538844772" calcext:value-type="float">
            <text:p>0.217621538844772</text:p>
          </table:table-cell>
          <table:table-cell office:value-type="float" office:value="0.107190215642285" calcext:value-type="float">
            <text:p>0.107190215642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8923639949114" calcext:value-type="float">
            <text:p>2.78923639949114</text:p>
          </table:table-cell>
          <table:table-cell office:value-type="float" office:value="0.187046844138474" calcext:value-type="float">
            <text:p>0.187046844138474</text:p>
          </table:table-cell>
          <table:table-cell office:value-type="float" office:value="0.0423096872844026" calcext:value-type="float">
            <text:p>0.042309687284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0898803283542" calcext:value-type="float">
            <text:p>2.70898803283542</text:p>
          </table:table-cell>
          <table:table-cell office:value-type="float" office:value="-0.130043879293533" calcext:value-type="float">
            <text:p>-0.130043879293533</text:p>
          </table:table-cell>
          <table:table-cell office:value-type="float" office:value="6.21821950750044" calcext:value-type="float">
            <text:p>6.21821950750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3569282647619" calcext:value-type="float">
            <text:p>2.63569282647619</text:p>
          </table:table-cell>
          <table:table-cell office:value-type="float" office:value="-0.172608446765844" calcext:value-type="float">
            <text:p>-0.172608446765844</text:p>
          </table:table-cell>
          <table:table-cell office:value-type="float" office:value="6.20500554130576" calcext:value-type="float">
            <text:p>6.20500554130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0011740364608" calcext:value-type="float">
            <text:p>2.50011740364608</text:p>
          </table:table-cell>
          <table:table-cell office:value-type="float" office:value="-0.113348334098864" calcext:value-type="float">
            <text:p>-0.113348334098864</text:p>
          </table:table-cell>
          <table:table-cell office:value-type="float" office:value="6.22903194309651" calcext:value-type="float">
            <text:p>6.22903194309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3096872621747" calcext:value-type="float">
            <text:p>2.43096872621747</text:p>
          </table:table-cell>
          <table:table-cell office:value-type="float" office:value="0.00168467531991666" calcext:value-type="float">
            <text:p>0.001684675319917</text:p>
          </table:table-cell>
          <table:table-cell office:value-type="float" office:value="6.27196731344709" calcext:value-type="float">
            <text:p>6.27196731344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3343947592998" calcext:value-type="float">
            <text:p>2.43343947592998</text:p>
          </table:table-cell>
          <table:table-cell office:value-type="float" office:value="-0.0155039896108724" calcext:value-type="float">
            <text:p>-0.015503989610872</text:p>
          </table:table-cell>
          <table:table-cell office:value-type="float" office:value="6.26321829996796" calcext:value-type="float">
            <text:p>6.26321829996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5974388665789" calcext:value-type="float">
            <text:p>2.65974388665789</text:p>
          </table:table-cell>
          <table:table-cell office:value-type="float" office:value="-0.047707065932135" calcext:value-type="float">
            <text:p>-0.047707065932135</text:p>
          </table:table-cell>
          <table:table-cell office:value-type="float" office:value="6.25542343012989" calcext:value-type="float">
            <text:p>6.25542343012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3067858128349" calcext:value-type="float">
            <text:p>2.83067858128349</text:p>
          </table:table-cell>
          <table:table-cell office:value-type="float" office:value="-0.0344452320158177" calcext:value-type="float">
            <text:p>-0.034445232015818</text:p>
          </table:table-cell>
          <table:table-cell office:value-type="float" office:value="6.26050255605452" calcext:value-type="float">
            <text:p>6.26050255605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5160839599916" calcext:value-type="float">
            <text:p>2.85160839599916</text:p>
          </table:table-cell>
          <table:table-cell office:value-type="float" office:value="-0.0379408254026237" calcext:value-type="float">
            <text:p>-0.037940825402624</text:p>
          </table:table-cell>
          <table:table-cell office:value-type="float" office:value="6.27829018741214" calcext:value-type="float">
            <text:p>6.27829018741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9249700885622" calcext:value-type="float">
            <text:p>2.79249700885622</text:p>
          </table:table-cell>
          <table:table-cell office:value-type="float" office:value="0.0217679827738289" calcext:value-type="float">
            <text:p>0.021767982773829</text:p>
          </table:table-cell>
          <table:table-cell office:value-type="float" office:value="0.0102099463622823" calcext:value-type="float">
            <text:p>0.010209946362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2843213409492" calcext:value-type="float">
            <text:p>2.62843213409492</text:p>
          </table:table-cell>
          <table:table-cell office:value-type="float" office:value="0.114635933615932" calcext:value-type="float">
            <text:p>0.114635933615932</text:p>
          </table:table-cell>
          <table:table-cell office:value-type="float" office:value="0.0152641810735864" calcext:value-type="float">
            <text:p>0.015264181073587</text:p>
          </table:table-cell>
          <table:table-cell office:value-type="float" office:value="-2.62843213409492" calcext:value-type="float">
            <text:p>-2.62843213409492</text:p>
          </table:table-cell>
          <table:table-cell office:value-type="float" office:value="-0.114635933615932" calcext:value-type="float">
            <text:p>-0.114635933615932</text:p>
          </table:table-cell>
          <table:table-cell office:value-type="float" office:value="-0.0152641810735864" calcext:value-type="float">
            <text:p>-0.015264181073587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680168447913" calcext:value-type="float">
            <text:p>2.19680168447913</text:p>
          </table:table-cell>
          <table:table-cell office:value-type="float" office:value="0.0859496829972863" calcext:value-type="float">
            <text:p>0.085949682997286</text:p>
          </table:table-cell>
          <table:table-cell office:value-type="float" office:value="0.0471888155509345" calcext:value-type="float">
            <text:p>0.047188815550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3387069161276" calcext:value-type="float">
            <text:p>2.03387069161276</text:p>
          </table:table-cell>
          <table:table-cell office:value-type="float" office:value="0.23168309993036" calcext:value-type="float">
            <text:p>0.23168309993036</text:p>
          </table:table-cell>
          <table:table-cell office:value-type="float" office:value="0.112861088392778" calcext:value-type="float">
            <text:p>0.112861088392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4148300266695" calcext:value-type="float">
            <text:p>1.84148300266695</text:p>
          </table:table-cell>
          <table:table-cell office:value-type="float" office:value="0.310347154264866" calcext:value-type="float">
            <text:p>0.310347154264866</text:p>
          </table:table-cell>
          <table:table-cell office:value-type="float" office:value="0.153637005184906" calcext:value-type="float">
            <text:p>0.153637005184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4246227136885" calcext:value-type="float">
            <text:p>1.84246227136885</text:p>
          </table:table-cell>
          <table:table-cell office:value-type="float" office:value="0.308839168899601" calcext:value-type="float">
            <text:p>0.308839168899601</text:p>
          </table:table-cell>
          <table:table-cell office:value-type="float" office:value="0.172741956191891" calcext:value-type="float">
            <text:p>0.172741956191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914528689576" calcext:value-type="float">
            <text:p>1.9914528689576</text:p>
          </table:table-cell>
          <table:table-cell office:value-type="float" office:value="0.442352481156282" calcext:value-type="float">
            <text:p>0.442352481156282</text:p>
          </table:table-cell>
          <table:table-cell office:value-type="float" office:value="0.223177834170516" calcext:value-type="float">
            <text:p>0.223177834170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22053132091" calcext:value-type="float">
            <text:p>2.2022053132091</text:p>
          </table:table-cell>
          <table:table-cell office:value-type="float" office:value="0.513226267713162" calcext:value-type="float">
            <text:p>0.513226267713162</text:p>
          </table:table-cell>
          <table:table-cell office:value-type="float" office:value="0.243768151330935" calcext:value-type="float">
            <text:p>0.243768151330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1255281803455" calcext:value-type="float">
            <text:p>2.61255281803455</text:p>
          </table:table-cell>
          <table:table-cell office:value-type="float" office:value="0.563419122181083" calcext:value-type="float">
            <text:p>0.563419122181083</text:p>
          </table:table-cell>
          <table:table-cell office:value-type="float" office:value="0.236782148259444" calcext:value-type="float">
            <text:p>0.236782148259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9233293783437" calcext:value-type="float">
            <text:p>3.09233293783437</text:p>
          </table:table-cell>
          <table:table-cell office:value-type="float" office:value="0.463035725235807" calcext:value-type="float">
            <text:p>0.463035725235807</text:p>
          </table:table-cell>
          <table:table-cell office:value-type="float" office:value="0.17063864389297" calcext:value-type="float">
            <text:p>0.17063864389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4831752907499" calcext:value-type="float">
            <text:p>3.54831752907499</text:p>
          </table:table-cell>
          <table:table-cell office:value-type="float" office:value="0.26772217487679" calcext:value-type="float">
            <text:p>0.26772217487679</text:p>
          </table:table-cell>
          <table:table-cell office:value-type="float" office:value="0.0972543289387161" calcext:value-type="float">
            <text:p>0.097254328938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1840892990338" calcext:value-type="float">
            <text:p>3.91840892990338</text:p>
          </table:table-cell>
          <table:table-cell office:value-type="float" office:value="0.218455523063047" calcext:value-type="float">
            <text:p>0.218455523063047</text:p>
          </table:table-cell>
          <table:table-cell office:value-type="float" office:value="0.062472752347284" calcext:value-type="float">
            <text:p>0.062472752347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9713207493275" calcext:value-type="float">
            <text:p>4.19713207493275</text:p>
          </table:table-cell>
          <table:table-cell office:value-type="float" office:value="-0.0298065199083413" calcext:value-type="float">
            <text:p>-0.029806519908341</text:p>
          </table:table-cell>
          <table:table-cell office:value-type="float" office:value="-0.00251089927373471" calcext:value-type="float">
            <text:p>-0.002510899273735</text:p>
          </table:table-cell>
          <table:table-cell office:value-type="float" office:value="-4.19713207493275" calcext:value-type="float">
            <text:p>-4.19713207493275</text:p>
          </table:table-cell>
          <table:table-cell office:value-type="float" office:value="0.0298065199083413" calcext:value-type="float">
            <text:p>0.029806519908341</text:p>
          </table:table-cell>
          <table:table-cell office:value-type="float" office:value="0.00251089927373471" calcext:value-type="float">
            <text:p>0.002510899273735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1418615696204" calcext:value-type="float">
            <text:p>4.61418615696204</text:p>
          </table:table-cell>
          <table:table-cell office:value-type="float" office:value="-0.00344459807586418" calcext:value-type="float">
            <text:p>-0.003444598075864</text:p>
          </table:table-cell>
          <table:table-cell office:value-type="float" office:value="6.28034439663829" calcext:value-type="float">
            <text:p>6.28034439663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5311573906675" calcext:value-type="float">
            <text:p>4.55311573906675</text:p>
          </table:table-cell>
          <table:table-cell office:value-type="float" office:value="-0.0353663903140193" calcext:value-type="float">
            <text:p>-0.035366390314019</text:p>
          </table:table-cell>
          <table:table-cell office:value-type="float" office:value="6.28239618822317" calcext:value-type="float">
            <text:p>6.28239618822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349006150828" calcext:value-type="float">
            <text:p>4.5349006150828</text:p>
          </table:table-cell>
          <table:table-cell office:value-type="float" office:value="-0.053672568644447" calcext:value-type="float">
            <text:p>-0.053672568644447</text:p>
          </table:table-cell>
          <table:table-cell office:value-type="float" office:value="0.00800885132469749" calcext:value-type="float">
            <text:p>0.008008851324698</text:p>
          </table:table-cell>
          <table:table-cell office:value-type="float" office:value="-4.5349006150828" calcext:value-type="float">
            <text:p>-4.5349006150828</text:p>
          </table:table-cell>
          <table:table-cell office:value-type="float" office:value="0.053672568644447" calcext:value-type="float">
            <text:p>0.053672568644447</text:p>
          </table:table-cell>
          <table:table-cell office:value-type="float" office:value="-0.00800885132469749" calcext:value-type="float">
            <text:p>-0.008008851324698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7839308621697" calcext:value-type="float">
            <text:p>4.57839308621697</text:p>
          </table:table-cell>
          <table:table-cell office:value-type="float" office:value="0.0396720285045353" calcext:value-type="float">
            <text:p>0.039672028504535</text:p>
          </table:table-cell>
          <table:table-cell office:value-type="float" office:value="0.00782305216408335" calcext:value-type="float">
            <text:p>0.007823052164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3358152820075" calcext:value-type="float">
            <text:p>4.53358152820075</text:p>
          </table:table-cell>
          <table:table-cell office:value-type="float" office:value="0.0386962395207411" calcext:value-type="float">
            <text:p>0.038696239520741</text:p>
          </table:table-cell>
          <table:table-cell office:value-type="float" office:value="0.00753110222468568" calcext:value-type="float">
            <text:p>0.0075311022246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41819209579349" calcext:value-type="float">
            <text:p>4.41819209579349</text:p>
          </table:table-cell>
          <table:table-cell office:value-type="float" office:value="-0.00490529868311569" calcext:value-type="float">
            <text:p>-0.004905298683116</text:p>
          </table:table-cell>
          <table:table-cell office:value-type="float" office:value="0.0154779975409367" calcext:value-type="float">
            <text:p>0.015477997540937</text:p>
          </table:table-cell>
          <table:table-cell office:value-type="float" office:value="-4.41819209579349" calcext:value-type="float">
            <text:p>-4.41819209579349</text:p>
          </table:table-cell>
          <table:table-cell office:value-type="float" office:value="0.00490529868311569" calcext:value-type="float">
            <text:p>0.004905298683116</text:p>
          </table:table-cell>
          <table:table-cell office:value-type="float" office:value="-0.0154779975409367" calcext:value-type="float">
            <text:p>-0.015477997540937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0841261012926" calcext:value-type="float">
            <text:p>4.00841261012926</text:p>
          </table:table-cell>
          <table:table-cell office:value-type="float" office:value="0.0375500547602223" calcext:value-type="float">
            <text:p>0.037550054760222</text:p>
          </table:table-cell>
          <table:table-cell office:value-type="float" office:value="0.0114678865233943" calcext:value-type="float">
            <text:p>0.011467886523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2488471796733" calcext:value-type="float">
            <text:p>3.52488471796733</text:p>
          </table:table-cell>
          <table:table-cell office:value-type="float" office:value="0.0553768085502122" calcext:value-type="float">
            <text:p>0.055376808550212</text:p>
          </table:table-cell>
          <table:table-cell office:value-type="float" office:value="0.0187839773051665" calcext:value-type="float">
            <text:p>0.018783977305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773188824586" calcext:value-type="float">
            <text:p>2.8773188824586</text:p>
          </table:table-cell>
          <table:table-cell office:value-type="float" office:value="0.0289511142773244" calcext:value-type="float">
            <text:p>0.028951114277325</text:p>
          </table:table-cell>
          <table:table-cell office:value-type="float" office:value="0.00731031625382404" calcext:value-type="float">
            <text:p>0.007310316253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723286199522" calcext:value-type="float">
            <text:p>2.4723286199522</text:p>
          </table:table-cell>
          <table:table-cell office:value-type="float" office:value="0.0359456292183984" calcext:value-type="float">
            <text:p>0.035945629218398</text:p>
          </table:table-cell>
          <table:table-cell office:value-type="float" office:value="0.0113378167377964" calcext:value-type="float">
            <text:p>0.011337816737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130340289699" calcext:value-type="float">
            <text:p>2.28130340289699</text:p>
          </table:table-cell>
          <table:table-cell office:value-type="float" office:value="0.120740342262982" calcext:value-type="float">
            <text:p>0.120740342262982</text:p>
          </table:table-cell>
          <table:table-cell office:value-type="float" office:value="0.071289950193203" calcext:value-type="float">
            <text:p>0.071289950193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0503473420407" calcext:value-type="float">
            <text:p>2.10503473420407</text:p>
          </table:table-cell>
          <table:table-cell office:value-type="float" office:value="0.341663799376344" calcext:value-type="float">
            <text:p>0.341663799376344</text:p>
          </table:table-cell>
          <table:table-cell office:value-type="float" office:value="0.166204048237465" calcext:value-type="float">
            <text:p>0.166204048237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4264878791288" calcext:value-type="float">
            <text:p>1.94264878791288</text:p>
          </table:table-cell>
          <table:table-cell office:value-type="float" office:value="0.524558455085827" calcext:value-type="float">
            <text:p>0.524558455085827</text:p>
          </table:table-cell>
          <table:table-cell office:value-type="float" office:value="0.224846992679252" calcext:value-type="float">
            <text:p>0.224846992679252</text:p>
          </table:table-cell>
          <table:table-cell office:value-type="float" office:value="-1.94264878791288" calcext:value-type="float">
            <text:p>-1.94264878791288</text:p>
          </table:table-cell>
          <table:table-cell office:value-type="float" office:value="-0.524558455085827" calcext:value-type="float">
            <text:p>-0.524558455085827</text:p>
          </table:table-cell>
          <table:table-cell office:value-type="float" office:value="-0.224846992679252" calcext:value-type="float">
            <text:p>-0.224846992679252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0141761329702" calcext:value-type="float">
            <text:p>1.90141761329702</text:p>
          </table:table-cell>
          <table:table-cell office:value-type="float" office:value="0.54561593335877" calcext:value-type="float">
            <text:p>0.54561593335877</text:p>
          </table:table-cell>
          <table:table-cell office:value-type="float" office:value="0.275210979980656" calcext:value-type="float">
            <text:p>0.275210979980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0365697569777" calcext:value-type="float">
            <text:p>1.80365697569777</text:p>
          </table:table-cell>
          <table:table-cell office:value-type="float" office:value="0.567669887508496" calcext:value-type="float">
            <text:p>0.567669887508496</text:p>
          </table:table-cell>
          <table:table-cell office:value-type="float" office:value="0.292447006125248" calcext:value-type="float">
            <text:p>0.292447006125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6587204535117" calcext:value-type="float">
            <text:p>1.76587204535117</text:p>
          </table:table-cell>
          <table:table-cell office:value-type="float" office:value="0.564896733727144" calcext:value-type="float">
            <text:p>0.564896733727144</text:p>
          </table:table-cell>
          <table:table-cell office:value-type="float" office:value="0.283873002323152" calcext:value-type="float">
            <text:p>0.283873002323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1726040394296" calcext:value-type="float">
            <text:p>1.81726040394296</text:p>
          </table:table-cell>
          <table:table-cell office:value-type="float" office:value="0.511561114102923" calcext:value-type="float">
            <text:p>0.511561114102923</text:p>
          </table:table-cell>
          <table:table-cell office:value-type="float" office:value="0.239183974277094" calcext:value-type="float">
            <text:p>0.239183974277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9037891453752" calcext:value-type="float">
            <text:p>1.99037891453752</text:p>
          </table:table-cell>
          <table:table-cell office:value-type="float" office:value="0.294635979715982" calcext:value-type="float">
            <text:p>0.294635979715982</text:p>
          </table:table-cell>
          <table:table-cell office:value-type="float" office:value="0.13407199368621" calcext:value-type="float">
            <text:p>0.13407199368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432561786657" calcext:value-type="float">
            <text:p>2.34432561786657</text:p>
          </table:table-cell>
          <table:table-cell office:value-type="float" office:value="0.167507562365349" calcext:value-type="float">
            <text:p>0.167507562365349</text:p>
          </table:table-cell>
          <table:table-cell office:value-type="float" office:value="0.0816569960798359" calcext:value-type="float">
            <text:p>0.0816569960798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7891006042228" calcext:value-type="float">
            <text:p>2.87891006042228</text:p>
          </table:table-cell>
          <table:table-cell office:value-type="float" office:value="0.234739050273115" calcext:value-type="float">
            <text:p>0.234739050273115</text:p>
          </table:table-cell>
          <table:table-cell office:value-type="float" office:value="0.0654390347407263" calcext:value-type="float">
            <text:p>0.065439034740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7092748102998" calcext:value-type="float">
            <text:p>3.27092748102998</text:p>
          </table:table-cell>
          <table:table-cell office:value-type="float" office:value="0.0679020653627356" calcext:value-type="float">
            <text:p>0.067902065362736</text:p>
          </table:table-cell>
          <table:table-cell office:value-type="float" office:value="0.0110330121729867" calcext:value-type="float">
            <text:p>0.01103301217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157318268764" calcext:value-type="float">
            <text:p>3.7157318268764</text:p>
          </table:table-cell>
          <table:table-cell office:value-type="float" office:value="-0.0611282196791672" calcext:value-type="float">
            <text:p>-0.061128219679167</text:p>
          </table:table-cell>
          <table:table-cell office:value-type="float" office:value="6.24068226157151" calcext:value-type="float">
            <text:p>6.24068226157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6460936714649" calcext:value-type="float">
            <text:p>4.16460936714649</text:p>
          </table:table-cell>
          <table:table-cell office:value-type="float" office:value="-0.153812325532366" calcext:value-type="float">
            <text:p>-0.153812325532366</text:p>
          </table:table-cell>
          <table:table-cell office:value-type="float" office:value="6.22855531405433" calcext:value-type="float">
            <text:p>6.22855531405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8975163897974" calcext:value-type="float">
            <text:p>4.38975163897974</text:p>
          </table:table-cell>
          <table:table-cell office:value-type="float" office:value="-0.144298901332613" calcext:value-type="float">
            <text:p>-0.144298901332613</text:p>
          </table:table-cell>
          <table:table-cell office:value-type="float" office:value="6.24227036678296" calcext:value-type="float">
            <text:p>6.24227036678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42513244435172" calcext:value-type="float">
            <text:p>4.42513244435172</text:p>
          </table:table-cell>
          <table:table-cell office:value-type="float" office:value="-0.0258672940751785" calcext:value-type="float">
            <text:p>-0.025867294075179</text:p>
          </table:table-cell>
          <table:table-cell office:value-type="float" office:value="6.27480233716871" calcext:value-type="float">
            <text:p>6.27480233716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47302576872206" calcext:value-type="float">
            <text:p>4.47302576872206</text:p>
          </table:table-cell>
          <table:table-cell office:value-type="float" office:value="0.0236657300786567" calcext:value-type="float">
            <text:p>0.023665730078657</text:p>
          </table:table-cell>
          <table:table-cell office:value-type="float" office:value="6.28010332126709" calcext:value-type="float">
            <text:p>6.28010332126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766451619883" calcext:value-type="float">
            <text:p>4.5766451619883</text:p>
          </table:table-cell>
          <table:table-cell office:value-type="float" office:value="0.0100848896850516" calcext:value-type="float">
            <text:p>0.010084889685052</text:p>
          </table:table-cell>
          <table:table-cell office:value-type="float" office:value="0.00272588592142109" calcext:value-type="float">
            <text:p>0.002725885921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47023118357102" calcext:value-type="float">
            <text:p>4.47023118357102</text:p>
          </table:table-cell>
          <table:table-cell office:value-type="float" office:value="0.0004420405164376" calcext:value-type="float">
            <text:p>0.000442040516438</text:p>
          </table:table-cell>
          <table:table-cell office:value-type="float" office:value="-0.000888889472211831" calcext:value-type="float">
            <text:p>-0.000888889472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43455695258472" calcext:value-type="float">
            <text:p>4.43455695258472</text:p>
          </table:table-cell>
          <table:table-cell office:value-type="float" office:value="-0.0299927445210051" calcext:value-type="float">
            <text:p>-0.029992744521005</text:p>
          </table:table-cell>
          <table:table-cell office:value-type="float" office:value="6.27709222583052" calcext:value-type="float">
            <text:p>6.27709222583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8595364907763" calcext:value-type="float">
            <text:p>4.38595364907763</text:p>
          </table:table-cell>
          <table:table-cell office:value-type="float" office:value="0.000184149282953286" calcext:value-type="float">
            <text:p>0.000184149282953</text:p>
          </table:table-cell>
          <table:table-cell office:value-type="float" office:value="6.27886735141082" calcext:value-type="float">
            <text:p>6.27886735141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42097295033061" calcext:value-type="float">
            <text:p>4.42097295033061</text:p>
          </table:table-cell>
          <table:table-cell office:value-type="float" office:value="0.0387801099071396" calcext:value-type="float">
            <text:p>0.03878010990714</text:p>
          </table:table-cell>
          <table:table-cell office:value-type="float" office:value="6.28566034283368" calcext:value-type="float">
            <text:p>6.28566034283368</text:p>
          </table:table-cell>
          <table:table-cell office:value-type="float" office:value="-4.42097295033061" calcext:value-type="float">
            <text:p>-4.42097295033061</text:p>
          </table:table-cell>
          <table:table-cell office:value-type="float" office:value="-0.0387801099071396" calcext:value-type="float">
            <text:p>-0.03878010990714</text:p>
          </table:table-cell>
          <table:table-cell office:value-type="float" office:value="-6.28566034283368" calcext:value-type="float">
            <text:p>-6.28566034283368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43289205262828" calcext:value-type="float">
            <text:p>4.43289205262828</text:p>
          </table:table-cell>
          <table:table-cell office:value-type="float" office:value="-0.0102765887140117" calcext:value-type="float">
            <text:p>-0.010276588714012</text:p>
          </table:table-cell>
          <table:table-cell office:value-type="float" office:value="6.27950825408344" calcext:value-type="float">
            <text:p>6.27950825408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4130581566302" calcext:value-type="float">
            <text:p>4.54130581566302</text:p>
          </table:table-cell>
          <table:table-cell office:value-type="float" office:value="-0.0238686506366344" calcext:value-type="float">
            <text:p>-0.023868650636634</text:p>
          </table:table-cell>
          <table:table-cell office:value-type="float" office:value="6.28019335059776" calcext:value-type="float">
            <text:p>6.28019335059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480597107629" calcext:value-type="float">
            <text:p>4.6480597107629</text:p>
          </table:table-cell>
          <table:table-cell office:value-type="float" office:value="0.00718605148616348" calcext:value-type="float">
            <text:p>0.007186051486163</text:p>
          </table:table-cell>
          <table:table-cell office:value-type="float" office:value="0.00759199251389177" calcext:value-type="float">
            <text:p>0.007591992513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5259993244273" calcext:value-type="float">
            <text:p>4.75259993244273</text:p>
          </table:table-cell>
          <table:table-cell office:value-type="float" office:value="0.0885051124245229" calcext:value-type="float">
            <text:p>0.088505112424523</text:p>
          </table:table-cell>
          <table:table-cell office:value-type="float" office:value="0.0237099477455496" calcext:value-type="float">
            <text:p>0.02370994774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4238932236646" calcext:value-type="float">
            <text:p>4.94238932236646</text:p>
          </table:table-cell>
          <table:table-cell office:value-type="float" office:value="0.0502858052414956" calcext:value-type="float">
            <text:p>0.050285805241496</text:p>
          </table:table-cell>
          <table:table-cell office:value-type="float" office:value="0.00881905424256699" calcext:value-type="float">
            <text:p>0.0088190542425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9687967910158" calcext:value-type="float">
            <text:p>4.89687967910158</text:p>
          </table:table-cell>
          <table:table-cell office:value-type="float" office:value="0.0383186606644961" calcext:value-type="float">
            <text:p>0.038318660664496</text:p>
          </table:table-cell>
          <table:table-cell office:value-type="float" office:value="0.00471492398328787" calcext:value-type="float">
            <text:p>0.004714923983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5727085112945" calcext:value-type="float">
            <text:p>4.85727085112945</text:p>
          </table:table-cell>
          <table:table-cell office:value-type="float" office:value="0.0240504206401135" calcext:value-type="float">
            <text:p>0.024050420640114</text:p>
          </table:table-cell>
          <table:table-cell office:value-type="float" office:value="0.00341302983234649" calcext:value-type="float">
            <text:p>0.003413029832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1599003708051" calcext:value-type="float">
            <text:p>4.91599003708051</text:p>
          </table:table-cell>
          <table:table-cell office:value-type="float" office:value="0.0842245650303425" calcext:value-type="float">
            <text:p>0.084224565030343</text:p>
          </table:table-cell>
          <table:table-cell office:value-type="float" office:value="0.00588906225860276" calcext:value-type="float">
            <text:p>0.005889062258603</text:p>
          </table:table-cell>
          <table:table-cell office:value-type="float" office:value="-4.91599003708051" calcext:value-type="float">
            <text:p>-4.91599003708051</text:p>
          </table:table-cell>
          <table:table-cell office:value-type="float" office:value="-0.0842245650303425" calcext:value-type="float">
            <text:p>-0.084224565030343</text:p>
          </table:table-cell>
          <table:table-cell office:value-type="float" office:value="-0.00588906225860276" calcext:value-type="float">
            <text:p>-0.005889062258603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5370542348732" calcext:value-type="float">
            <text:p>4.85370542348732</text:p>
          </table:table-cell>
          <table:table-cell office:value-type="float" office:value="0.00381504877559792" calcext:value-type="float">
            <text:p>0.003815048775598</text:p>
          </table:table-cell>
          <table:table-cell office:value-type="float" office:value="6.28315629562905" calcext:value-type="float">
            <text:p>6.28315629562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7574723863664" calcext:value-type="float">
            <text:p>4.87574723863664</text:p>
          </table:table-cell>
          <table:table-cell office:value-type="float" office:value="0.0355627806177188" calcext:value-type="float">
            <text:p>0.035562780617719</text:p>
          </table:table-cell>
          <table:table-cell office:value-type="float" office:value="-0.000401096815902855" calcext:value-type="float">
            <text:p>-0.000401096815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5689684056497" calcext:value-type="float">
            <text:p>4.85689684056497</text:p>
          </table:table-cell>
          <table:table-cell office:value-type="float" office:value="0.0458715362600037" calcext:value-type="float">
            <text:p>0.045871536260004</text:p>
          </table:table-cell>
          <table:table-cell office:value-type="float" office:value="0.00269908900948562" calcext:value-type="float">
            <text:p>0.002699089009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4863144268462" calcext:value-type="float">
            <text:p>4.84863144268462</text:p>
          </table:table-cell>
          <table:table-cell office:value-type="float" office:value="-0.00694324569102832" calcext:value-type="float">
            <text:p>-0.006943245691028</text:p>
          </table:table-cell>
          <table:table-cell office:value-type="float" office:value="6.27489425832216" calcext:value-type="float">
            <text:p>6.27489425832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5228250577081" calcext:value-type="float">
            <text:p>4.85228250577081</text:p>
          </table:table-cell>
          <table:table-cell office:value-type="float" office:value="-0.0144349470016516" calcext:value-type="float">
            <text:p>-0.014434947001652</text:p>
          </table:table-cell>
          <table:table-cell office:value-type="float" office:value="6.27309633861695" calcext:value-type="float">
            <text:p>6.2730963386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9447419676344" calcext:value-type="float">
            <text:p>4.99447419676344</text:p>
          </table:table-cell>
          <table:table-cell office:value-type="float" office:value="-0.0619096144600235" calcext:value-type="float">
            <text:p>-0.061909614460024</text:p>
          </table:table-cell>
          <table:table-cell office:value-type="float" office:value="6.28285224680253" calcext:value-type="float">
            <text:p>6.28285224680253</text:p>
          </table:table-cell>
          <table:table-cell office:value-type="float" office:value="-4.99447419676344" calcext:value-type="float">
            <text:p>-4.99447419676344</text:p>
          </table:table-cell>
          <table:table-cell office:value-type="float" office:value="0.0619096144600235" calcext:value-type="float">
            <text:p>0.061909614460024</text:p>
          </table:table-cell>
          <table:table-cell office:value-type="float" office:value="-6.28285224680253" calcext:value-type="float">
            <text:p>-6.28285224680253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9606614041284" calcext:value-type="float">
            <text:p>4.89606614041284</text:p>
          </table:table-cell>
          <table:table-cell office:value-type="float" office:value="-0.0173413606862403" calcext:value-type="float">
            <text:p>-0.01734136068624</text:p>
          </table:table-cell>
          <table:table-cell office:value-type="float" office:value="0.00212601742922061" calcext:value-type="float">
            <text:p>0.002126017429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0621823901869" calcext:value-type="float">
            <text:p>4.90621823901869</text:p>
          </table:table-cell>
          <table:table-cell office:value-type="float" office:value="-0.0153895999953397" calcext:value-type="float">
            <text:p>-0.01538959999534</text:p>
          </table:table-cell>
          <table:table-cell office:value-type="float" office:value="6.28244938495132" calcext:value-type="float">
            <text:p>6.28244938495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3383745658828" calcext:value-type="float">
            <text:p>4.93383745658828</text:p>
          </table:table-cell>
          <table:table-cell office:value-type="float" office:value="0.0212898354530557" calcext:value-type="float">
            <text:p>0.021289835453056</text:p>
          </table:table-cell>
          <table:table-cell office:value-type="float" office:value="0.00282089206293364" calcext:value-type="float">
            <text:p>0.0028208920629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7094356227243" calcext:value-type="float">
            <text:p>4.97094356227243</text:p>
          </table:table-cell>
          <table:table-cell office:value-type="float" office:value="0.0314435042075354" calcext:value-type="float">
            <text:p>0.031443504207535</text:p>
          </table:table-cell>
          <table:table-cell office:value-type="float" office:value="0.0160721138461286" calcext:value-type="float">
            <text:p>0.016072113846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0989237059111" calcext:value-type="float">
            <text:p>5.00989237059111</text:p>
          </table:table-cell>
          <table:table-cell office:value-type="float" office:value="0.0529286530195725" calcext:value-type="float">
            <text:p>0.052928653019573</text:p>
          </table:table-cell>
          <table:table-cell office:value-type="float" office:value="0.0103979826760676" calcext:value-type="float">
            <text:p>0.010397982676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2181736103276" calcext:value-type="float">
            <text:p>5.02181736103276</text:p>
          </table:table-cell>
          <table:table-cell office:value-type="float" office:value="0.015899674875177" calcext:value-type="float">
            <text:p>0.015899674875177</text:p>
          </table:table-cell>
          <table:table-cell office:value-type="float" office:value="0.00150792427204836" calcext:value-type="float">
            <text:p>0.001507924272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0088912522771" calcext:value-type="float">
            <text:p>5.00088912522771</text:p>
          </table:table-cell>
          <table:table-cell office:value-type="float" office:value="0.0349971906278859" calcext:value-type="float">
            <text:p>0.034997190627886</text:p>
          </table:table-cell>
          <table:table-cell office:value-type="float" office:value="0.00572900856663471" calcext:value-type="float">
            <text:p>0.005729008566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0918054076988" calcext:value-type="float">
            <text:p>4.90918054076988</text:p>
          </table:table-cell>
          <table:table-cell office:value-type="float" office:value="0.0230118492946667" calcext:value-type="float">
            <text:p>0.023011849294667</text:p>
          </table:table-cell>
          <table:table-cell office:value-type="float" office:value="0.0114479754512311" calcext:value-type="float">
            <text:p>0.011447975451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4472385988652" calcext:value-type="float">
            <text:p>4.84472385988652</text:p>
          </table:table-cell>
          <table:table-cell office:value-type="float" office:value="0.0262749404651765" calcext:value-type="float">
            <text:p>0.026274940465177</text:p>
          </table:table-cell>
          <table:table-cell office:value-type="float" office:value="0.00902004545348113" calcext:value-type="float">
            <text:p>0.009020045453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2380286225898" calcext:value-type="float">
            <text:p>4.82380286225898</text:p>
          </table:table-cell>
          <table:table-cell office:value-type="float" office:value="0.0769755603088697" calcext:value-type="float">
            <text:p>0.07697556030887</text:p>
          </table:table-cell>
          <table:table-cell office:value-type="float" office:value="6.27758329766515" calcext:value-type="float">
            <text:p>6.27758329766515</text:p>
          </table:table-cell>
          <table:table-cell office:value-type="float" office:value="-4.82380286225898" calcext:value-type="float">
            <text:p>-4.82380286225898</text:p>
          </table:table-cell>
          <table:table-cell office:value-type="float" office:value="-0.0769755603088697" calcext:value-type="float">
            <text:p>-0.07697556030887</text:p>
          </table:table-cell>
          <table:table-cell office:value-type="float" office:value="-6.27758329766515" calcext:value-type="float">
            <text:p>-6.27758329766515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3579112335223" calcext:value-type="float">
            <text:p>4.63579112335223</text:p>
          </table:table-cell>
          <table:table-cell office:value-type="float" office:value="0.0577265795849178" calcext:value-type="float">
            <text:p>0.057726579584918</text:p>
          </table:table-cell>
          <table:table-cell office:value-type="float" office:value="0.00598196955599839" calcext:value-type="float">
            <text:p>0.005981969555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0130072427777" calcext:value-type="float">
            <text:p>4.50130072427777</text:p>
          </table:table-cell>
          <table:table-cell office:value-type="float" office:value="0.0474466378152749" calcext:value-type="float">
            <text:p>0.047446637815275</text:p>
          </table:table-cell>
          <table:table-cell office:value-type="float" office:value="0.0112260130374147" calcext:value-type="float">
            <text:p>0.01122601303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6059847859919" calcext:value-type="float">
            <text:p>4.16059847859919</text:p>
          </table:table-cell>
          <table:table-cell office:value-type="float" office:value="0.0656667587890161" calcext:value-type="float">
            <text:p>0.065666758789016</text:p>
          </table:table-cell>
          <table:table-cell office:value-type="float" office:value="0.00570507263606658" calcext:value-type="float">
            <text:p>0.005705072636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1383958921534" calcext:value-type="float">
            <text:p>3.81383958921534</text:p>
          </table:table-cell>
          <table:table-cell office:value-type="float" office:value="0.0201173061308657" calcext:value-type="float">
            <text:p>0.020117306130866</text:p>
          </table:table-cell>
          <table:table-cell office:value-type="float" office:value="6.26981424322397" calcext:value-type="float">
            <text:p>6.26981424322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3741766687961" calcext:value-type="float">
            <text:p>3.63741766687961</text:p>
          </table:table-cell>
          <table:table-cell office:value-type="float" office:value="-0.0319005098759339" calcext:value-type="float">
            <text:p>-0.031900509875934</text:p>
          </table:table-cell>
          <table:table-cell office:value-type="float" office:value="6.27184738341307" calcext:value-type="float">
            <text:p>6.27184738341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2630194197165" calcext:value-type="float">
            <text:p>3.42630194197165</text:p>
          </table:table-cell>
          <table:table-cell office:value-type="float" office:value="-0.0163281931072936" calcext:value-type="float">
            <text:p>-0.016328193107294</text:p>
          </table:table-cell>
          <table:table-cell office:value-type="float" office:value="6.27581225515273" calcext:value-type="float">
            <text:p>6.27581225515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5951950145757" calcext:value-type="float">
            <text:p>3.15951950145757</text:p>
          </table:table-cell>
          <table:table-cell office:value-type="float" office:value="-0.0344632837522545" calcext:value-type="float">
            <text:p>-0.034463283752255</text:p>
          </table:table-cell>
          <table:table-cell office:value-type="float" office:value="6.27144133055071" calcext:value-type="float">
            <text:p>6.27144133055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8756685700758" calcext:value-type="float">
            <text:p>2.78756685700758</text:p>
          </table:table-cell>
          <table:table-cell office:value-type="float" office:value="-0.0489294719100622" calcext:value-type="float">
            <text:p>-0.048929471910062</text:p>
          </table:table-cell>
          <table:table-cell office:value-type="float" office:value="6.26341831198472" calcext:value-type="float">
            <text:p>6.26341831198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6653519487353" calcext:value-type="float">
            <text:p>2.46653519487353</text:p>
          </table:table-cell>
          <table:table-cell office:value-type="float" office:value="-0.0903291920600304" calcext:value-type="float">
            <text:p>-0.090329192060031</text:p>
          </table:table-cell>
          <table:table-cell office:value-type="float" office:value="6.24119424044276" calcext:value-type="float">
            <text:p>6.24119424044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8762991874555" calcext:value-type="float">
            <text:p>2.08762991874555</text:p>
          </table:table-cell>
          <table:table-cell office:value-type="float" office:value="-0.140828023479193" calcext:value-type="float">
            <text:p>-0.140828023479193</text:p>
          </table:table-cell>
          <table:table-cell office:value-type="float" office:value="6.21567438798802" calcext:value-type="float">
            <text:p>6.21567438798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8913871158781" calcext:value-type="float">
            <text:p>1.78913871158781</text:p>
          </table:table-cell>
          <table:table-cell office:value-type="float" office:value="-0.200412927321187" calcext:value-type="float">
            <text:p>-0.200412927321187</text:p>
          </table:table-cell>
          <table:table-cell office:value-type="float" office:value="6.18222928167828" calcext:value-type="float">
            <text:p>6.18222928167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8790538349103" calcext:value-type="float">
            <text:p>1.68790538349103</text:p>
          </table:table-cell>
          <table:table-cell office:value-type="float" office:value="-0.283275951548158" calcext:value-type="float">
            <text:p>-0.283275951548158</text:p>
          </table:table-cell>
          <table:table-cell office:value-type="float" office:value="6.14774930596534" calcext:value-type="float">
            <text:p>6.14774930596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804442731638" calcext:value-type="float">
            <text:p>1.57804442731638</text:p>
          </table:table-cell>
          <table:table-cell office:value-type="float" office:value="-0.344985582955578" calcext:value-type="float">
            <text:p>-0.344985582955578</text:p>
          </table:table-cell>
          <table:table-cell office:value-type="float" office:value="6.10665829830585" calcext:value-type="float">
            <text:p>6.10665829830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8960937923372" calcext:value-type="float">
            <text:p>1.68960937923372</text:p>
          </table:table-cell>
          <table:table-cell office:value-type="float" office:value="-0.425168998741166" calcext:value-type="float">
            <text:p>-0.425168998741166</text:p>
          </table:table-cell>
          <table:table-cell office:value-type="float" office:value="6.07672730815624" calcext:value-type="float">
            <text:p>6.07672730815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5607722819718" calcext:value-type="float">
            <text:p>1.95607722819718</text:p>
          </table:table-cell>
          <table:table-cell office:value-type="float" office:value="-0.458937881409659" calcext:value-type="float">
            <text:p>-0.458937881409659</text:p>
          </table:table-cell>
          <table:table-cell office:value-type="float" office:value="6.05581528479421" calcext:value-type="float">
            <text:p>6.05581528479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682004485593" calcext:value-type="float">
            <text:p>2.28682004485593</text:p>
          </table:table-cell>
          <table:table-cell office:value-type="float" office:value="-0.436951673179072" calcext:value-type="float">
            <text:p>-0.436951673179072</text:p>
          </table:table-cell>
          <table:table-cell office:value-type="float" office:value="6.06923032887717" calcext:value-type="float">
            <text:p>6.06923032887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2507001545667" calcext:value-type="float">
            <text:p>2.72507001545667</text:p>
          </table:table-cell>
          <table:table-cell office:value-type="float" office:value="-0.449092627542027" calcext:value-type="float">
            <text:p>-0.449092627542027</text:p>
          </table:table-cell>
          <table:table-cell office:value-type="float" office:value="6.08682030530705" calcext:value-type="float">
            <text:p>6.08682030530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9068255024986" calcext:value-type="float">
            <text:p>3.19068255024986</text:p>
          </table:table-cell>
          <table:table-cell office:value-type="float" office:value="-0.291476566156083" calcext:value-type="float">
            <text:p>-0.291476566156083</text:p>
          </table:table-cell>
          <table:table-cell office:value-type="float" office:value="6.1881563030314" calcext:value-type="float">
            <text:p>6.1881563030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7668427675113" calcext:value-type="float">
            <text:p>3.57668427675113</text:p>
          </table:table-cell>
          <table:table-cell office:value-type="float" office:value="-0.0668859029713784" calcext:value-type="float">
            <text:p>-0.066885902971379</text:p>
          </table:table-cell>
          <table:table-cell office:value-type="float" office:value="6.26459120168874" calcext:value-type="float">
            <text:p>6.26459120168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2496979424033" calcext:value-type="float">
            <text:p>3.92496979424033</text:p>
          </table:table-cell>
          <table:table-cell office:value-type="float" office:value="0.0248101072487941" calcext:value-type="float">
            <text:p>0.024810107248794</text:p>
          </table:table-cell>
          <table:table-cell office:value-type="float" office:value="0.0124501063647863" calcext:value-type="float">
            <text:p>0.012450106364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349115091883" calcext:value-type="float">
            <text:p>4.0349115091883</text:p>
          </table:table-cell>
          <table:table-cell office:value-type="float" office:value="-0.00125244071036933" calcext:value-type="float">
            <text:p>-0.001252440710369</text:p>
          </table:table-cell>
          <table:table-cell office:value-type="float" office:value="0.0039160007942852" calcext:value-type="float">
            <text:p>0.003916000794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9226571246187" calcext:value-type="float">
            <text:p>4.09226571246187</text:p>
          </table:table-cell>
          <table:table-cell office:value-type="float" office:value="0.00804938684121769" calcext:value-type="float">
            <text:p>0.008049386841218</text:p>
          </table:table-cell>
          <table:table-cell office:value-type="float" office:value="0.00152199985228617" calcext:value-type="float">
            <text:p>0.001521999852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0012411758773" calcext:value-type="float">
            <text:p>4.10012411758773</text:p>
          </table:table-cell>
          <table:table-cell office:value-type="float" office:value="0.0145276048337084" calcext:value-type="float">
            <text:p>0.014527604833708</text:p>
          </table:table-cell>
          <table:table-cell office:value-type="float" office:value="0.00713500010515928" calcext:value-type="float">
            <text:p>0.007135000105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5073460274111" calcext:value-type="float">
            <text:p>4.05073460274111</text:p>
          </table:table-cell>
          <table:table-cell office:value-type="float" office:value="0.0257515168070359" calcext:value-type="float">
            <text:p>0.025751516807036</text:p>
          </table:table-cell>
          <table:table-cell office:value-type="float" office:value="0.00744099693712623" calcext:value-type="float">
            <text:p>0.007440996937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0021232242456" calcext:value-type="float">
            <text:p>3.90021232242456</text:p>
          </table:table-cell>
          <table:table-cell office:value-type="float" office:value="-0.00593228690473068" calcext:value-type="float">
            <text:p>-0.005932286904731</text:p>
          </table:table-cell>
          <table:table-cell office:value-type="float" office:value="-0.000336996079496642" calcext:value-type="float">
            <text:p>-0.000336996079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3392696374744" calcext:value-type="float">
            <text:p>3.53392696374744</text:p>
          </table:table-cell>
          <table:table-cell office:value-type="float" office:value="-0.00111126719860088" calcext:value-type="float">
            <text:p>-0.001111267198601</text:p>
          </table:table-cell>
          <table:table-cell office:value-type="float" office:value="0.00198899691309215" calcext:value-type="float">
            <text:p>0.001988996913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4164973782686" calcext:value-type="float">
            <text:p>3.04164973782686</text:p>
          </table:table-cell>
          <table:table-cell office:value-type="float" office:value="0.0203305840088681" calcext:value-type="float">
            <text:p>0.020330584008868</text:p>
          </table:table-cell>
          <table:table-cell office:value-type="float" office:value="0.0145810023368661" calcext:value-type="float">
            <text:p>0.014581002336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357626714091" calcext:value-type="float">
            <text:p>2.5357626714091</text:p>
          </table:table-cell>
          <table:table-cell office:value-type="float" office:value="0.0218766746762153" calcext:value-type="float">
            <text:p>0.021876674676215</text:p>
          </table:table-cell>
          <table:table-cell office:value-type="float" office:value="0.00250500000755864" calcext:value-type="float">
            <text:p>0.002505000007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782332054216" calcext:value-type="float">
            <text:p>2.22782332054216</text:p>
          </table:table-cell>
          <table:table-cell office:value-type="float" office:value="-0.117045559524807" calcext:value-type="float">
            <text:p>-0.117045559524807</text:p>
          </table:table-cell>
          <table:table-cell office:value-type="float" office:value="6.22225248844749" calcext:value-type="float">
            <text:p>6.222252488447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55072266123" calcext:value-type="float">
            <text:p>2.0655072266123</text:p>
          </table:table-cell>
          <table:table-cell office:value-type="float" office:value="-0.243421840808811" calcext:value-type="float">
            <text:p>-0.243421840808811</text:p>
          </table:table-cell>
          <table:table-cell office:value-type="float" office:value="6.15134215389432" calcext:value-type="float">
            <text:p>6.15134215389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4589322044677" calcext:value-type="float">
            <text:p>1.94589322044677</text:p>
          </table:table-cell>
          <table:table-cell office:value-type="float" office:value="-0.403089463805211" calcext:value-type="float">
            <text:p>-0.403089463805211</text:p>
          </table:table-cell>
          <table:table-cell office:value-type="float" office:value="6.09231255384071" calcext:value-type="float">
            <text:p>6.09231255384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4035108855664" calcext:value-type="float">
            <text:p>1.84035108855664</text:p>
          </table:table-cell>
          <table:table-cell office:value-type="float" office:value="-0.40694318704592" calcext:value-type="float">
            <text:p>-0.40694318704592</text:p>
          </table:table-cell>
          <table:table-cell office:value-type="float" office:value="6.06069827806201" calcext:value-type="float">
            <text:p>6.06069827806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2554006552333" calcext:value-type="float">
            <text:p>1.92554006552333</text:p>
          </table:table-cell>
          <table:table-cell office:value-type="float" office:value="-0.425779574848269" calcext:value-type="float">
            <text:p>-0.425779574848269</text:p>
          </table:table-cell>
          <table:table-cell office:value-type="float" office:value="6.0353683393704" calcext:value-type="float">
            <text:p>6.0353683393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078547368907" calcext:value-type="float">
            <text:p>2.0078547368907</text:p>
          </table:table-cell>
          <table:table-cell office:value-type="float" office:value="-0.475432766582846" calcext:value-type="float">
            <text:p>-0.475432766582846</text:p>
          </table:table-cell>
          <table:table-cell office:value-type="float" office:value="6.02609846109595" calcext:value-type="float">
            <text:p>6.02609846109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419082268583" calcext:value-type="float">
            <text:p>2.30419082268583</text:p>
          </table:table-cell>
          <table:table-cell office:value-type="float" office:value="-0.482795770853708" calcext:value-type="float">
            <text:p>-0.482795770853708</text:p>
          </table:table-cell>
          <table:table-cell office:value-type="float" office:value="6.04173317568325" calcext:value-type="float">
            <text:p>6.04173317568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9485102446687" calcext:value-type="float">
            <text:p>2.69485102446687</text:p>
          </table:table-cell>
          <table:table-cell office:value-type="float" office:value="-0.351649762692849" calcext:value-type="float">
            <text:p>-0.351649762692849</text:p>
          </table:table-cell>
          <table:table-cell office:value-type="float" office:value="6.12745846558168" calcext:value-type="float">
            <text:p>6.12745846558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8752937204661" calcext:value-type="float">
            <text:p>3.08752937204661</text:p>
          </table:table-cell>
          <table:table-cell office:value-type="float" office:value="-0.285200137601104" calcext:value-type="float">
            <text:p>-0.285200137601104</text:p>
          </table:table-cell>
          <table:table-cell office:value-type="float" office:value="6.17198394604342" calcext:value-type="float">
            <text:p>6.17198394604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8336567008264" calcext:value-type="float">
            <text:p>3.48336567008264</text:p>
          </table:table-cell>
          <table:table-cell office:value-type="float" office:value="-0.145946246101109" calcext:value-type="float">
            <text:p>-0.145946246101109</text:p>
          </table:table-cell>
          <table:table-cell office:value-type="float" office:value="6.2309235494783" calcext:value-type="float">
            <text:p>6.23092354947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9242293634135" calcext:value-type="float">
            <text:p>3.89242293634135</text:p>
          </table:table-cell>
          <table:table-cell office:value-type="float" office:value="-0.0197387327484455" calcext:value-type="float">
            <text:p>-0.019738732748446</text:p>
          </table:table-cell>
          <table:table-cell office:value-type="float" office:value="6.27463712019397" calcext:value-type="float">
            <text:p>6.27463712019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4753321986491" calcext:value-type="float">
            <text:p>4.04753321986491</text:p>
          </table:table-cell>
          <table:table-cell office:value-type="float" office:value="0.0557838498122101" calcext:value-type="float">
            <text:p>0.05578384981221</text:p>
          </table:table-cell>
          <table:table-cell office:value-type="float" office:value="0.0111202463114048" calcext:value-type="float">
            <text:p>0.011120246311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4716782991641" calcext:value-type="float">
            <text:p>4.04716782991641</text:p>
          </table:table-cell>
          <table:table-cell office:value-type="float" office:value="0.0716737554723659" calcext:value-type="float">
            <text:p>0.071673755472366</text:p>
          </table:table-cell>
          <table:table-cell office:value-type="float" office:value="0.0148200261338155" calcext:value-type="float">
            <text:p>0.014820026133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1578540883045" calcext:value-type="float">
            <text:p>4.11578540883045</text:p>
          </table:table-cell>
          <table:table-cell office:value-type="float" office:value="0.0971215393315583" calcext:value-type="float">
            <text:p>0.097121539331558</text:p>
          </table:table-cell>
          <table:table-cell office:value-type="float" office:value="0.0104490054502503" calcext:value-type="float">
            <text:p>0.01044900545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1762531654886" calcext:value-type="float">
            <text:p>4.11762531654886</text:p>
          </table:table-cell>
          <table:table-cell office:value-type="float" office:value="0.0714743447212618" calcext:value-type="float">
            <text:p>0.071474344721262</text:p>
          </table:table-cell>
          <table:table-cell office:value-type="float" office:value="0.00166280603152708" calcext:value-type="float">
            <text:p>0.0016628060315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9682131397299" calcext:value-type="float">
            <text:p>4.09682131397299</text:p>
          </table:table-cell>
          <table:table-cell office:value-type="float" office:value="0.0391658464175089" calcext:value-type="float">
            <text:p>0.039165846417509</text:p>
          </table:table-cell>
          <table:table-cell office:value-type="float" office:value="6.2760894187419" calcext:value-type="float">
            <text:p>6.2760894187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665907658938" calcext:value-type="float">
            <text:p>4.0665907658938</text:p>
          </table:table-cell>
          <table:table-cell office:value-type="float" office:value="0.0417369014362612" calcext:value-type="float">
            <text:p>0.041736901436261</text:p>
          </table:table-cell>
          <table:table-cell office:value-type="float" office:value="6.27522124721281" calcext:value-type="float">
            <text:p>6.27522124721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7135738611779" calcext:value-type="float">
            <text:p>3.97135738611779</text:p>
          </table:table-cell>
          <table:table-cell office:value-type="float" office:value="0.0355999514527048" calcext:value-type="float">
            <text:p>0.035599951452705</text:p>
          </table:table-cell>
          <table:table-cell office:value-type="float" office:value="6.28318346999111" calcext:value-type="float">
            <text:p>6.28318346999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9118840564553" calcext:value-type="float">
            <text:p>3.89118840564553</text:p>
          </table:table-cell>
          <table:table-cell office:value-type="float" office:value="0.0314824334647688" calcext:value-type="float">
            <text:p>0.031482433464769</text:p>
          </table:table-cell>
          <table:table-cell office:value-type="float" office:value="6.27443718150013" calcext:value-type="float">
            <text:p>6.27443718150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1355960220919" calcext:value-type="float">
            <text:p>3.81355960220919</text:p>
          </table:table-cell>
          <table:table-cell office:value-type="float" office:value="0.0376357408938281" calcext:value-type="float">
            <text:p>0.037635740893828</text:p>
          </table:table-cell>
          <table:table-cell office:value-type="float" office:value="-0.000423025313993027" calcext:value-type="float">
            <text:p>-0.000423025313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6877432544581" calcext:value-type="float">
            <text:p>3.76877432544581</text:p>
          </table:table-cell>
          <table:table-cell office:value-type="float" office:value="0.0434967867112641" calcext:value-type="float">
            <text:p>0.043496786711264</text:p>
          </table:table-cell>
          <table:table-cell office:value-type="float" office:value="0.00198800669267182" calcext:value-type="float">
            <text:p>0.001988006692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6290426403412" calcext:value-type="float">
            <text:p>3.66290426403412</text:p>
          </table:table-cell>
          <table:table-cell office:value-type="float" office:value="0.0361918512143211" calcext:value-type="float">
            <text:p>0.036191851214321</text:p>
          </table:table-cell>
          <table:table-cell office:value-type="float" office:value="6.2833351054082" calcext:value-type="float">
            <text:p>6.2833351054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8478777171603" calcext:value-type="float">
            <text:p>3.68478777171603</text:p>
          </table:table-cell>
          <table:table-cell office:value-type="float" office:value="0.0466545374175757" calcext:value-type="float">
            <text:p>0.046654537417576</text:p>
          </table:table-cell>
          <table:table-cell office:value-type="float" office:value="0.00843198264406587" calcext:value-type="float">
            <text:p>0.008431982644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149414910907" calcext:value-type="float">
            <text:p>3.5149414910907</text:p>
          </table:table-cell>
          <table:table-cell office:value-type="float" office:value="0.0427424645383121" calcext:value-type="float">
            <text:p>0.042742464538312</text:p>
          </table:table-cell>
          <table:table-cell office:value-type="float" office:value="-0.000907971024277973" calcext:value-type="float">
            <text:p>-0.000907971024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4859267332699" calcext:value-type="float">
            <text:p>3.44859267332699</text:p>
          </table:table-cell>
          <table:table-cell office:value-type="float" office:value="-0.0460815415979027" calcext:value-type="float">
            <text:p>-0.046081541597903</text:p>
          </table:table-cell>
          <table:table-cell office:value-type="float" office:value="6.27185243240125" calcext:value-type="float">
            <text:p>6.27185243240125</text:p>
          </table:table-cell>
          <table:table-cell office:value-type="float" office:value="-3.44859267332699" calcext:value-type="float">
            <text:p>-3.44859267332699</text:p>
          </table:table-cell>
          <table:table-cell office:value-type="float" office:value="0.0460815415979027" calcext:value-type="float">
            <text:p>0.046081541597903</text:p>
          </table:table-cell>
          <table:table-cell office:value-type="float" office:value="-6.27185243240125" calcext:value-type="float">
            <text:p>-6.27185243240125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6310805850407" calcext:value-type="float">
            <text:p>3.26310805850407</text:p>
          </table:table-cell>
          <table:table-cell office:value-type="float" office:value="0.0325051478374883" calcext:value-type="float">
            <text:p>0.032505147837488</text:p>
          </table:table-cell>
          <table:table-cell office:value-type="float" office:value="0.00447614348194886" calcext:value-type="float">
            <text:p>0.004476143481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8749140423789" calcext:value-type="float">
            <text:p>3.18749140423789</text:p>
          </table:table-cell>
          <table:table-cell office:value-type="float" office:value="0.0309936317953918" calcext:value-type="float">
            <text:p>0.030993631795392</text:p>
          </table:table-cell>
          <table:table-cell office:value-type="float" office:value="6.28415622176985" calcext:value-type="float">
            <text:p>6.28415622176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6987765730329" calcext:value-type="float">
            <text:p>3.06987765730329</text:p>
          </table:table-cell>
          <table:table-cell office:value-type="float" office:value="-0.080660427353638" calcext:value-type="float">
            <text:p>-0.080660427353638</text:p>
          </table:table-cell>
          <table:table-cell office:value-type="float" office:value="6.26466029576268" calcext:value-type="float">
            <text:p>6.26466029576268</text:p>
          </table:table-cell>
          <table:table-cell office:value-type="float" office:value="-3.06987765730329" calcext:value-type="float">
            <text:p>-3.06987765730329</text:p>
          </table:table-cell>
          <table:table-cell office:value-type="float" office:value="0.080660427353638" calcext:value-type="float">
            <text:p>0.080660427353638</text:p>
          </table:table-cell>
          <table:table-cell office:value-type="float" office:value="-6.26466029576268" calcext:value-type="float">
            <text:p>-6.26466029576268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2569293704164" calcext:value-type="float">
            <text:p>3.22569293704164</text:p>
          </table:table-cell>
          <table:table-cell office:value-type="float" office:value="-0.0612601153025219" calcext:value-type="float">
            <text:p>-0.061260115302522</text:p>
          </table:table-cell>
          <table:table-cell office:value-type="float" office:value="6.25561608655416" calcext:value-type="float">
            <text:p>6.25561608655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4385161960369" calcext:value-type="float">
            <text:p>3.44385161960369</text:p>
          </table:table-cell>
          <table:table-cell office:value-type="float" office:value="-0.0852679676103298" calcext:value-type="float">
            <text:p>-0.08526796761033</text:p>
          </table:table-cell>
          <table:table-cell office:value-type="float" office:value="6.25507964253719" calcext:value-type="float">
            <text:p>6.25507964253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2431396354065" calcext:value-type="float">
            <text:p>3.72431396354065</text:p>
          </table:table-cell>
          <table:table-cell office:value-type="float" office:value="-0.0836985738402325" calcext:value-type="float">
            <text:p>-0.083698573840233</text:p>
          </table:table-cell>
          <table:table-cell office:value-type="float" office:value="6.25864018500444" calcext:value-type="float">
            <text:p>6.25864018500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017661520082" calcext:value-type="float">
            <text:p>4.1017661520082</text:p>
          </table:table-cell>
          <table:table-cell office:value-type="float" office:value="-0.0536627020160643" calcext:value-type="float">
            <text:p>-0.053662702016064</text:p>
          </table:table-cell>
          <table:table-cell office:value-type="float" office:value="6.27278604169302" calcext:value-type="float">
            <text:p>6.27278604169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1361286264032" calcext:value-type="float">
            <text:p>4.51361286264032</text:p>
          </table:table-cell>
          <table:table-cell office:value-type="float" office:value="-0.00603275116800205" calcext:value-type="float">
            <text:p>-0.006032751168002</text:p>
          </table:table-cell>
          <table:table-cell office:value-type="float" office:value="0.00788124393300557" calcext:value-type="float">
            <text:p>0.007881243933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3790683992047" calcext:value-type="float">
            <text:p>4.73790683992047</text:p>
          </table:table-cell>
          <table:table-cell office:value-type="float" office:value="0.0848359857524861" calcext:value-type="float">
            <text:p>0.084835985752486</text:p>
          </table:table-cell>
          <table:table-cell office:value-type="float" office:value="0.0244332040677113" calcext:value-type="float">
            <text:p>0.024433204067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9809223491991" calcext:value-type="float">
            <text:p>4.89809223491991</text:p>
          </table:table-cell>
          <table:table-cell office:value-type="float" office:value="0.0419997259228751" calcext:value-type="float">
            <text:p>0.041999725922875</text:p>
          </table:table-cell>
          <table:table-cell office:value-type="float" office:value="0.0259779714578128" calcext:value-type="float">
            <text:p>0.025977971457813</text:p>
          </table:table-cell>
          <table:table-cell office:value-type="float" office:value="-4.89809223491991" calcext:value-type="float">
            <text:p>-4.89809223491991</text:p>
          </table:table-cell>
          <table:table-cell office:value-type="float" office:value="-0.0419997259228751" calcext:value-type="float">
            <text:p>-0.041999725922875</text:p>
          </table:table-cell>
          <table:table-cell office:value-type="float" office:value="-0.0259779714578128" calcext:value-type="float">
            <text:p>-0.025977971457813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2155197323875" calcext:value-type="float">
            <text:p>5.02155197323875</text:p>
          </table:table-cell>
          <table:table-cell office:value-type="float" office:value="0.00818371032163668" calcext:value-type="float">
            <text:p>0.008183710321637</text:p>
          </table:table-cell>
          <table:table-cell office:value-type="float" office:value="0.00483457809555825" calcext:value-type="float">
            <text:p>0.004834578095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983787444086" calcext:value-type="float">
            <text:p>4.9983787444086</text:p>
          </table:table-cell>
          <table:table-cell office:value-type="float" office:value="0.0111572269778344" calcext:value-type="float">
            <text:p>0.011157226977834</text:p>
          </table:table-cell>
          <table:table-cell office:value-type="float" office:value="0.00348513017140602" calcext:value-type="float">
            <text:p>0.003485130171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8875139704456" calcext:value-type="float">
            <text:p>4.98875139704456</text:p>
          </table:table-cell>
          <table:table-cell office:value-type="float" office:value="0.0304946891552811" calcext:value-type="float">
            <text:p>0.030494689155281</text:p>
          </table:table-cell>
          <table:table-cell office:value-type="float" office:value="0.0087131732371682" calcext:value-type="float">
            <text:p>0.008713173237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046962310065" calcext:value-type="float">
            <text:p>4.9046962310065</text:p>
          </table:table-cell>
          <table:table-cell office:value-type="float" office:value="0.0502617206370155" calcext:value-type="float">
            <text:p>0.050261720637016</text:p>
          </table:table-cell>
          <table:table-cell office:value-type="float" office:value="0.0108451146610375" calcext:value-type="float">
            <text:p>0.010845114661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1184421899461" calcext:value-type="float">
            <text:p>4.81184421899461</text:p>
          </table:table-cell>
          <table:table-cell office:value-type="float" office:value="0.04316564776885" calcext:value-type="float">
            <text:p>0.04316564776885</text:p>
          </table:table-cell>
          <table:table-cell office:value-type="float" office:value="0.000473905892206682" calcext:value-type="float">
            <text:p>0.000473905892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4003791508879" calcext:value-type="float">
            <text:p>4.74003791508879</text:p>
          </table:table-cell>
          <table:table-cell office:value-type="float" office:value="0.00154796285450743" calcext:value-type="float">
            <text:p>0.001547962854507</text:p>
          </table:table-cell>
          <table:table-cell office:value-type="float" office:value="6.278127415075" calcext:value-type="float">
            <text:p>6.278127415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4192765556424" calcext:value-type="float">
            <text:p>4.64192765556424</text:p>
          </table:table-cell>
          <table:table-cell office:value-type="float" office:value="-0.0275610102718338" calcext:value-type="float">
            <text:p>-0.027561010271834</text:p>
          </table:table-cell>
          <table:table-cell office:value-type="float" office:value="6.26414703691273" calcext:value-type="float">
            <text:p>6.26414703691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1760831107985" calcext:value-type="float">
            <text:p>4.61760831107985</text:p>
          </table:table-cell>
          <table:table-cell office:value-type="float" office:value="-0.0625153351536005" calcext:value-type="float">
            <text:p>-0.062515335153601</text:p>
          </table:table-cell>
          <table:table-cell office:value-type="float" office:value="6.25803841835117" calcext:value-type="float">
            <text:p>6.25803841835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3203425593267" calcext:value-type="float">
            <text:p>4.63203425593267</text:p>
          </table:table-cell>
          <table:table-cell office:value-type="float" office:value="-0.110358977513717" calcext:value-type="float">
            <text:p>-0.110358977513717</text:p>
          </table:table-cell>
          <table:table-cell office:value-type="float" office:value="6.23720621176042" calcext:value-type="float">
            <text:p>6.23720621176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7801512401413" calcext:value-type="float">
            <text:p>4.67801512401413</text:p>
          </table:table-cell>
          <table:table-cell office:value-type="float" office:value="-0.136223443478533" calcext:value-type="float">
            <text:p>-0.136223443478533</text:p>
          </table:table-cell>
          <table:table-cell office:value-type="float" office:value="6.23458328301014" calcext:value-type="float">
            <text:p>6.23458328301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2121932782907" calcext:value-type="float">
            <text:p>4.72121932782907</text:p>
          </table:table-cell>
          <table:table-cell office:value-type="float" office:value="-0.180762309051213" calcext:value-type="float">
            <text:p>-0.180762309051213</text:p>
          </table:table-cell>
          <table:table-cell office:value-type="float" office:value="6.24241151231175" calcext:value-type="float">
            <text:p>6.24241151231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2445330993293" calcext:value-type="float">
            <text:p>4.72445330993293</text:p>
          </table:table-cell>
          <table:table-cell office:value-type="float" office:value="-0.0197097225429752" calcext:value-type="float">
            <text:p>-0.019709722542975</text:p>
          </table:table-cell>
          <table:table-cell office:value-type="float" office:value="0.00869806164459026" calcext:value-type="float">
            <text:p>0.00869806164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684967505902" calcext:value-type="float">
            <text:p>4.8684967505902</text:p>
          </table:table-cell>
          <table:table-cell office:value-type="float" office:value="0.023700096189981" calcext:value-type="float">
            <text:p>0.023700096189981</text:p>
          </table:table-cell>
          <table:table-cell office:value-type="float" office:value="0.0358027150512151" calcext:value-type="float">
            <text:p>0.035802715051215</text:p>
          </table:table-cell>
          <table:table-cell office:value-type="float" office:value="-4.8684967505902" calcext:value-type="float">
            <text:p>-4.8684967505902</text:p>
          </table:table-cell>
          <table:table-cell office:value-type="float" office:value="-0.023700096189981" calcext:value-type="float">
            <text:p>-0.023700096189981</text:p>
          </table:table-cell>
          <table:table-cell office:value-type="float" office:value="-0.0358027150512151" calcext:value-type="float">
            <text:p>-0.035802715051215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2679350487214" calcext:value-type="float">
            <text:p>4.72679350487214</text:p>
          </table:table-cell>
          <table:table-cell office:value-type="float" office:value="0.0591612322382218" calcext:value-type="float">
            <text:p>0.059161232238222</text:p>
          </table:table-cell>
          <table:table-cell office:value-type="float" office:value="0.0376189971389847" calcext:value-type="float">
            <text:p>0.037618997138985</text:p>
          </table:table-cell>
          <table:table-cell office:value-type="float" office:value="-4.72679350487214" calcext:value-type="float">
            <text:p>-4.72679350487214</text:p>
          </table:table-cell>
          <table:table-cell office:value-type="float" office:value="-0.0591612322382218" calcext:value-type="float">
            <text:p>-0.059161232238222</text:p>
          </table:table-cell>
          <table:table-cell office:value-type="float" office:value="-0.0376189971389847" calcext:value-type="float">
            <text:p>-0.037618997138985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2788822640822" calcext:value-type="float">
            <text:p>4.52788822640822</text:p>
          </table:table-cell>
          <table:table-cell office:value-type="float" office:value="0.0368651457685496" calcext:value-type="float">
            <text:p>0.03686514576855</text:p>
          </table:table-cell>
          <table:table-cell office:value-type="float" office:value="0.0116400053239089" calcext:value-type="float">
            <text:p>0.011640005323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264871847314" calcext:value-type="float">
            <text:p>4.2264871847314</text:p>
          </table:table-cell>
          <table:table-cell office:value-type="float" office:value="0.0804748128750134" calcext:value-type="float">
            <text:p>0.080474812875014</text:p>
          </table:table-cell>
          <table:table-cell office:value-type="float" office:value="0.00791013888584398" calcext:value-type="float">
            <text:p>0.007910138885844</text:p>
          </table:table-cell>
          <table:table-cell office:value-type="float" office:value="-4.2264871847314" calcext:value-type="float">
            <text:p>-4.2264871847314</text:p>
          </table:table-cell>
          <table:table-cell office:value-type="float" office:value="-0.0804748128750134" calcext:value-type="float">
            <text:p>-0.080474812875014</text:p>
          </table:table-cell>
          <table:table-cell office:value-type="float" office:value="-0.00791013888584398" calcext:value-type="float">
            <text:p>-0.007910138885844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7727985847596" calcext:value-type="float">
            <text:p>4.07727985847596</text:p>
          </table:table-cell>
          <table:table-cell office:value-type="float" office:value="0.0171329203841901" calcext:value-type="float">
            <text:p>0.01713292038419</text:p>
          </table:table-cell>
          <table:table-cell office:value-type="float" office:value="6.28066815302718" calcext:value-type="float">
            <text:p>6.28066815302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0361932642242" calcext:value-type="float">
            <text:p>4.00361932642242</text:p>
          </table:table-cell>
          <table:table-cell office:value-type="float" office:value="0.0030900298816141" calcext:value-type="float">
            <text:p>0.003090029881614</text:p>
          </table:table-cell>
          <table:table-cell office:value-type="float" office:value="6.28079355992676" calcext:value-type="float">
            <text:p>6.280793559926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4884640320456" calcext:value-type="float">
            <text:p>3.94884640320456</text:p>
          </table:table-cell>
          <table:table-cell office:value-type="float" office:value="0.0502349408855787" calcext:value-type="float">
            <text:p>0.050234940885579</text:p>
          </table:table-cell>
          <table:table-cell office:value-type="float" office:value="0.0199018277293686" calcext:value-type="float">
            <text:p>0.0199018277293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4461468959045" calcext:value-type="float">
            <text:p>3.84461468959045</text:p>
          </table:table-cell>
          <table:table-cell office:value-type="float" office:value="0.0613374819487069" calcext:value-type="float">
            <text:p>0.061337481948707</text:p>
          </table:table-cell>
          <table:table-cell office:value-type="float" office:value="0.0153679144390456" calcext:value-type="float">
            <text:p>0.015367914439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6533042113767" calcext:value-type="float">
            <text:p>3.76533042113767</text:p>
          </table:table-cell>
          <table:table-cell office:value-type="float" office:value="0.0499814253968316" calcext:value-type="float">
            <text:p>0.049981425396832</text:p>
          </table:table-cell>
          <table:table-cell office:value-type="float" office:value="0.0055452203370308" calcext:value-type="float">
            <text:p>0.00554522033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5574680618415" calcext:value-type="float">
            <text:p>3.35574680618415</text:p>
          </table:table-cell>
          <table:table-cell office:value-type="float" office:value="0.00981091898497312" calcext:value-type="float">
            <text:p>0.009810918984973</text:p>
          </table:table-cell>
          <table:table-cell office:value-type="float" office:value="6.28254210921583" calcext:value-type="float">
            <text:p>6.28254210921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5341343416006" calcext:value-type="float">
            <text:p>2.75341343416006</text:p>
          </table:table-cell>
          <table:table-cell office:value-type="float" office:value="0.00763947496188621" calcext:value-type="float">
            <text:p>0.007639474961886</text:p>
          </table:table-cell>
          <table:table-cell office:value-type="float" office:value="0.00449904644615303" calcext:value-type="float">
            <text:p>0.004499046446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711948507199" calcext:value-type="float">
            <text:p>2.34711948507199</text:p>
          </table:table-cell>
          <table:table-cell office:value-type="float" office:value="-0.0538610499946037" calcext:value-type="float">
            <text:p>-0.053861049994604</text:p>
          </table:table-cell>
          <table:table-cell office:value-type="float" office:value="6.27259514862488" calcext:value-type="float">
            <text:p>6.27259514862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483470441054" calcext:value-type="float">
            <text:p>2.14483470441054</text:p>
          </table:table-cell>
          <table:table-cell office:value-type="float" office:value="-0.0348608597251541" calcext:value-type="float">
            <text:p>-0.034860859725154</text:p>
          </table:table-cell>
          <table:table-cell office:value-type="float" office:value="6.2528786139987" calcext:value-type="float">
            <text:p>6.2528786139987</text:p>
          </table:table-cell>
          <table:table-cell office:value-type="float" office:value="-2.14483470441054" calcext:value-type="float">
            <text:p>-2.14483470441054</text:p>
          </table:table-cell>
          <table:table-cell office:value-type="float" office:value="0.0348608597251541" calcext:value-type="float">
            <text:p>0.034860859725154</text:p>
          </table:table-cell>
          <table:table-cell office:value-type="float" office:value="-6.2528786139987" calcext:value-type="float">
            <text:p>-6.2528786139987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4015255007901" calcext:value-type="float">
            <text:p>1.64015255007901</text:p>
          </table:table-cell>
          <table:table-cell office:value-type="float" office:value="-0.0829944260260425" calcext:value-type="float">
            <text:p>-0.082994426026043</text:p>
          </table:table-cell>
          <table:table-cell office:value-type="float" office:value="6.26400317917809" calcext:value-type="float">
            <text:p>6.26400317917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431949312839" calcext:value-type="float">
            <text:p>1.5431949312839</text:p>
          </table:table-cell>
          <table:table-cell office:value-type="float" office:value="-0.0843285811997612" calcext:value-type="float">
            <text:p>-0.084328581199761</text:p>
          </table:table-cell>
          <table:table-cell office:value-type="float" office:value="6.25784339078071" calcext:value-type="float">
            <text:p>6.25784339078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7423745068564" calcext:value-type="float">
            <text:p>1.47423745068564</text:p>
          </table:table-cell>
          <table:table-cell office:value-type="float" office:value="-0.0928767787306606" calcext:value-type="float">
            <text:p>-0.092876778730661</text:p>
          </table:table-cell>
          <table:table-cell office:value-type="float" office:value="6.23681723805962" calcext:value-type="float">
            <text:p>6.23681723805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6870987006683" calcext:value-type="float">
            <text:p>1.56870987006683</text:p>
          </table:table-cell>
          <table:table-cell office:value-type="float" office:value="-0.137548156107575" calcext:value-type="float">
            <text:p>-0.137548156107575</text:p>
          </table:table-cell>
          <table:table-cell office:value-type="float" office:value="6.20436610159879" calcext:value-type="float">
            <text:p>6.204366101598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9106871454819" calcext:value-type="float">
            <text:p>1.79106871454819</text:p>
          </table:table-cell>
          <table:table-cell office:value-type="float" office:value="-0.192741714610795" calcext:value-type="float">
            <text:p>-0.192741714610795</text:p>
          </table:table-cell>
          <table:table-cell office:value-type="float" office:value="6.16807261031895" calcext:value-type="float">
            <text:p>6.16807261031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5676389993325" calcext:value-type="float">
            <text:p>2.05676389993325</text:p>
          </table:table-cell>
          <table:table-cell office:value-type="float" office:value="-0.279770558929092" calcext:value-type="float">
            <text:p>-0.279770558929092</text:p>
          </table:table-cell>
          <table:table-cell office:value-type="float" office:value="6.1269442882399" calcext:value-type="float">
            <text:p>6.1269442882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50395306621" calcext:value-type="float">
            <text:p>2.3150395306621</text:p>
          </table:table-cell>
          <table:table-cell office:value-type="float" office:value="-0.383275193701545" calcext:value-type="float">
            <text:p>-0.383275193701545</text:p>
          </table:table-cell>
          <table:table-cell office:value-type="float" office:value="6.10346521805833" calcext:value-type="float">
            <text:p>6.10346521805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9401083100764" calcext:value-type="float">
            <text:p>2.59401083100764</text:p>
          </table:table-cell>
          <table:table-cell office:value-type="float" office:value="-0.417196784147459" calcext:value-type="float">
            <text:p>-0.417196784147459</text:p>
          </table:table-cell>
          <table:table-cell office:value-type="float" office:value="6.09232736057389" calcext:value-type="float">
            <text:p>6.09232736057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415868716775" calcext:value-type="float">
            <text:p>2.8415868716775</text:p>
          </table:table-cell>
          <table:table-cell office:value-type="float" office:value="-0.384791526576285" calcext:value-type="float">
            <text:p>-0.384791526576285</text:p>
          </table:table-cell>
          <table:table-cell office:value-type="float" office:value="6.10327336300928" calcext:value-type="float">
            <text:p>6.10327336300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1712933018631" calcext:value-type="float">
            <text:p>3.11712933018631</text:p>
          </table:table-cell>
          <table:table-cell office:value-type="float" office:value="-0.470348179038874" calcext:value-type="float">
            <text:p>-0.470348179038874</text:p>
          </table:table-cell>
          <table:table-cell office:value-type="float" office:value="6.08907223301704" calcext:value-type="float">
            <text:p>6.08907223301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6101034764408" calcext:value-type="float">
            <text:p>3.26101034764408</text:p>
          </table:table-cell>
          <table:table-cell office:value-type="float" office:value="-0.519074242469467" calcext:value-type="float">
            <text:p>-0.519074242469467</text:p>
          </table:table-cell>
          <table:table-cell office:value-type="float" office:value="6.08838437962008" calcext:value-type="float">
            <text:p>6.0883843796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0789976073886" calcext:value-type="float">
            <text:p>3.50789976073886</text:p>
          </table:table-cell>
          <table:table-cell office:value-type="float" office:value="-0.415973377654561" calcext:value-type="float">
            <text:p>-0.415973377654561</text:p>
          </table:table-cell>
          <table:table-cell office:value-type="float" office:value="6.14032711674118" calcext:value-type="float">
            <text:p>6.14032711674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590231415571" calcext:value-type="float">
            <text:p>3.7590231415571</text:p>
          </table:table-cell>
          <table:table-cell office:value-type="float" office:value="-0.285372405035426" calcext:value-type="float">
            <text:p>-0.285372405035426</text:p>
          </table:table-cell>
          <table:table-cell office:value-type="float" office:value="6.1814204443566" calcext:value-type="float">
            <text:p>6.1814204443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4263176634684" calcext:value-type="float">
            <text:p>3.94263176634684</text:p>
          </table:table-cell>
          <table:table-cell office:value-type="float" office:value="-0.223413327294812" calcext:value-type="float">
            <text:p>-0.223413327294812</text:p>
          </table:table-cell>
          <table:table-cell office:value-type="float" office:value="6.19942416568992" calcext:value-type="float">
            <text:p>6.19942416568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3788860164062" calcext:value-type="float">
            <text:p>4.13788860164062</text:p>
          </table:table-cell>
          <table:table-cell office:value-type="float" office:value="-0.15932399314344" calcext:value-type="float">
            <text:p>-0.15932399314344</text:p>
          </table:table-cell>
          <table:table-cell office:value-type="float" office:value="6.24323931614642" calcext:value-type="float">
            <text:p>6.243239316146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2270508570303" calcext:value-type="float">
            <text:p>4.22270508570303</text:p>
          </table:table-cell>
          <table:table-cell office:value-type="float" office:value="-0.0416398450277791" calcext:value-type="float">
            <text:p>-0.041639845027779</text:p>
          </table:table-cell>
          <table:table-cell office:value-type="float" office:value="6.27394045556016" calcext:value-type="float">
            <text:p>6.27394045556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4391253546729" calcext:value-type="float">
            <text:p>4.24391253546729</text:p>
          </table:table-cell>
          <table:table-cell office:value-type="float" office:value="0.0220405976085851" calcext:value-type="float">
            <text:p>0.022040597608585</text:p>
          </table:table-cell>
          <table:table-cell office:value-type="float" office:value="0.023820945724945" calcext:value-type="float">
            <text:p>0.023820945724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2349140009543" calcext:value-type="float">
            <text:p>4.22349140009543</text:p>
          </table:table-cell>
          <table:table-cell office:value-type="float" office:value="0.0961554562973765" calcext:value-type="float">
            <text:p>0.096155456297377</text:p>
          </table:table-cell>
          <table:table-cell office:value-type="float" office:value="0.0316259254899458" calcext:value-type="float">
            <text:p>0.031625925489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4475240440967" calcext:value-type="float">
            <text:p>3.84475240440967</text:p>
          </table:table-cell>
          <table:table-cell office:value-type="float" office:value="0.0492406888482628" calcext:value-type="float">
            <text:p>0.049240688848263</text:p>
          </table:table-cell>
          <table:table-cell office:value-type="float" office:value="0.0165490396367902" calcext:value-type="float">
            <text:p>0.01654903963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9011662065753" calcext:value-type="float">
            <text:p>3.39011662065753</text:p>
          </table:table-cell>
          <table:table-cell office:value-type="float" office:value="-0.0124482845813907" calcext:value-type="float">
            <text:p>-0.012448284581391</text:p>
          </table:table-cell>
          <table:table-cell office:value-type="float" office:value="6.27959647021869" calcext:value-type="float">
            <text:p>6.27959647021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0127013323067" calcext:value-type="float">
            <text:p>3.00127013323067</text:p>
          </table:table-cell>
          <table:table-cell office:value-type="float" office:value="-0.0655699743560467" calcext:value-type="float">
            <text:p>-0.065569974356047</text:p>
          </table:table-cell>
          <table:table-cell office:value-type="float" office:value="6.25447509568432" calcext:value-type="float">
            <text:p>6.25447509568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4334077761107" calcext:value-type="float">
            <text:p>2.74334077761107</text:p>
          </table:table-cell>
          <table:table-cell office:value-type="float" office:value="-0.178176635705947" calcext:value-type="float">
            <text:p>-0.178176635705947</text:p>
          </table:table-cell>
          <table:table-cell office:value-type="float" office:value="6.19981946944506" calcext:value-type="float">
            <text:p>6.19981946944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7801344759923" calcext:value-type="float">
            <text:p>2.47801344759923</text:p>
          </table:table-cell>
          <table:table-cell office:value-type="float" office:value="-0.331917619789797" calcext:value-type="float">
            <text:p>-0.331917619789797</text:p>
          </table:table-cell>
          <table:table-cell office:value-type="float" office:value="6.10901008692743" calcext:value-type="float">
            <text:p>6.10901008692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453149378598" calcext:value-type="float">
            <text:p>2.36453149378598</text:p>
          </table:table-cell>
          <table:table-cell office:value-type="float" office:value="-0.506548807793573" calcext:value-type="float">
            <text:p>-0.506548807793573</text:p>
          </table:table-cell>
          <table:table-cell office:value-type="float" office:value="6.03631535252138" calcext:value-type="float">
            <text:p>6.03631535252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242456767104" calcext:value-type="float">
            <text:p>2.25242456767104</text:p>
          </table:table-cell>
          <table:table-cell office:value-type="float" office:value="-0.53407708930367" calcext:value-type="float">
            <text:p>-0.53407708930367</text:p>
          </table:table-cell>
          <table:table-cell office:value-type="float" office:value="6.01832628275939" calcext:value-type="float">
            <text:p>6.018326282759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537889213847" calcext:value-type="float">
            <text:p>2.31537889213847</text:p>
          </table:table-cell>
          <table:table-cell office:value-type="float" office:value="-0.508319426241419" calcext:value-type="float">
            <text:p>-0.508319426241419</text:p>
          </table:table-cell>
          <table:table-cell office:value-type="float" office:value="6.03051339447993" calcext:value-type="float">
            <text:p>6.03051339447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9804658042297" calcext:value-type="float">
            <text:p>2.59804658042297</text:p>
          </table:table-cell>
          <table:table-cell office:value-type="float" office:value="-0.406681907993651" calcext:value-type="float">
            <text:p>-0.406681907993651</text:p>
          </table:table-cell>
          <table:table-cell office:value-type="float" office:value="6.10540129483263" calcext:value-type="float">
            <text:p>6.10540129483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9713688039727" calcext:value-type="float">
            <text:p>2.89713688039727</text:p>
          </table:table-cell>
          <table:table-cell office:value-type="float" office:value="-0.197240825971098" calcext:value-type="float">
            <text:p>-0.197240825971098</text:p>
          </table:table-cell>
          <table:table-cell office:value-type="float" office:value="6.18766235711661" calcext:value-type="float">
            <text:p>6.18766235711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7237833085356" calcext:value-type="float">
            <text:p>3.27237833085356</text:p>
          </table:table-cell>
          <table:table-cell office:value-type="float" office:value="-0.112741930823196" calcext:value-type="float">
            <text:p>-0.112741930823196</text:p>
          </table:table-cell>
          <table:table-cell office:value-type="float" office:value="6.22624228892061" calcext:value-type="float">
            <text:p>6.22624228892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3915844289498" calcext:value-type="float">
            <text:p>3.63915844289498</text:p>
          </table:table-cell>
          <table:table-cell office:value-type="float" office:value="-0.0154688217740591" calcext:value-type="float">
            <text:p>-0.015468821774059</text:p>
          </table:table-cell>
          <table:table-cell office:value-type="float" office:value="6.27510535241246" calcext:value-type="float">
            <text:p>6.27510535241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4260102258695" calcext:value-type="float">
            <text:p>3.94260102258695</text:p>
          </table:table-cell>
          <table:table-cell office:value-type="float" office:value="0.0213565525630577" calcext:value-type="float">
            <text:p>0.021356552563058</text:p>
          </table:table-cell>
          <table:table-cell office:value-type="float" office:value="6.27859629543581" calcext:value-type="float">
            <text:p>6.27859629543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7189371124937" calcext:value-type="float">
            <text:p>4.27189371124937</text:p>
          </table:table-cell>
          <table:table-cell office:value-type="float" office:value="0.0099297864299308" calcext:value-type="float">
            <text:p>0.009929786429931</text:p>
          </table:table-cell>
          <table:table-cell office:value-type="float" office:value="6.27273928633398" calcext:value-type="float">
            <text:p>6.27273928633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8317106058293" calcext:value-type="float">
            <text:p>4.58317106058293</text:p>
          </table:table-cell>
          <table:table-cell office:value-type="float" office:value="-0.0776780905830378" calcext:value-type="float">
            <text:p>-0.077678090583038</text:p>
          </table:table-cell>
          <table:table-cell office:value-type="float" office:value="6.2646133219978" calcext:value-type="float">
            <text:p>6.2646133219978</text:p>
          </table:table-cell>
          <table:table-cell office:value-type="float" office:value="-4.58317106058293" calcext:value-type="float">
            <text:p>-4.58317106058293</text:p>
          </table:table-cell>
          <table:table-cell office:value-type="float" office:value="0.0776780905830378" calcext:value-type="float">
            <text:p>0.077678090583038</text:p>
          </table:table-cell>
          <table:table-cell office:value-type="float" office:value="-6.2646133219978" calcext:value-type="float">
            <text:p>-6.2646133219978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2133958972396" calcext:value-type="float">
            <text:p>4.72133958972396</text:p>
          </table:table-cell>
          <table:table-cell office:value-type="float" office:value="0.0385838969446104" calcext:value-type="float">
            <text:p>0.03858389694461</text:p>
          </table:table-cell>
          <table:table-cell office:value-type="float" office:value="0.0030949864301355" calcext:value-type="float">
            <text:p>0.003094986430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4186306267759" calcext:value-type="float">
            <text:p>4.74186306267759</text:p>
          </table:table-cell>
          <table:table-cell office:value-type="float" office:value="0.0506098562433783" calcext:value-type="float">
            <text:p>0.050609856243378</text:p>
          </table:table-cell>
          <table:table-cell office:value-type="float" office:value="0.00400395815309878" calcext:value-type="float">
            <text:p>0.004003958153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2778101828313" calcext:value-type="float">
            <text:p>4.72778101828313</text:p>
          </table:table-cell>
          <table:table-cell office:value-type="float" office:value="0.0170774359691757" calcext:value-type="float">
            <text:p>0.017077435969176</text:p>
          </table:table-cell>
          <table:table-cell office:value-type="float" office:value="6.28160729623988" calcext:value-type="float">
            <text:p>6.28160729623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7020618140034" calcext:value-type="float">
            <text:p>4.67020618140034</text:p>
          </table:table-cell>
          <table:table-cell office:value-type="float" office:value="0.0253070366843622" calcext:value-type="float">
            <text:p>0.025307036684362</text:p>
          </table:table-cell>
          <table:table-cell office:value-type="float" office:value="6.28216529237148" calcext:value-type="float">
            <text:p>6.28216529237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3397657793832" calcext:value-type="float">
            <text:p>4.73397657793832</text:p>
          </table:table-cell>
          <table:table-cell office:value-type="float" office:value="0.0286934690203486" calcext:value-type="float">
            <text:p>0.028693469020349</text:p>
          </table:table-cell>
          <table:table-cell office:value-type="float" office:value="-0.000387978062704992" calcext:value-type="float">
            <text:p>-0.000387978062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4712382124396" calcext:value-type="float">
            <text:p>4.64712382124396</text:p>
          </table:table-cell>
          <table:table-cell office:value-type="float" office:value="-0.00130023091507269" calcext:value-type="float">
            <text:p>-0.001300230915073</text:p>
          </table:table-cell>
          <table:table-cell office:value-type="float" office:value="6.2818613161992" calcext:value-type="float">
            <text:p>6.2818613161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638588755844" calcext:value-type="float">
            <text:p>4.6638588755844</text:p>
          </table:table-cell>
          <table:table-cell office:value-type="float" office:value="-0.0103959857882694" calcext:value-type="float">
            <text:p>-0.010395985788269</text:p>
          </table:table-cell>
          <table:table-cell office:value-type="float" office:value="6.27349034376573" calcext:value-type="float">
            <text:p>6.27349034376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5667459511053" calcext:value-type="float">
            <text:p>4.75667459511053</text:p>
          </table:table-cell>
          <table:table-cell office:value-type="float" office:value="-0.0221358870223673" calcext:value-type="float">
            <text:p>-0.022135887022367</text:p>
          </table:table-cell>
          <table:table-cell office:value-type="float" office:value="6.27958224662337" calcext:value-type="float">
            <text:p>6.27958224662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944831452280653" calcext:value-type="float">
            <text:p>-0.944831452280653</text:p>
          </table:table-cell>
          <table:table-cell office:value-type="float" office:value="-0.266022947972175" calcext:value-type="float">
            <text:p>-0.266022947972175</text:p>
          </table:table-cell>
          <table:table-cell office:value-type="float" office:value="6.28039651589461" calcext:value-type="float">
            <text:p>6.28039651589461</text:p>
          </table:table-cell>
          <table:table-cell office:value-type="float" office:value="-8.03024243531632" calcext:value-type="float">
            <text:p>-8.03024243531632</text:p>
          </table:table-cell>
          <table:table-cell office:value-type="float" office:value="2.52264384389819" calcext:value-type="float">
            <text:p>2.52264384389819</text:p>
          </table:table-cell>
          <table:table-cell office:value-type="float" office:value="6.61841914682656" calcext:value-type="float">
            <text:p>6.61841914682656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5792519283789" calcext:value-type="float">
            <text:p>4.85792519283789</text:p>
          </table:table-cell>
          <table:table-cell office:value-type="float" office:value="0.0280535084096891" calcext:value-type="float">
            <text:p>0.028053508409689</text:p>
          </table:table-cell>
          <table:table-cell office:value-type="float" office:value="0.0132080948792262" calcext:value-type="float">
            <text:p>0.013208094879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737074084378847" calcext:value-type="float">
            <text:p>-0.737074084378847</text:p>
          </table:table-cell>
          <table:table-cell office:value-type="float" office:value="-0.252351930479932" calcext:value-type="float">
            <text:p>-0.252351930479932</text:p>
          </table:table-cell>
          <table:table-cell office:value-type="float" office:value="0.000827311080360914" calcext:value-type="float">
            <text:p>0.000827311080361</text:p>
          </table:table-cell>
          <table:table-cell office:value-type="float" office:value="2.47872612696237" calcext:value-type="float">
            <text:p>2.47872612696237</text:p>
          </table:table-cell>
          <table:table-cell office:value-type="float" office:value="-8.1207568021745" calcext:value-type="float">
            <text:p>-8.1207568021745</text:p>
          </table:table-cell>
          <table:table-cell office:value-type="float" office:value="-0.627614635172064" calcext:value-type="float">
            <text:p>-0.627614635172064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1334312025927" calcext:value-type="float">
            <text:p>5.01334312025927</text:p>
          </table:table-cell>
          <table:table-cell office:value-type="float" office:value="0.11083417641485" calcext:value-type="float">
            <text:p>0.11083417641485</text:p>
          </table:table-cell>
          <table:table-cell office:value-type="float" office:value="0.024234944739409" calcext:value-type="float">
            <text:p>0.024234944739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481851595507948" calcext:value-type="float">
            <text:p>-0.481851595507948</text:p>
          </table:table-cell>
          <table:table-cell office:value-type="float" office:value="-0.214043606345228" calcext:value-type="float">
            <text:p>-0.214043606345228</text:p>
          </table:table-cell>
          <table:table-cell office:value-type="float" office:value="0.00135230807422032" calcext:value-type="float">
            <text:p>0.00135230807422</text:p>
          </table:table-cell>
          <table:table-cell office:value-type="float" office:value="-3.62234632994237" calcext:value-type="float">
            <text:p>-3.62234632994237</text:p>
          </table:table-cell>
          <table:table-cell office:value-type="float" office:value="-7.08703231083732" calcext:value-type="float">
            <text:p>-7.08703231083732</text:p>
          </table:table-cell>
          <table:table-cell office:value-type="float" office:value="0.0990700858157792" calcext:value-type="float">
            <text:p>0.099070085815779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8519038267319" calcext:value-type="float">
            <text:p>5.18519038267319</text:p>
          </table:table-cell>
          <table:table-cell office:value-type="float" office:value="0.013324747876834" calcext:value-type="float">
            <text:p>0.013324747876834</text:p>
          </table:table-cell>
          <table:table-cell office:value-type="float" office:value="0.0069540677696091" calcext:value-type="float">
            <text:p>0.006954067769609</text:p>
          </table:table-cell>
          <table:table-cell office:value-type="float" office:value="-5.18519038267319" calcext:value-type="float">
            <text:p>-5.18519038267319</text:p>
          </table:table-cell>
          <table:table-cell office:value-type="float" office:value="-0.013324747876834" calcext:value-type="float">
            <text:p>-0.013324747876834</text:p>
          </table:table-cell>
          <table:table-cell office:value-type="float" office:value="-0.0069540677696091" calcext:value-type="float">
            <text:p>-0.006954067769609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28057149554769" calcext:value-type="float">
            <text:p>-0.28057149554769</text:p>
          </table:table-cell>
          <table:table-cell office:value-type="float" office:value="-0.181872142508439" calcext:value-type="float">
            <text:p>-0.181872142508439</text:p>
          </table:table-cell>
          <table:table-cell office:value-type="float" office:value="0.00548732160126245" calcext:value-type="float">
            <text:p>0.005487321601262</text:p>
          </table:table-cell>
          <table:table-cell office:value-type="float" office:value="9.42940448760847" calcext:value-type="float">
            <text:p>9.42940448760847</text:p>
          </table:table-cell>
          <table:table-cell office:value-type="float" office:value="-4.43527375047406" calcext:value-type="float">
            <text:p>-4.43527375047406</text:p>
          </table:table-cell>
          <table:table-cell office:value-type="float" office:value="0.843696571898437" calcext:value-type="float">
            <text:p>0.843696571898437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7295216132379" calcext:value-type="float">
            <text:p>5.27295216132379</text:p>
          </table:table-cell>
          <table:table-cell office:value-type="float" office:value="0.0217034486404748" calcext:value-type="float">
            <text:p>0.021703448640475</text:p>
          </table:table-cell>
          <table:table-cell office:value-type="float" office:value="0.00339789995482901" calcext:value-type="float">
            <text:p>0.003397899954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947268996323061" calcext:value-type="float">
            <text:p>0.094726899632306</text:p>
          </table:table-cell>
          <table:table-cell office:value-type="float" office:value="-0.169851493151043" calcext:value-type="float">
            <text:p>-0.169851493151043</text:p>
          </table:table-cell>
          <table:table-cell office:value-type="float" office:value="0.00417029757280359" calcext:value-type="float">
            <text:p>0.004170297572804</text:p>
          </table:table-cell>
          <table:table-cell office:value-type="float" office:value="1.59761039478513" calcext:value-type="float">
            <text:p>1.59761039478513</text:p>
          </table:table-cell>
          <table:table-cell office:value-type="float" office:value="-9.95414354387759" calcext:value-type="float">
            <text:p>-9.95414354387759</text:p>
          </table:table-cell>
          <table:table-cell office:value-type="float" office:value="0.12401268831624" calcext:value-type="float">
            <text:p>0.12401268831624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2388978379742" calcext:value-type="float">
            <text:p>5.32388978379742</text:p>
          </table:table-cell>
          <table:table-cell office:value-type="float" office:value="0.0144220964065676" calcext:value-type="float">
            <text:p>0.014422096406568</text:p>
          </table:table-cell>
          <table:table-cell office:value-type="float" office:value="6.28394938896253" calcext:value-type="float">
            <text:p>6.28394938896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60816554310094" calcext:value-type="float">
            <text:p>0.560816554310094</text:p>
          </table:table-cell>
          <table:table-cell office:value-type="float" office:value="-0.158589914081944" calcext:value-type="float">
            <text:p>-0.158589914081944</text:p>
          </table:table-cell>
          <table:table-cell office:value-type="float" office:value="0.0015213495233976" calcext:value-type="float">
            <text:p>0.001521349523398</text:p>
          </table:table-cell>
          <table:table-cell office:value-type="float" office:value="3.66136582877462" calcext:value-type="float">
            <text:p>3.66136582877462</text:p>
          </table:table-cell>
          <table:table-cell office:value-type="float" office:value="-6.47671902718509" calcext:value-type="float">
            <text:p>-6.47671902718509</text:p>
          </table:table-cell>
          <table:table-cell office:value-type="float" office:value="0.374182147227745" calcext:value-type="float">
            <text:p>0.374182147227745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2590251573067" calcext:value-type="float">
            <text:p>5.32590251573067</text:p>
          </table:table-cell>
          <table:table-cell office:value-type="float" office:value="-0.00931058536722617" calcext:value-type="float">
            <text:p>-0.009310585367226</text:p>
          </table:table-cell>
          <table:table-cell office:value-type="float" office:value="6.2799072158086" calcext:value-type="float">
            <text:p>6.27990721580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2219237099273" calcext:value-type="float">
            <text:p>5.32219237099273</text:p>
          </table:table-cell>
          <table:table-cell office:value-type="float" office:value="0.000863336994560768" calcext:value-type="float">
            <text:p>0.000863336994561</text:p>
          </table:table-cell>
          <table:table-cell office:value-type="float" office:value="-0.00097591160797511" calcext:value-type="float">
            <text:p>-0.000975911607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4246940570118" calcext:value-type="float">
            <text:p>5.44246940570118</text:p>
          </table:table-cell>
          <table:table-cell office:value-type="float" office:value="0.0148153698940712" calcext:value-type="float">
            <text:p>0.014815369894071</text:p>
          </table:table-cell>
          <table:table-cell office:value-type="float" office:value="0.0028229472275261" calcext:value-type="float">
            <text:p>0.002822947227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3057785570773" calcext:value-type="float">
            <text:p>5.33057785570773</text:p>
          </table:table-cell>
          <table:table-cell office:value-type="float" office:value="-0.00631592072267949" calcext:value-type="float">
            <text:p>-0.00631592072268</text:p>
          </table:table-cell>
          <table:table-cell office:value-type="float" office:value="6.26894734982333" calcext:value-type="float">
            <text:p>6.26894734982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8796584376844" calcext:value-type="float">
            <text:p>5.38796584376844</text:p>
          </table:table-cell>
          <table:table-cell office:value-type="float" office:value="-0.0442256511760684" calcext:value-type="float">
            <text:p>-0.044225651176068</text:p>
          </table:table-cell>
          <table:table-cell office:value-type="float" office:value="6.26526223294977" calcext:value-type="float">
            <text:p>6.26526223294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9641202527414" calcext:value-type="float">
            <text:p>5.39641202527414</text:p>
          </table:table-cell>
          <table:table-cell office:value-type="float" office:value="-0.0210204743451266" calcext:value-type="float">
            <text:p>-0.021020474345127</text:p>
          </table:table-cell>
          <table:table-cell office:value-type="float" office:value="6.27190232557707" calcext:value-type="float">
            <text:p>6.27190232557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8646182547483" calcext:value-type="float">
            <text:p>5.48646182547483</text:p>
          </table:table-cell>
          <table:table-cell office:value-type="float" office:value="0.0125074598918309" calcext:value-type="float">
            <text:p>0.012507459891831</text:p>
          </table:table-cell>
          <table:table-cell office:value-type="float" office:value="0.00220898405812396" calcext:value-type="float">
            <text:p>0.002208984058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706531228451339" calcext:value-type="float">
            <text:p>-0.706531228451339</text:p>
          </table:table-cell>
          <table:table-cell office:value-type="float" office:value="-0.493276596716839" calcext:value-type="float">
            <text:p>-0.493276596716839</text:p>
          </table:table-cell>
          <table:table-cell office:value-type="float" office:value="6.26746958928733" calcext:value-type="float">
            <text:p>6.26746958928733</text:p>
          </table:table-cell>
          <table:table-cell office:value-type="float" office:value="3.87069370378116" calcext:value-type="float">
            <text:p>3.87069370378116</text:p>
          </table:table-cell>
          <table:table-cell office:value-type="float" office:value="6.22258055986284" calcext:value-type="float">
            <text:p>6.22258055986284</text:p>
          </table:table-cell>
          <table:table-cell office:value-type="float" office:value="6.96680228055184" calcext:value-type="float">
            <text:p>6.96680228055184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4251185357569" calcext:value-type="float">
            <text:p>5.54251185357569</text:p>
          </table:table-cell>
          <table:table-cell office:value-type="float" office:value="0.0410491312562067" calcext:value-type="float">
            <text:p>0.041049131256207</text:p>
          </table:table-cell>
          <table:table-cell office:value-type="float" office:value="0.0152310839168651" calcext:value-type="float">
            <text:p>0.015231083916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0492111733965288" calcext:value-type="float">
            <text:p>-0.049211173396529</text:p>
          </table:table-cell>
          <table:table-cell office:value-type="float" office:value="-0.524188503908363" calcext:value-type="float">
            <text:p>-0.524188503908363</text:p>
          </table:table-cell>
          <table:table-cell office:value-type="float" office:value="0.000251288252875396" calcext:value-type="float">
            <text:p>0.000251288252875</text:p>
          </table:table-cell>
          <table:table-cell office:value-type="float" office:value="0.605052648292989" calcext:value-type="float">
            <text:p>0.605052648292989</text:p>
          </table:table-cell>
          <table:table-cell office:value-type="float" office:value="8.02371766738405" calcext:value-type="float">
            <text:p>8.02371766738405</text:p>
          </table:table-cell>
          <table:table-cell office:value-type="float" office:value="0.387868870715671" calcext:value-type="float">
            <text:p>0.387868870715671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779281983188" calcext:value-type="float">
            <text:p>5.6779281983188</text:p>
          </table:table-cell>
          <table:table-cell office:value-type="float" office:value="0.0885493403910778" calcext:value-type="float">
            <text:p>0.088549340391078</text:p>
          </table:table-cell>
          <table:table-cell office:value-type="float" office:value="0.0158949683070043" calcext:value-type="float">
            <text:p>0.015894968307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73114294524204" calcext:value-type="float">
            <text:p>0.673114294524204</text:p>
          </table:table-cell>
          <table:table-cell office:value-type="float" office:value="-0.458079952298533" calcext:value-type="float">
            <text:p>-0.458079952298533</text:p>
          </table:table-cell>
          <table:table-cell office:value-type="float" office:value="0.011325364496946" calcext:value-type="float">
            <text:p>0.011325364496946</text:p>
          </table:table-cell>
          <table:table-cell office:value-type="float" office:value="0.616415936806959" calcext:value-type="float">
            <text:p>0.616415936806959</text:p>
          </table:table-cell>
          <table:table-cell office:value-type="float" office:value="-7.32693981801759" calcext:value-type="float">
            <text:p>-7.32693981801759</text:p>
          </table:table-cell>
          <table:table-cell office:value-type="float" office:value="0.889283409750475" calcext:value-type="float">
            <text:p>0.889283409750475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7491820005123" calcext:value-type="float">
            <text:p>5.77491820005123</text:p>
          </table:table-cell>
          <table:table-cell office:value-type="float" office:value="0.03843579354241" calcext:value-type="float">
            <text:p>0.03843579354241</text:p>
          </table:table-cell>
          <table:table-cell office:value-type="float" office:value="0.00934104544266827" calcext:value-type="float">
            <text:p>0.009341045442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461055748783" calcext:value-type="float">
            <text:p>5.8461055748783</text:p>
          </table:table-cell>
          <table:table-cell office:value-type="float" office:value="0.0567303364795373" calcext:value-type="float">
            <text:p>0.056730336479537</text:p>
          </table:table-cell>
          <table:table-cell office:value-type="float" office:value="0.0117699363569848" calcext:value-type="float">
            <text:p>0.011769936356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8891697868904" calcext:value-type="float">
            <text:p>5.78891697868904</text:p>
          </table:table-cell>
          <table:table-cell office:value-type="float" office:value="0.0554945804555962" calcext:value-type="float">
            <text:p>0.055494580455596</text:p>
          </table:table-cell>
          <table:table-cell office:value-type="float" office:value="0.00878400918924774" calcext:value-type="float">
            <text:p>0.008784009189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3952712726718" calcext:value-type="float">
            <text:p>5.73952712726718</text:p>
          </table:table-cell>
          <table:table-cell office:value-type="float" office:value="0.0180241153010365" calcext:value-type="float">
            <text:p>0.018024115301037</text:p>
          </table:table-cell>
          <table:table-cell office:value-type="float" office:value="0.00408296689402497" calcext:value-type="float">
            <text:p>0.004082966894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5678573792018" calcext:value-type="float">
            <text:p>5.65678573792018</text:p>
          </table:table-cell>
          <table:table-cell office:value-type="float" office:value="0.034716275516738" calcext:value-type="float">
            <text:p>0.034716275516738</text:p>
          </table:table-cell>
          <table:table-cell office:value-type="float" office:value="0.00591008494489121" calcext:value-type="float">
            <text:p>0.005910084944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307759795121555" calcext:value-type="float">
            <text:p>-0.307759795121555</text:p>
          </table:table-cell>
          <table:table-cell office:value-type="float" office:value="-0.246000667404019" calcext:value-type="float">
            <text:p>-0.246000667404019</text:p>
          </table:table-cell>
          <table:table-cell office:value-type="float" office:value="0.00203835705917159" calcext:value-type="float">
            <text:p>0.002038357059172</text:p>
          </table:table-cell>
          <table:table-cell office:value-type="float" office:value="4.38070806634184" calcext:value-type="float">
            <text:p>4.38070806634184</text:p>
          </table:table-cell>
          <table:table-cell office:value-type="float" office:value="-3.14527724353857" calcext:value-type="float">
            <text:p>-3.14527724353857</text:p>
          </table:table-cell>
          <table:table-cell office:value-type="float" office:value="0.788605230389026" calcext:value-type="float">
            <text:p>0.788605230389026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5344093870391" calcext:value-type="float">
            <text:p>5.45344093870391</text:p>
          </table:table-cell>
          <table:table-cell office:value-type="float" office:value="0.0380118767175668" calcext:value-type="float">
            <text:p>0.038011876717567</text:p>
          </table:table-cell>
          <table:table-cell office:value-type="float" office:value="0.00678797071113124" calcext:value-type="float">
            <text:p>0.006787970711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81897723335449" calcext:value-type="float">
            <text:p>0.381897723335449</text:p>
          </table:table-cell>
          <table:table-cell office:value-type="float" office:value="-0.213598147701134" calcext:value-type="float">
            <text:p>-0.213598147701134</text:p>
          </table:table-cell>
          <table:table-cell office:value-type="float" office:value="0.00842833728473814" calcext:value-type="float">
            <text:p>0.008428337284738</text:p>
          </table:table-cell>
          <table:table-cell office:value-type="float" office:value="4.02782611675108" calcext:value-type="float">
            <text:p>4.02782611675108</text:p>
          </table:table-cell>
          <table:table-cell office:value-type="float" office:value="-5.07744347925408" calcext:value-type="float">
            <text:p>-5.07744347925408</text:p>
          </table:table-cell>
          <table:table-cell office:value-type="float" office:value="0.0410172457974503" calcext:value-type="float">
            <text:p>0.04101724579745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179067152925" calcext:value-type="float">
            <text:p>5.1179067152925</text:p>
          </table:table-cell>
          <table:table-cell office:value-type="float" office:value="0.0428907628863919" calcext:value-type="float">
            <text:p>0.042890762886392</text:p>
          </table:table-cell>
          <table:table-cell office:value-type="float" office:value="0.00879592926512438" calcext:value-type="float">
            <text:p>0.008795929265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82210345629293" calcext:value-type="float">
            <text:p>0.882210345629293</text:p>
          </table:table-cell>
          <table:table-cell office:value-type="float" office:value="-0.171380320250933" calcext:value-type="float">
            <text:p>-0.171380320250933</text:p>
          </table:table-cell>
          <table:table-cell office:value-type="float" office:value="0.00924229699386412" calcext:value-type="float">
            <text:p>0.009242296993864</text:p>
          </table:table-cell>
          <table:table-cell office:value-type="float" office:value="-0.189920168988295" calcext:value-type="float">
            <text:p>-0.189920168988295</text:p>
          </table:table-cell>
          <table:table-cell office:value-type="float" office:value="2.32803802049631" calcext:value-type="float">
            <text:p>2.32803802049631</text:p>
          </table:table-cell>
          <table:table-cell office:value-type="float" office:value="-0.447916109180772" calcext:value-type="float">
            <text:p>-0.447916109180772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0454198649486" calcext:value-type="float">
            <text:p>4.80454198649486</text:p>
          </table:table-cell>
          <table:table-cell office:value-type="float" office:value="0.0588502510480373" calcext:value-type="float">
            <text:p>0.058850251048037</text:p>
          </table:table-cell>
          <table:table-cell office:value-type="float" office:value="0.00988001747267343" calcext:value-type="float">
            <text:p>0.009880017472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1806019234506" calcext:value-type="float">
            <text:p>4.31806019234506</text:p>
          </table:table-cell>
          <table:table-cell office:value-type="float" office:value="0.0207479344113983" calcext:value-type="float">
            <text:p>0.020747934411398</text:p>
          </table:table-cell>
          <table:table-cell office:value-type="float" office:value="6.27710737773605" calcext:value-type="float">
            <text:p>6.27710737773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499552018561" calcext:value-type="float">
            <text:p>3.6499552018561</text:p>
          </table:table-cell>
          <table:table-cell office:value-type="float" office:value="-0.17031426353113" calcext:value-type="float">
            <text:p>-0.17031426353113</text:p>
          </table:table-cell>
          <table:table-cell office:value-type="float" office:value="6.25145532084556" calcext:value-type="float">
            <text:p>6.25145532084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8510175535793" calcext:value-type="float">
            <text:p>3.68510175535793</text:p>
          </table:table-cell>
          <table:table-cell office:value-type="float" office:value="-0.278455185390621" calcext:value-type="float">
            <text:p>-0.278455185390621</text:p>
          </table:table-cell>
          <table:table-cell office:value-type="float" office:value="6.24673520805542" calcext:value-type="float">
            <text:p>6.24673520805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6984223804356" calcext:value-type="float">
            <text:p>3.66984223804356</text:p>
          </table:table-cell>
          <table:table-cell office:value-type="float" office:value="-0.145883230236061" calcext:value-type="float">
            <text:p>-0.145883230236061</text:p>
          </table:table-cell>
          <table:table-cell office:value-type="float" office:value="6.24871041220651" calcext:value-type="float">
            <text:p>6.24871041220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5777806732703" calcext:value-type="float">
            <text:p>3.25777806732703</text:p>
          </table:table-cell>
          <table:table-cell office:value-type="float" office:value="-0.00875283102214098" calcext:value-type="float">
            <text:p>-0.008752831022141</text:p>
          </table:table-cell>
          <table:table-cell office:value-type="float" office:value="6.26781927534889" calcext:value-type="float">
            <text:p>6.26781927534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7513259374041" calcext:value-type="float">
            <text:p>2.67513259374041</text:p>
          </table:table-cell>
          <table:table-cell office:value-type="float" office:value="0.0536062782630131" calcext:value-type="float">
            <text:p>0.053606278263013</text:p>
          </table:table-cell>
          <table:table-cell office:value-type="float" office:value="0.0221069358323006" calcext:value-type="float">
            <text:p>0.022106935832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0434534634486" calcext:value-type="float">
            <text:p>2.10434534634486</text:p>
          </table:table-cell>
          <table:table-cell office:value-type="float" office:value="0.100451206002862" calcext:value-type="float">
            <text:p>0.100451206002862</text:p>
          </table:table-cell>
          <table:table-cell office:value-type="float" office:value="0.0150790154449645" calcext:value-type="float">
            <text:p>0.015079015444965</text:p>
          </table:table-cell>
          <table:table-cell office:value-type="float" office:value="-2.10434534634486" calcext:value-type="float">
            <text:p>-2.10434534634486</text:p>
          </table:table-cell>
          <table:table-cell office:value-type="float" office:value="-0.100451206002862" calcext:value-type="float">
            <text:p>-0.100451206002862</text:p>
          </table:table-cell>
          <table:table-cell office:value-type="float" office:value="-0.0150790154449645" calcext:value-type="float">
            <text:p>-0.015079015444965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3311534590864" calcext:value-type="float">
            <text:p>1.43311534590864</text:p>
          </table:table-cell>
          <table:table-cell office:value-type="float" office:value="0.0475040371862099" calcext:value-type="float">
            <text:p>0.04750403718621</text:p>
          </table:table-cell>
          <table:table-cell office:value-type="float" office:value="0.0148750090559048" calcext:value-type="float">
            <text:p>0.014875009055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8647116194307" calcext:value-type="float">
            <text:p>1.08647116194307</text:p>
          </table:table-cell>
          <table:table-cell office:value-type="float" office:value="0.0155794790096115" calcext:value-type="float">
            <text:p>0.015579479009612</text:p>
          </table:table-cell>
          <table:table-cell office:value-type="float" office:value="0.00926796719599294" calcext:value-type="float">
            <text:p>0.009267967195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181645174401183" calcext:value-type="float">
            <text:p>-0.181645174401183</text:p>
          </table:table-cell>
          <table:table-cell office:value-type="float" office:value="-0.60841382706505" calcext:value-type="float">
            <text:p>-0.60841382706505</text:p>
          </table:table-cell>
          <table:table-cell office:value-type="float" office:value="0.213472237619135" calcext:value-type="float">
            <text:p>0.213472237619135</text:p>
          </table:table-cell>
          <table:table-cell office:value-type="float" office:value="0.209650503481279" calcext:value-type="float">
            <text:p>0.209650503481279</text:p>
          </table:table-cell>
          <table:table-cell office:value-type="float" office:value="-1.09463820810743" calcext:value-type="float">
            <text:p>-1.09463820810743</text:p>
          </table:table-cell>
          <table:table-cell office:value-type="float" office:value="-0.588027694154987" calcext:value-type="float">
            <text:p>-0.588027694154987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9157931664772" calcext:value-type="float">
            <text:p>0.979157931664772</text:p>
          </table:table-cell>
          <table:table-cell office:value-type="float" office:value="0.0184416863540469" calcext:value-type="float">
            <text:p>0.018441686354047</text:p>
          </table:table-cell>
          <table:table-cell office:value-type="float" office:value="0.00927000420262229" calcext:value-type="float">
            <text:p>0.009270004202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870361499672711" calcext:value-type="float">
            <text:p>-0.870361499672711</text:p>
          </table:table-cell>
          <table:table-cell office:value-type="float" office:value="-0.237921724796905" calcext:value-type="float">
            <text:p>-0.237921724796905</text:p>
          </table:table-cell>
          <table:table-cell office:value-type="float" office:value="0.360178243036006" calcext:value-type="float">
            <text:p>0.360178243036006</text:p>
          </table:table-cell>
          <table:table-cell office:value-type="float" office:value="-6.68212226675817" calcext:value-type="float">
            <text:p>-6.68212226675817</text:p>
          </table:table-cell>
          <table:table-cell office:value-type="float" office:value="9.73341385408481" calcext:value-type="float">
            <text:p>9.73341385408481</text:p>
          </table:table-cell>
          <table:table-cell office:value-type="float" office:value="0.251078884944739" calcext:value-type="float">
            <text:p>0.251078884944739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8327164730122" calcext:value-type="float">
            <text:p>0.78327164730122</text:p>
          </table:table-cell>
          <table:table-cell office:value-type="float" office:value="-0.390606106725358" calcext:value-type="float">
            <text:p>-0.390606106725358</text:p>
          </table:table-cell>
          <table:table-cell office:value-type="float" office:value="0.223742241821758" calcext:value-type="float">
            <text:p>0.223742241821758</text:p>
          </table:table-cell>
          <table:table-cell office:value-type="float" office:value="-1.7705207300154" calcext:value-type="float">
            <text:p>-1.7705207300154</text:p>
          </table:table-cell>
          <table:table-cell office:value-type="float" office:value="6.51889527682726" calcext:value-type="float">
            <text:p>6.51889527682726</text:p>
          </table:table-cell>
          <table:table-cell office:value-type="float" office:value="-0.00779221307698732" calcext:value-type="float">
            <text:p>-0.007792213076987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6591404697132" calcext:value-type="float">
            <text:p>0.996591404697132</text:p>
          </table:table-cell>
          <table:table-cell office:value-type="float" office:value="0.0043863445013892" calcext:value-type="float">
            <text:p>0.004386344501389</text:p>
          </table:table-cell>
          <table:table-cell office:value-type="float" office:value="0.0102920987454882" calcext:value-type="float">
            <text:p>0.010292098745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7853960800083" calcext:value-type="float">
            <text:p>0.047853960800083</text:p>
          </table:table-cell>
          <table:table-cell office:value-type="float" office:value="0.123256811219733" calcext:value-type="float">
            <text:p>0.123256811219733</text:p>
          </table:table-cell>
          <table:table-cell office:value-type="float" office:value="0.371470341781495" calcext:value-type="float">
            <text:p>0.371470341781495</text:p>
          </table:table-cell>
          <table:table-cell office:value-type="float" office:value="-0.75732138723763" calcext:value-type="float">
            <text:p>-0.75732138723763</text:p>
          </table:table-cell>
          <table:table-cell office:value-type="float" office:value="4.13420989666622" calcext:value-type="float">
            <text:p>4.13420989666622</text:p>
          </table:table-cell>
          <table:table-cell office:value-type="float" office:value="-0.48478007689281" calcext:value-type="float">
            <text:p>-0.48478007689281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6872162668895" calcext:value-type="float">
            <text:p>1.16872162668895</text:p>
          </table:table-cell>
          <table:table-cell office:value-type="float" office:value="0.0512957749706209" calcext:value-type="float">
            <text:p>0.051295774970621</text:p>
          </table:table-cell>
          <table:table-cell office:value-type="float" office:value="0.0147929662896865" calcext:value-type="float">
            <text:p>0.014792966289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3625332253498" calcext:value-type="float">
            <text:p>1.63625332253498</text:p>
          </table:table-cell>
          <table:table-cell office:value-type="float" office:value="0.0242617356306789" calcext:value-type="float">
            <text:p>0.024261735630679</text:p>
          </table:table-cell>
          <table:table-cell office:value-type="float" office:value="0.0143809768719781" calcext:value-type="float">
            <text:p>0.014380976871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237283844849" calcext:value-type="float">
            <text:p>2.18237283844849</text:p>
          </table:table-cell>
          <table:table-cell office:value-type="float" office:value="0.0251967912632927" calcext:value-type="float">
            <text:p>0.025196791263293</text:p>
          </table:table-cell>
          <table:table-cell office:value-type="float" office:value="6.27993037270325" calcext:value-type="float">
            <text:p>6.27993037270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9241261707766" calcext:value-type="float">
            <text:p>2.69241261707766</text:p>
          </table:table-cell>
          <table:table-cell office:value-type="float" office:value="-0.0397806016880884" calcext:value-type="float">
            <text:p>-0.039780601688088</text:p>
          </table:table-cell>
          <table:table-cell office:value-type="float" office:value="6.2791292575313" calcext:value-type="float">
            <text:p>6.2791292575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8123785240055" calcext:value-type="float">
            <text:p>3.18123785240055</text:p>
          </table:table-cell>
          <table:table-cell office:value-type="float" office:value="0.00770427987355561" calcext:value-type="float">
            <text:p>0.007704279873556</text:p>
          </table:table-cell>
          <table:table-cell office:value-type="float" office:value="0.0116530173746447" calcext:value-type="float">
            <text:p>0.011653017374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088821636385" calcext:value-type="float">
            <text:p>3.6088821636385</text:p>
          </table:table-cell>
          <table:table-cell office:value-type="float" office:value="0.040363364704566" calcext:value-type="float">
            <text:p>0.040363364704566</text:p>
          </table:table-cell>
          <table:table-cell office:value-type="float" office:value="0.00803296409450975" calcext:value-type="float">
            <text:p>0.00803296409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4443992021732" calcext:value-type="float">
            <text:p>4.14443992021732</text:p>
          </table:table-cell>
          <table:table-cell office:value-type="float" office:value="0.0410671197901513" calcext:value-type="float">
            <text:p>0.041067119790151</text:p>
          </table:table-cell>
          <table:table-cell office:value-type="float" office:value="0.00439898859019267" calcext:value-type="float">
            <text:p>0.004398988590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45522217533687" calcext:value-type="float">
            <text:p>4.45522217533687</text:p>
          </table:table-cell>
          <table:table-cell office:value-type="float" office:value="0.0499035280251496" calcext:value-type="float">
            <text:p>0.04990352802515</text:p>
          </table:table-cell>
          <table:table-cell office:value-type="float" office:value="0.00204901656521954" calcext:value-type="float">
            <text:p>0.00204901656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3240023221478" calcext:value-type="float">
            <text:p>4.73240023221478</text:p>
          </table:table-cell>
          <table:table-cell office:value-type="float" office:value="0.019230795543175" calcext:value-type="float">
            <text:p>0.019230795543175</text:p>
          </table:table-cell>
          <table:table-cell office:value-type="float" office:value="6.27802528527921" calcext:value-type="float">
            <text:p>6.27802528527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1579954778118" calcext:value-type="float">
            <text:p>5.01579954778118</text:p>
          </table:table-cell>
          <table:table-cell office:value-type="float" office:value="-0.0741171213074836" calcext:value-type="float">
            <text:p>-0.074117121307484</text:p>
          </table:table-cell>
          <table:table-cell office:value-type="float" office:value="6.27143138563281" calcext:value-type="float">
            <text:p>6.27143138563281</text:p>
          </table:table-cell>
          <table:table-cell office:value-type="float" office:value="-5.01579954778118" calcext:value-type="float">
            <text:p>-5.01579954778118</text:p>
          </table:table-cell>
          <table:table-cell office:value-type="float" office:value="0.0741171213074836" calcext:value-type="float">
            <text:p>0.074117121307484</text:p>
          </table:table-cell>
          <table:table-cell office:value-type="float" office:value="-6.27143138563281" calcext:value-type="float">
            <text:p>-6.27143138563281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1479151711343" calcext:value-type="float">
            <text:p>5.11479151711343</text:p>
          </table:table-cell>
          <table:table-cell office:value-type="float" office:value="0.0196696567926244" calcext:value-type="float">
            <text:p>0.019669656792625</text:p>
          </table:table-cell>
          <table:table-cell office:value-type="float" office:value="0.00352294785416392" calcext:value-type="float">
            <text:p>0.003522947854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3952557679514" calcext:value-type="float">
            <text:p>5.23952557679514</text:p>
          </table:table-cell>
          <table:table-cell office:value-type="float" office:value="0.00178853723257589" calcext:value-type="float">
            <text:p>0.001788537232576</text:p>
          </table:table-cell>
          <table:table-cell office:value-type="float" office:value="0.00107996219614193" calcext:value-type="float">
            <text:p>0.001079962196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9911878974344" calcext:value-type="float">
            <text:p>5.29911878974344</text:p>
          </table:table-cell>
          <table:table-cell office:value-type="float" office:value="-0.0130696091034486" calcext:value-type="float">
            <text:p>-0.013069609103449</text:p>
          </table:table-cell>
          <table:table-cell office:value-type="float" office:value="6.28353335088283" calcext:value-type="float">
            <text:p>6.28353335088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0785569763658" calcext:value-type="float">
            <text:p>5.30785569763658</text:p>
          </table:table-cell>
          <table:table-cell office:value-type="float" office:value="0.0225795388551921" calcext:value-type="float">
            <text:p>0.022579538855192</text:p>
          </table:table-cell>
          <table:table-cell office:value-type="float" office:value="0.00175304500760593" calcext:value-type="float">
            <text:p>0.001753045007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8122646603479" calcext:value-type="float">
            <text:p>5.28122646603479</text:p>
          </table:table-cell>
          <table:table-cell office:value-type="float" office:value="-0.00532784278861186" calcext:value-type="float">
            <text:p>-0.005327842788612</text:p>
          </table:table-cell>
          <table:table-cell office:value-type="float" office:value="6.28289224495052" calcext:value-type="float">
            <text:p>6.28289224495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1919384631305" calcext:value-type="float">
            <text:p>5.31919384631305</text:p>
          </table:table-cell>
          <table:table-cell office:value-type="float" office:value="-0.0200893958934023" calcext:value-type="float">
            <text:p>-0.020089395893402</text:p>
          </table:table-cell>
          <table:table-cell office:value-type="float" office:value="0.00203199435698226" calcext:value-type="float">
            <text:p>0.002031994356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3921526207621" calcext:value-type="float">
            <text:p>5.43921526207621</text:p>
          </table:table-cell>
          <table:table-cell office:value-type="float" office:value="0.0153225445808778" calcext:value-type="float">
            <text:p>0.015322544580878</text:p>
          </table:table-cell>
          <table:table-cell office:value-type="float" office:value="0.00554497381366152" calcext:value-type="float">
            <text:p>0.005544973813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5780107851169" calcext:value-type="float">
            <text:p>5.35780107851169</text:p>
          </table:table-cell>
          <table:table-cell office:value-type="float" office:value="0.0286847513843702" calcext:value-type="float">
            <text:p>0.02868475138437</text:p>
          </table:table-cell>
          <table:table-cell office:value-type="float" office:value="0.00388200242150941" calcext:value-type="float">
            <text:p>0.003882002421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7285783487631" calcext:value-type="float">
            <text:p>5.37285783487631</text:p>
          </table:table-cell>
          <table:table-cell office:value-type="float" office:value="0.0401240190107706" calcext:value-type="float">
            <text:p>0.040124019010771</text:p>
          </table:table-cell>
          <table:table-cell office:value-type="float" office:value="0.00576703508453895" calcext:value-type="float">
            <text:p>0.005767035084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8671405251255" calcext:value-type="float">
            <text:p>5.38671405251255</text:p>
          </table:table-cell>
          <table:table-cell office:value-type="float" office:value="0.054655131624495" calcext:value-type="float">
            <text:p>0.054655131624495</text:p>
          </table:table-cell>
          <table:table-cell office:value-type="float" office:value="0.0120920413227748" calcext:value-type="float">
            <text:p>0.012092041322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5113269690064" calcext:value-type="float">
            <text:p>5.45113269690064</text:p>
          </table:table-cell>
          <table:table-cell office:value-type="float" office:value="0.0499442661311684" calcext:value-type="float">
            <text:p>0.049944266131169</text:p>
          </table:table-cell>
          <table:table-cell office:value-type="float" office:value="0.0118850003474047" calcext:value-type="float">
            <text:p>0.011885000347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5758022554942" calcext:value-type="float">
            <text:p>5.45758022554942</text:p>
          </table:table-cell>
          <table:table-cell office:value-type="float" office:value="0.0784461866774768" calcext:value-type="float">
            <text:p>0.078446186677477</text:p>
          </table:table-cell>
          <table:table-cell office:value-type="float" office:value="0.0138579143100928" calcext:value-type="float">
            <text:p>0.013857914310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7048720329413" calcext:value-type="float">
            <text:p>5.47048720329413</text:p>
          </table:table-cell>
          <table:table-cell office:value-type="float" office:value="0.0770247418037309" calcext:value-type="float">
            <text:p>0.077024741803731</text:p>
          </table:table-cell>
          <table:table-cell office:value-type="float" office:value="0.0136820787167134" calcext:value-type="float">
            <text:p>0.013682078716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8894675722959" calcext:value-type="float">
            <text:p>5.48894675722959</text:p>
          </table:table-cell>
          <table:table-cell office:value-type="float" office:value="0.0936320869597103" calcext:value-type="float">
            <text:p>0.09363208695971</text:p>
          </table:table-cell>
          <table:table-cell office:value-type="float" office:value="0.0115559829997697" calcext:value-type="float">
            <text:p>0.01155598299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1859715832028" calcext:value-type="float">
            <text:p>5.51859715832028</text:p>
          </table:table-cell>
          <table:table-cell office:value-type="float" office:value="0.0504734946157066" calcext:value-type="float">
            <text:p>0.050473494615707</text:p>
          </table:table-cell>
          <table:table-cell office:value-type="float" office:value="0.00734095321395479" calcext:value-type="float">
            <text:p>0.007340953213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4971448166571" calcext:value-type="float">
            <text:p>5.54971448166571</text:p>
          </table:table-cell>
          <table:table-cell office:value-type="float" office:value="0.0522985839504122" calcext:value-type="float">
            <text:p>0.052298583950412</text:p>
          </table:table-cell>
          <table:table-cell office:value-type="float" office:value="0.00622506519222375" calcext:value-type="float">
            <text:p>0.006225065192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9593881389533" calcext:value-type="float">
            <text:p>5.59593881389533</text:p>
          </table:table-cell>
          <table:table-cell office:value-type="float" office:value="0.0176537022104333" calcext:value-type="float">
            <text:p>0.017653702210433</text:p>
          </table:table-cell>
          <table:table-cell office:value-type="float" office:value="6.28359724498218" calcext:value-type="float">
            <text:p>6.2835972449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4919188879493" calcext:value-type="float">
            <text:p>5.64919188879493</text:p>
          </table:table-cell>
          <table:table-cell office:value-type="float" office:value="0.0353331970643558" calcext:value-type="float">
            <text:p>0.035333197064356</text:p>
          </table:table-cell>
          <table:table-cell office:value-type="float" office:value="0.00275404687846043" calcext:value-type="float">
            <text:p>0.00275404687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7524126689791" calcext:value-type="float">
            <text:p>5.67524126689791</text:p>
          </table:table-cell>
          <table:table-cell office:value-type="float" office:value="0.0410212881145446" calcext:value-type="float">
            <text:p>0.041021288114545</text:p>
          </table:table-cell>
          <table:table-cell office:value-type="float" office:value="0.00269396452057654" calcext:value-type="float">
            <text:p>0.002693964520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0582032153707" calcext:value-type="float">
            <text:p>5.70582032153707</text:p>
          </table:table-cell>
          <table:table-cell office:value-type="float" office:value="0.0162190827371467" calcext:value-type="float">
            <text:p>0.016219082737147</text:p>
          </table:table-cell>
          <table:table-cell office:value-type="float" office:value="6.28166031218576" calcext:value-type="float">
            <text:p>6.28166031218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0914667584425" calcext:value-type="float">
            <text:p>5.70914667584425</text:p>
          </table:table-cell>
          <table:table-cell office:value-type="float" office:value="0.038162347249463" calcext:value-type="float">
            <text:p>0.038162347249463</text:p>
          </table:table-cell>
          <table:table-cell office:value-type="float" office:value="0.00129706792011506" calcext:value-type="float">
            <text:p>0.001297067920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9927802590673" calcext:value-type="float">
            <text:p>5.79927802590673</text:p>
          </table:table-cell>
          <table:table-cell office:value-type="float" office:value="0.0231383652437864" calcext:value-type="float">
            <text:p>0.023138365243787</text:p>
          </table:table-cell>
          <table:table-cell office:value-type="float" office:value="0.00361294728390758" calcext:value-type="float">
            <text:p>0.003612947283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3203980589966" calcext:value-type="float">
            <text:p>5.63203980589966</text:p>
          </table:table-cell>
          <table:table-cell office:value-type="float" office:value="0.0460051451595496" calcext:value-type="float">
            <text:p>0.04600514515955</text:p>
          </table:table-cell>
          <table:table-cell office:value-type="float" office:value="6.28184425172203" calcext:value-type="float">
            <text:p>6.28184425172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8853170117374" calcext:value-type="float">
            <text:p>5.58853170117374</text:p>
          </table:table-cell>
          <table:table-cell office:value-type="float" office:value="0.0442826260590812" calcext:value-type="float">
            <text:p>0.044282626059081</text:p>
          </table:table-cell>
          <table:table-cell office:value-type="float" office:value="6.28071736332824" calcext:value-type="float">
            <text:p>6.28071736332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3345353403918" calcext:value-type="float">
            <text:p>5.43345353403918</text:p>
          </table:table-cell>
          <table:table-cell office:value-type="float" office:value="0.0315590709673847" calcext:value-type="float">
            <text:p>0.031559070967385</text:p>
          </table:table-cell>
          <table:table-cell office:value-type="float" office:value="0.00412900758059192" calcext:value-type="float">
            <text:p>0.004129007580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8664882355973" calcext:value-type="float">
            <text:p>5.28664882355973</text:p>
          </table:table-cell>
          <table:table-cell office:value-type="float" office:value="0.0463187208774321" calcext:value-type="float">
            <text:p>0.046318720877432</text:p>
          </table:table-cell>
          <table:table-cell office:value-type="float" office:value="6.2819232855288" calcext:value-type="float">
            <text:p>6.2819232855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3623078449229" calcext:value-type="float">
            <text:p>5.13623078449229</text:p>
          </table:table-cell>
          <table:table-cell office:value-type="float" office:value="0.0584374814442106" calcext:value-type="float">
            <text:p>0.058437481444211</text:p>
          </table:table-cell>
          <table:table-cell office:value-type="float" office:value="0.00296599766309155" calcext:value-type="float">
            <text:p>0.002965997663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213807794548" calcext:value-type="float">
            <text:p>4.9213807794548</text:p>
          </table:table-cell>
          <table:table-cell office:value-type="float" office:value="0.0376951906852219" calcext:value-type="float">
            <text:p>0.037695190685222</text:p>
          </table:table-cell>
          <table:table-cell table:style-name="ce1" office:value-type="float" office:value="0.0000499943012806489" calcext:value-type="float">
            <text:p>5.00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8083143705682" calcext:value-type="float">
            <text:p>4.78083143705682</text:p>
          </table:table-cell>
          <table:table-cell office:value-type="float" office:value="0.0293589658448161" calcext:value-type="float">
            <text:p>0.029358965844816</text:p>
          </table:table-cell>
          <table:table-cell office:value-type="float" office:value="6.27823437843507" calcext:value-type="float">
            <text:p>6.278234378435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5320276336932" calcext:value-type="float">
            <text:p>4.65320276336932</text:p>
          </table:table-cell>
          <table:table-cell office:value-type="float" office:value="0.0646607295332251" calcext:value-type="float">
            <text:p>0.064660729533225</text:p>
          </table:table-cell>
          <table:table-cell office:value-type="float" office:value="0.00968499197158347" calcext:value-type="float">
            <text:p>0.009684991971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2245306198187" calcext:value-type="float">
            <text:p>4.52245306198187</text:p>
          </table:table-cell>
          <table:table-cell office:value-type="float" office:value="0.0652002732201049" calcext:value-type="float">
            <text:p>0.065200273220105</text:p>
          </table:table-cell>
          <table:table-cell office:value-type="float" office:value="0.0232169159739308" calcext:value-type="float">
            <text:p>0.023216915973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41610918953255" calcext:value-type="float">
            <text:p>4.41610918953255</text:p>
          </table:table-cell>
          <table:table-cell office:value-type="float" office:value="0.0957316999733473" calcext:value-type="float">
            <text:p>0.095731699973347</text:p>
          </table:table-cell>
          <table:table-cell office:value-type="float" office:value="0.0320360011777071" calcext:value-type="float">
            <text:p>0.032036001177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0475999277122" calcext:value-type="float">
            <text:p>4.30475999277122</text:p>
          </table:table-cell>
          <table:table-cell office:value-type="float" office:value="0.12521720088939" calcext:value-type="float">
            <text:p>0.12521720088939</text:p>
          </table:table-cell>
          <table:table-cell office:value-type="float" office:value="0.0222290301257707" calcext:value-type="float">
            <text:p>0.022229030125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6626629316933" calcext:value-type="float">
            <text:p>4.16626629316933</text:p>
          </table:table-cell>
          <table:table-cell office:value-type="float" office:value="0.047969791379719" calcext:value-type="float">
            <text:p>0.047969791379719</text:p>
          </table:table-cell>
          <table:table-cell office:value-type="float" office:value="6.27937532800137" calcext:value-type="float">
            <text:p>6.27937532800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9205533348641" calcext:value-type="float">
            <text:p>3.99205533348641</text:p>
          </table:table-cell>
          <table:table-cell office:value-type="float" office:value="-0.0034600904155775" calcext:value-type="float">
            <text:p>-0.003460090415578</text:p>
          </table:table-cell>
          <table:table-cell office:value-type="float" office:value="6.24002634103219" calcext:value-type="float">
            <text:p>6.24002634103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3655637859274" calcext:value-type="float">
            <text:p>3.63655637859274</text:p>
          </table:table-cell>
          <table:table-cell office:value-type="float" office:value="-0.130567524707535" calcext:value-type="float">
            <text:p>-0.130567524707535</text:p>
          </table:table-cell>
          <table:table-cell office:value-type="float" office:value="6.21956431310077" calcext:value-type="float">
            <text:p>6.21956431310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463087306959" calcext:value-type="float">
            <text:p>3.3463087306959</text:p>
          </table:table-cell>
          <table:table-cell office:value-type="float" office:value="-0.173225136718154" calcext:value-type="float">
            <text:p>-0.173225136718154</text:p>
          </table:table-cell>
          <table:table-cell office:value-type="float" office:value="6.21167029155498" calcext:value-type="float">
            <text:p>6.21167029155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517636526321" calcext:value-type="float">
            <text:p>3.0517636526321</text:p>
          </table:table-cell>
          <table:table-cell office:value-type="float" office:value="-0.170778155451605" calcext:value-type="float">
            <text:p>-0.170778155451605</text:p>
          </table:table-cell>
          <table:table-cell office:value-type="float" office:value="6.2091332644631" calcext:value-type="float">
            <text:p>6.20913326446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8336614934419" calcext:value-type="float">
            <text:p>2.78336614934419</text:p>
          </table:table-cell>
          <table:table-cell office:value-type="float" office:value="-0.141640989395361" calcext:value-type="float">
            <text:p>-0.141640989395361</text:p>
          </table:table-cell>
          <table:table-cell office:value-type="float" office:value="6.22090031309536" calcext:value-type="float">
            <text:p>6.22090031309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1450040214805" calcext:value-type="float">
            <text:p>2.51450040214805</text:p>
          </table:table-cell>
          <table:table-cell office:value-type="float" office:value="-0.0793261321329288" calcext:value-type="float">
            <text:p>-0.079326132132929</text:p>
          </table:table-cell>
          <table:table-cell office:value-type="float" office:value="6.26811530291444" calcext:value-type="float">
            <text:p>6.26811530291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273531376627" calcext:value-type="float">
            <text:p>2.25273531376627</text:p>
          </table:table-cell>
          <table:table-cell office:value-type="float" office:value="0.0731887960978759" calcext:value-type="float">
            <text:p>0.073188796097876</text:p>
          </table:table-cell>
          <table:table-cell office:value-type="float" office:value="0.0436410150795863" calcext:value-type="float">
            <text:p>0.043641015079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1940999633372" calcext:value-type="float">
            <text:p>1.91940999633372</text:p>
          </table:table-cell>
          <table:table-cell office:value-type="float" office:value="0.17739652684846" calcext:value-type="float">
            <text:p>0.17739652684846</text:p>
          </table:table-cell>
          <table:table-cell office:value-type="float" office:value="0.112354944201607" calcext:value-type="float">
            <text:p>0.112354944201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3238581904672" calcext:value-type="float">
            <text:p>1.63238581904672</text:p>
          </table:table-cell>
          <table:table-cell office:value-type="float" office:value="0.325522684228938" calcext:value-type="float">
            <text:p>0.325522684228938</text:p>
          </table:table-cell>
          <table:table-cell office:value-type="float" office:value="0.174023107864458" calcext:value-type="float">
            <text:p>0.174023107864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193115123242" calcext:value-type="float">
            <text:p>1.5193115123242</text:p>
          </table:table-cell>
          <table:table-cell office:value-type="float" office:value="0.340158146699944" calcext:value-type="float">
            <text:p>0.340158146699944</text:p>
          </table:table-cell>
          <table:table-cell office:value-type="float" office:value="0.181061897000502" calcext:value-type="float">
            <text:p>0.181061897000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5682433030479" calcext:value-type="float">
            <text:p>1.45682433030479</text:p>
          </table:table-cell>
          <table:table-cell office:value-type="float" office:value="0.338943227742751" calcext:value-type="float">
            <text:p>0.338943227742751</text:p>
          </table:table-cell>
          <table:table-cell office:value-type="float" office:value="0.166328951381515" calcext:value-type="float">
            <text:p>0.166328951381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650874832807" calcext:value-type="float">
            <text:p>1.4650874832807</text:p>
          </table:table-cell>
          <table:table-cell office:value-type="float" office:value="0.357033985006171" calcext:value-type="float">
            <text:p>0.357033985006171</text:p>
          </table:table-cell>
          <table:table-cell office:value-type="float" office:value="0.142837197236623" calcext:value-type="float">
            <text:p>0.142837197236623</text:p>
          </table:table-cell>
          <table:table-cell office:value-type="float" office:value="-1.4650874832807" calcext:value-type="float">
            <text:p>-1.4650874832807</text:p>
          </table:table-cell>
          <table:table-cell office:value-type="float" office:value="-0.357033985006171" calcext:value-type="float">
            <text:p>-0.357033985006171</text:p>
          </table:table-cell>
          <table:table-cell office:value-type="float" office:value="-0.142837197236623" calcext:value-type="float">
            <text:p>-0.142837197236623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4769932886536" calcext:value-type="float">
            <text:p>1.44769932886536</text:p>
          </table:table-cell>
          <table:table-cell office:value-type="float" office:value="0.171763596767382" calcext:value-type="float">
            <text:p>0.171763596767382</text:p>
          </table:table-cell>
          <table:table-cell office:value-type="float" office:value="0.0922299909897509" calcext:value-type="float">
            <text:p>0.0922299909897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183658432519" calcext:value-type="float">
            <text:p>1.5183658432519</text:p>
          </table:table-cell>
          <table:table-cell office:value-type="float" office:value="0.193169216868919" calcext:value-type="float">
            <text:p>0.193169216868919</text:p>
          </table:table-cell>
          <table:table-cell office:value-type="float" office:value="0.0933839676050299" calcext:value-type="float">
            <text:p>0.09338396760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0665726699271" calcext:value-type="float">
            <text:p>1.70665726699271</text:p>
          </table:table-cell>
          <table:table-cell office:value-type="float" office:value="0.279065561139826" calcext:value-type="float">
            <text:p>0.279065561139826</text:p>
          </table:table-cell>
          <table:table-cell office:value-type="float" office:value="0.136429841609877" calcext:value-type="float">
            <text:p>0.136429841609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7862589236375" calcext:value-type="float">
            <text:p>1.87862589236375</text:p>
          </table:table-cell>
          <table:table-cell office:value-type="float" office:value="0.337826951078009" calcext:value-type="float">
            <text:p>0.337826951078009</text:p>
          </table:table-cell>
          <table:table-cell office:value-type="float" office:value="0.161447132846592" calcext:value-type="float">
            <text:p>0.161447132846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330695203501" calcext:value-type="float">
            <text:p>2.27330695203501</text:p>
          </table:table-cell>
          <table:table-cell office:value-type="float" office:value="0.342916315132745" calcext:value-type="float">
            <text:p>0.342916315132745</text:p>
          </table:table-cell>
          <table:table-cell office:value-type="float" office:value="0.151159935434691" calcext:value-type="float">
            <text:p>0.151159935434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9023767375963" calcext:value-type="float">
            <text:p>2.79023767375963</text:p>
          </table:table-cell>
          <table:table-cell office:value-type="float" office:value="0.188194188939756" calcext:value-type="float">
            <text:p>0.188194188939756</text:p>
          </table:table-cell>
          <table:table-cell office:value-type="float" office:value="0.068953098320815" calcext:value-type="float">
            <text:p>0.068953098320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9167918906968" calcext:value-type="float">
            <text:p>3.39167918906968</text:p>
          </table:table-cell>
          <table:table-cell office:value-type="float" office:value="0.223758551147464" calcext:value-type="float">
            <text:p>0.223758551147464</text:p>
          </table:table-cell>
          <table:table-cell office:value-type="float" office:value="0.0787338473551251" calcext:value-type="float">
            <text:p>0.078733847355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4970321776046" calcext:value-type="float">
            <text:p>4.04970321776046</text:p>
          </table:table-cell>
          <table:table-cell office:value-type="float" office:value="0.199647145695687" calcext:value-type="float">
            <text:p>0.199647145695687</text:p>
          </table:table-cell>
          <table:table-cell office:value-type="float" office:value="0.0523101588015136" calcext:value-type="float">
            <text:p>0.0523101588015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3186530041917" calcext:value-type="float">
            <text:p>4.63186530041917</text:p>
          </table:table-cell>
          <table:table-cell office:value-type="float" office:value="0.0823860900855584" calcext:value-type="float">
            <text:p>0.082386090085558</text:p>
          </table:table-cell>
          <table:table-cell office:value-type="float" office:value="0.015597896253199" calcext:value-type="float">
            <text:p>0.015597896253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9347442999949" calcext:value-type="float">
            <text:p>5.19347442999949</text:p>
          </table:table-cell>
          <table:table-cell office:value-type="float" office:value="0.0444081980820761" calcext:value-type="float">
            <text:p>0.044408198082076</text:p>
          </table:table-cell>
          <table:table-cell office:value-type="float" office:value="0.00764100347745167" calcext:value-type="float">
            <text:p>0.007641003477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3134458442337" calcext:value-type="float">
            <text:p>5.93134458442337</text:p>
          </table:table-cell>
          <table:table-cell office:value-type="float" office:value="0.00662403571500363" calcext:value-type="float">
            <text:p>0.006624035715004</text:p>
          </table:table-cell>
          <table:table-cell office:value-type="float" office:value="0.00277506655126486" calcext:value-type="float">
            <text:p>0.002775066551265</text:p>
          </table:table-cell>
          <table:table-cell office:value-type="float" office:value="-5.93134458442337" calcext:value-type="float">
            <text:p>-5.93134458442337</text:p>
          </table:table-cell>
          <table:table-cell office:value-type="float" office:value="-0.00662403571500363" calcext:value-type="float">
            <text:p>-0.006624035715004</text:p>
          </table:table-cell>
          <table:table-cell office:value-type="float" office:value="-0.00277506655126486" calcext:value-type="float">
            <text:p>-0.002775066551265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7342576182157" calcext:value-type="float">
            <text:p>5.87342576182157</text:p>
          </table:table-cell>
          <table:table-cell office:value-type="float" office:value="0.0585511144035513" calcext:value-type="float">
            <text:p>0.058551114403551</text:p>
          </table:table-cell>
          <table:table-cell office:value-type="float" office:value="0.00993888006487864" calcext:value-type="float">
            <text:p>0.0099388800648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7053871605915" calcext:value-type="float">
            <text:p>5.87053871605915</text:p>
          </table:table-cell>
          <table:table-cell office:value-type="float" office:value="0.0751393214437803" calcext:value-type="float">
            <text:p>0.07513932144378</text:p>
          </table:table-cell>
          <table:table-cell office:value-type="float" office:value="0.0131669779537127" calcext:value-type="float">
            <text:p>0.013166977953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5792904875553" calcext:value-type="float">
            <text:p>5.85792904875553</text:p>
          </table:table-cell>
          <table:table-cell office:value-type="float" office:value="0.0437731309895833" calcext:value-type="float">
            <text:p>0.043773130989583</text:p>
          </table:table-cell>
          <table:table-cell office:value-type="float" office:value="0.0102120184464318" calcext:value-type="float">
            <text:p>0.010212018446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5847186326415" calcext:value-type="float">
            <text:p>5.75847186326415</text:p>
          </table:table-cell>
          <table:table-cell office:value-type="float" office:value="-0.0188455225375776" calcext:value-type="float">
            <text:p>-0.018845522537578</text:p>
          </table:table-cell>
          <table:table-cell office:value-type="float" office:value="-0.000979784785349504" calcext:value-type="float">
            <text:p>-0.00097978478535</text:p>
          </table:table-cell>
          <table:table-cell office:value-type="float" office:value="-5.75847186326415" calcext:value-type="float">
            <text:p>-5.75847186326415</text:p>
          </table:table-cell>
          <table:table-cell office:value-type="float" office:value="0.0188455225375776" calcext:value-type="float">
            <text:p>0.018845522537578</text:p>
          </table:table-cell>
          <table:table-cell office:value-type="float" office:value="0.000979784785349504" calcext:value-type="float">
            <text:p>0.00097978478535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6416062294967" calcext:value-type="float">
            <text:p>5.76416062294967</text:p>
          </table:table-cell>
          <table:table-cell office:value-type="float" office:value="0.0490092710697161" calcext:value-type="float">
            <text:p>0.049009271069716</text:p>
          </table:table-cell>
          <table:table-cell office:value-type="float" office:value="0.00620190904571322" calcext:value-type="float">
            <text:p>0.006201909045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3130732091933" calcext:value-type="float">
            <text:p>5.63130732091933</text:p>
          </table:table-cell>
          <table:table-cell office:value-type="float" office:value="0.101016052215488" calcext:value-type="float">
            <text:p>0.101016052215488</text:p>
          </table:table-cell>
          <table:table-cell office:value-type="float" office:value="0.0125678837338531" calcext:value-type="float">
            <text:p>0.012567883733853</text:p>
          </table:table-cell>
          <table:table-cell office:value-type="float" office:value="-5.63130732091933" calcext:value-type="float">
            <text:p>-5.63130732091933</text:p>
          </table:table-cell>
          <table:table-cell office:value-type="float" office:value="-0.101016052215488" calcext:value-type="float">
            <text:p>-0.101016052215488</text:p>
          </table:table-cell>
          <table:table-cell office:value-type="float" office:value="-0.0125678837338531" calcext:value-type="float">
            <text:p>-0.012567883733853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0111981573197" calcext:value-type="float">
            <text:p>5.60111981573197</text:p>
          </table:table-cell>
          <table:table-cell office:value-type="float" office:value="0.0380030188467038" calcext:value-type="float">
            <text:p>0.038003018846704</text:p>
          </table:table-cell>
          <table:table-cell office:value-type="float" office:value="6.28190349602035" calcext:value-type="float">
            <text:p>6.28190349602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1179360545577" calcext:value-type="float">
            <text:p>5.51179360545577</text:p>
          </table:table-cell>
          <table:table-cell office:value-type="float" office:value="-0.052165720287386" calcext:value-type="float">
            <text:p>-0.052165720287386</text:p>
          </table:table-cell>
          <table:table-cell office:value-type="float" office:value="6.26629509165079" calcext:value-type="float">
            <text:p>6.26629509165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9480329500221" calcext:value-type="float">
            <text:p>5.49480329500221</text:p>
          </table:table-cell>
          <table:table-cell office:value-type="float" office:value="-0.0335622563868105" calcext:value-type="float">
            <text:p>-0.033562256386811</text:p>
          </table:table-cell>
          <table:table-cell office:value-type="float" office:value="6.27014349978196" calcext:value-type="float">
            <text:p>6.27014349978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501107455245" calcext:value-type="float">
            <text:p>5.4501107455245</text:p>
          </table:table-cell>
          <table:table-cell office:value-type="float" office:value="0.0163653618751971" calcext:value-type="float">
            <text:p>0.016365361875197</text:p>
          </table:table-cell>
          <table:table-cell office:value-type="float" office:value="6.28068827759472" calcext:value-type="float">
            <text:p>6.28068827759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6547261793273" calcext:value-type="float">
            <text:p>5.46547261793273</text:p>
          </table:table-cell>
          <table:table-cell office:value-type="float" office:value="0.0255469708052181" calcext:value-type="float">
            <text:p>0.025546970805218</text:p>
          </table:table-cell>
          <table:table-cell office:value-type="float" office:value="6.28207935659334" calcext:value-type="float">
            <text:p>6.28207935659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9225547657353" calcext:value-type="float">
            <text:p>5.39225547657353</text:p>
          </table:table-cell>
          <table:table-cell office:value-type="float" office:value="0.0399306221086226" calcext:value-type="float">
            <text:p>0.039930622108623</text:p>
          </table:table-cell>
          <table:table-cell office:value-type="float" office:value="0.00504796304411502" calcext:value-type="float">
            <text:p>0.005047963044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3363021669349" calcext:value-type="float">
            <text:p>5.43363021669349</text:p>
          </table:table-cell>
          <table:table-cell office:value-type="float" office:value="0.0649124032297073" calcext:value-type="float">
            <text:p>0.064912403229707</text:p>
          </table:table-cell>
          <table:table-cell office:value-type="float" office:value="0.00871198136500827" calcext:value-type="float">
            <text:p>0.008711981365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7059770516819" calcext:value-type="float">
            <text:p>5.27059770516819</text:p>
          </table:table-cell>
          <table:table-cell office:value-type="float" office:value="0.0535418545423829" calcext:value-type="float">
            <text:p>0.053541854542383</text:p>
          </table:table-cell>
          <table:table-cell office:value-type="float" office:value="0.00688202194359135" calcext:value-type="float">
            <text:p>0.006882021943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246835121358" calcext:value-type="float">
            <text:p>5.2246835121358</text:p>
          </table:table-cell>
          <table:table-cell office:value-type="float" office:value="0.00821130442419872" calcext:value-type="float">
            <text:p>0.008211304424199</text:p>
          </table:table-cell>
          <table:table-cell office:value-type="float" office:value="6.2798693135444" calcext:value-type="float">
            <text:p>6.2798693135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3926183066702" calcext:value-type="float">
            <text:p>5.13926183066702</text:p>
          </table:table-cell>
          <table:table-cell office:value-type="float" office:value="-0.0316892625738581" calcext:value-type="float">
            <text:p>-0.031689262573858</text:p>
          </table:table-cell>
          <table:table-cell office:value-type="float" office:value="6.26797126513331" calcext:value-type="float">
            <text:p>6.26797126513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9846061167138" calcext:value-type="float">
            <text:p>5.09846061167138</text:p>
          </table:table-cell>
          <table:table-cell office:value-type="float" office:value="-0.0279188750475703" calcext:value-type="float">
            <text:p>-0.02791887504757</text:p>
          </table:table-cell>
          <table:table-cell office:value-type="float" office:value="6.27261328042341" calcext:value-type="float">
            <text:p>6.27261328042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3279832702871" calcext:value-type="float">
            <text:p>5.03279832702871</text:p>
          </table:table-cell>
          <table:table-cell office:value-type="float" office:value="0.00232850839248954" calcext:value-type="float">
            <text:p>0.00232850839249</text:p>
          </table:table-cell>
          <table:table-cell office:value-type="float" office:value="6.27718733228854" calcext:value-type="float">
            <text:p>6.27718733228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410996614847" calcext:value-type="float">
            <text:p>4.9410996614847</text:p>
          </table:table-cell>
          <table:table-cell office:value-type="float" office:value="0.0698593926258388" calcext:value-type="float">
            <text:p>0.069859392625839</text:p>
          </table:table-cell>
          <table:table-cell office:value-type="float" office:value="0.0240119278475706" calcext:value-type="float">
            <text:p>0.024011927847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676870921102" calcext:value-type="float">
            <text:p>4.8676870921102</text:p>
          </table:table-cell>
          <table:table-cell office:value-type="float" office:value="0.158394035627017" calcext:value-type="float">
            <text:p>0.158394035627017</text:p>
          </table:table-cell>
          <table:table-cell office:value-type="float" office:value="0.0506641131164022" calcext:value-type="float">
            <text:p>0.050664113116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5904064769396" calcext:value-type="float">
            <text:p>4.75904064769396</text:p>
          </table:table-cell>
          <table:table-cell office:value-type="float" office:value="0.1543189298127" calcext:value-type="float">
            <text:p>0.1543189298127</text:p>
          </table:table-cell>
          <table:table-cell office:value-type="float" office:value="0.0753740096208143" calcext:value-type="float">
            <text:p>0.075374009620814</text:p>
          </table:table-cell>
          <table:table-cell office:value-type="float" office:value="-4.75904064769396" calcext:value-type="float">
            <text:p>-4.75904064769396</text:p>
          </table:table-cell>
          <table:table-cell office:value-type="float" office:value="-0.1543189298127" calcext:value-type="float">
            <text:p>-0.1543189298127</text:p>
          </table:table-cell>
          <table:table-cell office:value-type="float" office:value="-0.0753740096208143" calcext:value-type="float">
            <text:p>-0.075374009620814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686666297881" calcext:value-type="float">
            <text:p>4.7686666297881</text:p>
          </table:table-cell>
          <table:table-cell office:value-type="float" office:value="0.312366609877093" calcext:value-type="float">
            <text:p>0.312366609877093</text:p>
          </table:table-cell>
          <table:table-cell office:value-type="float" office:value="0.101502010839156" calcext:value-type="float">
            <text:p>0.101502010839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0970079346161" calcext:value-type="float">
            <text:p>4.80970079346161</text:p>
          </table:table-cell>
          <table:table-cell office:value-type="float" office:value="0.349282600315595" calcext:value-type="float">
            <text:p>0.349282600315595</text:p>
          </table:table-cell>
          <table:table-cell office:value-type="float" office:value="0.114551849994149" calcext:value-type="float">
            <text:p>0.114551849994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3753629170713" calcext:value-type="float">
            <text:p>4.93753629170713</text:p>
          </table:table-cell>
          <table:table-cell office:value-type="float" office:value="0.39463433525726" calcext:value-type="float">
            <text:p>0.39463433525726</text:p>
          </table:table-cell>
          <table:table-cell office:value-type="float" office:value="0.118096998323179" calcext:value-type="float">
            <text:p>0.118096998323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6059454812289" calcext:value-type="float">
            <text:p>5.06059454812289</text:p>
          </table:table-cell>
          <table:table-cell office:value-type="float" office:value="0.416144360611052" calcext:value-type="float">
            <text:p>0.416144360611052</text:p>
          </table:table-cell>
          <table:table-cell office:value-type="float" office:value="0.116249168024578" calcext:value-type="float">
            <text:p>0.116249168024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018591137352" calcext:value-type="float">
            <text:p>5.2018591137352</text:p>
          </table:table-cell>
          <table:table-cell office:value-type="float" office:value="0.328768303396961" calcext:value-type="float">
            <text:p>0.328768303396961</text:p>
          </table:table-cell>
          <table:table-cell office:value-type="float" office:value="0.0884049593508095" calcext:value-type="float">
            <text:p>0.08840495935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974262642384" calcext:value-type="float">
            <text:p>5.3974262642384</text:p>
          </table:table-cell>
          <table:table-cell office:value-type="float" office:value="0.132514508450813" calcext:value-type="float">
            <text:p>0.132514508450813</text:p>
          </table:table-cell>
          <table:table-cell office:value-type="float" office:value="0.0314529835480292" calcext:value-type="float">
            <text:p>0.031452983548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3984678395419" calcext:value-type="float">
            <text:p>5.63984678395419</text:p>
          </table:table-cell>
          <table:table-cell office:value-type="float" office:value="0.0482638166512379" calcext:value-type="float">
            <text:p>0.048263816651238</text:p>
          </table:table-cell>
          <table:table-cell office:value-type="float" office:value="0.00704985238894782" calcext:value-type="float">
            <text:p>0.007049852388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6358985998192" calcext:value-type="float">
            <text:p>5.56358985998192</text:p>
          </table:table-cell>
          <table:table-cell office:value-type="float" office:value="-0.0532189386085327" calcext:value-type="float">
            <text:p>-0.053218938608533</text:p>
          </table:table-cell>
          <table:table-cell office:value-type="float" office:value="6.26406731574402" calcext:value-type="float">
            <text:p>6.26406731574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6995031215297" calcext:value-type="float">
            <text:p>5.56995031215297</text:p>
          </table:table-cell>
          <table:table-cell office:value-type="float" office:value="-0.0777239102174122" calcext:value-type="float">
            <text:p>-0.077723910217412</text:p>
          </table:table-cell>
          <table:table-cell office:value-type="float" office:value="6.24913234361139" calcext:value-type="float">
            <text:p>6.24913234361139</text:p>
          </table:table-cell>
          <table:table-cell office:value-type="float" office:value="-5.56995031215297" calcext:value-type="float">
            <text:p>-5.56995031215297</text:p>
          </table:table-cell>
          <table:table-cell office:value-type="float" office:value="0.0777239102174122" calcext:value-type="float">
            <text:p>0.077723910217412</text:p>
          </table:table-cell>
          <table:table-cell office:value-type="float" office:value="-6.24913234361139" calcext:value-type="float">
            <text:p>-6.24913234361139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6004007610673" calcext:value-type="float">
            <text:p>5.46004007610673</text:p>
          </table:table-cell>
          <table:table-cell office:value-type="float" office:value="-0.132951173451252" calcext:value-type="float">
            <text:p>-0.132951173451252</text:p>
          </table:table-cell>
          <table:table-cell office:value-type="float" office:value="6.2567783456784" calcext:value-type="float">
            <text:p>6.2567783456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5093267504555" calcext:value-type="float">
            <text:p>5.35093267504555</text:p>
          </table:table-cell>
          <table:table-cell office:value-type="float" office:value="-0.065683813751898" calcext:value-type="float">
            <text:p>-0.065683813751898</text:p>
          </table:table-cell>
          <table:table-cell office:value-type="float" office:value="6.27450135359488" calcext:value-type="float">
            <text:p>6.27450135359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6021333456414" calcext:value-type="float">
            <text:p>5.26021333456414</text:p>
          </table:table-cell>
          <table:table-cell office:value-type="float" office:value="-0.0307673934871298" calcext:value-type="float">
            <text:p>-0.03076739348713</text:p>
          </table:table-cell>
          <table:table-cell office:value-type="float" office:value="6.28158037422074" calcext:value-type="float">
            <text:p>6.28158037422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9657108328319" calcext:value-type="float">
            <text:p>5.09657108328319</text:p>
          </table:table-cell>
          <table:table-cell office:value-type="float" office:value="-0.0263954796175873" calcext:value-type="float">
            <text:p>-0.026395479617587</text:p>
          </table:table-cell>
          <table:table-cell office:value-type="float" office:value="6.28076833319839" calcext:value-type="float">
            <text:p>6.28076833319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9792069956388" calcext:value-type="float">
            <text:p>4.59792069956388</text:p>
          </table:table-cell>
          <table:table-cell office:value-type="float" office:value="0.0346921216355349" calcext:value-type="float">
            <text:p>0.034692121635535</text:p>
          </table:table-cell>
          <table:table-cell office:value-type="float" office:value="0.0254248733802067" calcext:value-type="float">
            <text:p>0.025424873380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085407768807" calcext:value-type="float">
            <text:p>3.9085407768807</text:p>
          </table:table-cell>
          <table:table-cell office:value-type="float" office:value="0.0774062019049688" calcext:value-type="float">
            <text:p>0.077406201904969</text:p>
          </table:table-cell>
          <table:table-cell office:value-type="float" office:value="0.0356050200202626" calcext:value-type="float">
            <text:p>0.035605020020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5413807341449" calcext:value-type="float">
            <text:p>3.25413807341449</text:p>
          </table:table-cell>
          <table:table-cell office:value-type="float" office:value="0.0630831403230354" calcext:value-type="float">
            <text:p>0.063083140323036</text:p>
          </table:table-cell>
          <table:table-cell office:value-type="float" office:value="0.0325790638409569" calcext:value-type="float">
            <text:p>0.032579063840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8867743944119" calcext:value-type="float">
            <text:p>2.78867743944119</text:p>
          </table:table-cell>
          <table:table-cell office:value-type="float" office:value="0.109511827369394" calcext:value-type="float">
            <text:p>0.109511827369394</text:p>
          </table:table-cell>
          <table:table-cell office:value-type="float" office:value="0.0564359443933765" calcext:value-type="float">
            <text:p>0.056435944393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5626031213941" calcext:value-type="float">
            <text:p>2.45626031213941</text:p>
          </table:table-cell>
          <table:table-cell office:value-type="float" office:value="0.152521896102248" calcext:value-type="float">
            <text:p>0.152521896102248</text:p>
          </table:table-cell>
          <table:table-cell office:value-type="float" office:value="0.0796460907863531" calcext:value-type="float">
            <text:p>0.079646090786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1166740260384" calcext:value-type="float">
            <text:p>2.01166740260384</text:p>
          </table:table-cell>
          <table:table-cell office:value-type="float" office:value="0.261464227194816" calcext:value-type="float">
            <text:p>0.261464227194816</text:p>
          </table:table-cell>
          <table:table-cell office:value-type="float" office:value="0.12389916081143" calcext:value-type="float">
            <text:p>0.12389916081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2353403451714" calcext:value-type="float">
            <text:p>1.52353403451714</text:p>
          </table:table-cell>
          <table:table-cell office:value-type="float" office:value="0.250277449117229" calcext:value-type="float">
            <text:p>0.250277449117229</text:p>
          </table:table-cell>
          <table:table-cell office:value-type="float" office:value="0.12022693512562" calcext:value-type="float">
            <text:p>0.12022693512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8726216749779" calcext:value-type="float">
            <text:p>1.38726216749779</text:p>
          </table:table-cell>
          <table:table-cell office:value-type="float" office:value="0.254173694846221" calcext:value-type="float">
            <text:p>0.254173694846221</text:p>
          </table:table-cell>
          <table:table-cell office:value-type="float" office:value="0.141810951346306" calcext:value-type="float">
            <text:p>0.141810951346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0751006586394" calcext:value-type="float">
            <text:p>1.40751006586394</text:p>
          </table:table-cell>
          <table:table-cell office:value-type="float" office:value="0.259316488025197" calcext:value-type="float">
            <text:p>0.259316488025197</text:p>
          </table:table-cell>
          <table:table-cell office:value-type="float" office:value="0.146808663334396" calcext:value-type="float">
            <text:p>0.146808663334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3673860605529" calcext:value-type="float">
            <text:p>1.63673860605529</text:p>
          </table:table-cell>
          <table:table-cell office:value-type="float" office:value="0.281480035429846" calcext:value-type="float">
            <text:p>0.281480035429846</text:p>
          </table:table-cell>
          <table:table-cell office:value-type="float" office:value="0.152928292698319" calcext:value-type="float">
            <text:p>0.152928292698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0961104588127" calcext:value-type="float">
            <text:p>2.00961104588127</text:p>
          </table:table-cell>
          <table:table-cell office:value-type="float" office:value="0.295767472272763" calcext:value-type="float">
            <text:p>0.295767472272763</text:p>
          </table:table-cell>
          <table:table-cell office:value-type="float" office:value="0.156709744795812" calcext:value-type="float">
            <text:p>0.156709744795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2971137588634" calcext:value-type="float">
            <text:p>2.52971137588634</text:p>
          </table:table-cell>
          <table:table-cell office:value-type="float" office:value="0.289378687100568" calcext:value-type="float">
            <text:p>0.289378687100568</text:p>
          </table:table-cell>
          <table:table-cell office:value-type="float" office:value="0.125552101541205" calcext:value-type="float">
            <text:p>0.125552101541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7771795144347" calcext:value-type="float">
            <text:p>3.07771795144347</text:p>
          </table:table-cell>
          <table:table-cell office:value-type="float" office:value="0.276396916109794" calcext:value-type="float">
            <text:p>0.276396916109794</text:p>
          </table:table-cell>
          <table:table-cell office:value-type="float" office:value="0.123717865995316" calcext:value-type="float">
            <text:p>0.123717865995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1171256236443" calcext:value-type="float">
            <text:p>3.71171256236443</text:p>
          </table:table-cell>
          <table:table-cell office:value-type="float" office:value="0.332137825737247" calcext:value-type="float">
            <text:p>0.332137825737247</text:p>
          </table:table-cell>
          <table:table-cell office:value-type="float" office:value="0.144840173505496" calcext:value-type="float">
            <text:p>0.144840173505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4234325692487" calcext:value-type="float">
            <text:p>4.14234325692487</text:p>
          </table:table-cell>
          <table:table-cell office:value-type="float" office:value="0.332793994964929" calcext:value-type="float">
            <text:p>0.332793994964929</text:p>
          </table:table-cell>
          <table:table-cell office:value-type="float" office:value="0.111996240899053" calcext:value-type="float">
            <text:p>0.111996240899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17400194682" calcext:value-type="float">
            <text:p>4.617400194682</text:p>
          </table:table-cell>
          <table:table-cell office:value-type="float" office:value="0.16328100471159" calcext:value-type="float">
            <text:p>0.16328100471159</text:p>
          </table:table-cell>
          <table:table-cell office:value-type="float" office:value="0.0364985946756761" calcext:value-type="float">
            <text:p>0.0364985946756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8486434553188" calcext:value-type="float">
            <text:p>4.98486434553188</text:p>
          </table:table-cell>
          <table:table-cell office:value-type="float" office:value="-0.0196909453612284" calcext:value-type="float">
            <text:p>-0.019690945361228</text:p>
          </table:table-cell>
          <table:table-cell office:value-type="float" office:value="6.27724337359387" calcext:value-type="float">
            <text:p>6.27724337359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1973955344749" calcext:value-type="float">
            <text:p>5.31973955344749</text:p>
          </table:table-cell>
          <table:table-cell office:value-type="float" office:value="0.0211351303105644" calcext:value-type="float">
            <text:p>0.021135130310565</text:p>
          </table:table-cell>
          <table:table-cell office:value-type="float" office:value="6.26701730691807" calcext:value-type="float">
            <text:p>6.26701730691807</text:p>
          </table:table-cell>
          <table:table-cell office:value-type="float" office:value="-5.31973955344749" calcext:value-type="float">
            <text:p>-5.31973955344749</text:p>
          </table:table-cell>
          <table:table-cell office:value-type="float" office:value="-0.0211351303105644" calcext:value-type="float">
            <text:p>-0.021135130310565</text:p>
          </table:table-cell>
          <table:table-cell office:value-type="float" office:value="-6.26701730691807" calcext:value-type="float">
            <text:p>-6.26701730691807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1800530919905" calcext:value-type="float">
            <text:p>5.71800530919905</text:p>
          </table:table-cell>
          <table:table-cell office:value-type="float" office:value="-0.0697570210133185" calcext:value-type="float">
            <text:p>-0.069757021013319</text:p>
          </table:table-cell>
          <table:table-cell office:value-type="float" office:value="6.25924228793082" calcext:value-type="float">
            <text:p>6.25924228793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2718904770674" calcext:value-type="float">
            <text:p>5.92718904770674</text:p>
          </table:table-cell>
          <table:table-cell office:value-type="float" office:value="-0.110657917826406" calcext:value-type="float">
            <text:p>-0.110657917826406</text:p>
          </table:table-cell>
          <table:table-cell office:value-type="float" office:value="6.25058531748249" calcext:value-type="float">
            <text:p>6.25058531748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13237211830758" calcext:value-type="float">
            <text:p>6.13237211830758</text:p>
          </table:table-cell>
          <table:table-cell office:value-type="float" office:value="-0.112137832413593" calcext:value-type="float">
            <text:p>-0.112137832413593</text:p>
          </table:table-cell>
          <table:table-cell office:value-type="float" office:value="6.24304269427965" calcext:value-type="float">
            <text:p>6.24304269427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02030885199897" calcext:value-type="float">
            <text:p>6.02030885199897</text:p>
          </table:table-cell>
          <table:table-cell office:value-type="float" office:value="-0.0925057669898288" calcext:value-type="float">
            <text:p>-0.092505766989829</text:p>
          </table:table-cell>
          <table:table-cell office:value-type="float" office:value="6.25539292325893" calcext:value-type="float">
            <text:p>6.25539292325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6610021630765" calcext:value-type="float">
            <text:p>5.96610021630765</text:p>
          </table:table-cell>
          <table:table-cell office:value-type="float" office:value="-0.0342994288435483" calcext:value-type="float">
            <text:p>-0.034299428843548</text:p>
          </table:table-cell>
          <table:table-cell office:value-type="float" office:value="6.27840448575977" calcext:value-type="float">
            <text:p>6.27840448575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4342954689807" calcext:value-type="float">
            <text:p>5.94342954689807</text:p>
          </table:table-cell>
          <table:table-cell office:value-type="float" office:value="-0.0139271847183571" calcext:value-type="float">
            <text:p>-0.013927184718357</text:p>
          </table:table-cell>
          <table:table-cell office:value-type="float" office:value="6.2813762263121" calcext:value-type="float">
            <text:p>6.2813762263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836086716728" calcext:value-type="float">
            <text:p>5.9836086716728</text:p>
          </table:table-cell>
          <table:table-cell office:value-type="float" office:value="-0.0059534484526813" calcext:value-type="float">
            <text:p>-0.005953448452681</text:p>
          </table:table-cell>
          <table:table-cell office:value-type="float" office:value="6.2807573476239" calcext:value-type="float">
            <text:p>6.2807573476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570298818713" calcext:value-type="float">
            <text:p>5.9570298818713</text:p>
          </table:table-cell>
          <table:table-cell office:value-type="float" office:value="0.00374830562018303" calcext:value-type="float">
            <text:p>0.003748305620183</text:p>
          </table:table-cell>
          <table:table-cell office:value-type="float" office:value="6.28166950839111" calcext:value-type="float">
            <text:p>6.28166950839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7338219001493" calcext:value-type="float">
            <text:p>5.87338219001493</text:p>
          </table:table-cell>
          <table:table-cell office:value-type="float" office:value="0.0378121790948163" calcext:value-type="float">
            <text:p>0.037812179094816</text:p>
          </table:table-cell>
          <table:table-cell office:value-type="float" office:value="0.00664369998323713" calcext:value-type="float">
            <text:p>0.006643699983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0125594595486" calcext:value-type="float">
            <text:p>5.80125594595486</text:p>
          </table:table-cell>
          <table:table-cell office:value-type="float" office:value="0.0409181620967749" calcext:value-type="float">
            <text:p>0.040918162096775</text:p>
          </table:table-cell>
          <table:table-cell office:value-type="float" office:value="6.28260746331159" calcext:value-type="float">
            <text:p>6.28260746331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2070023453817" calcext:value-type="float">
            <text:p>5.62070023453817</text:p>
          </table:table-cell>
          <table:table-cell office:value-type="float" office:value="-0.149015171781204" calcext:value-type="float">
            <text:p>-0.149015171781204</text:p>
          </table:table-cell>
          <table:table-cell office:value-type="float" office:value="6.23405734971528" calcext:value-type="float">
            <text:p>6.23405734971528</text:p>
          </table:table-cell>
          <table:table-cell office:value-type="float" office:value="-5.62070023453817" calcext:value-type="float">
            <text:p>-5.62070023453817</text:p>
          </table:table-cell>
          <table:table-cell office:value-type="float" office:value="0.149015171781204" calcext:value-type="float">
            <text:p>0.149015171781204</text:p>
          </table:table-cell>
          <table:table-cell office:value-type="float" office:value="-6.23405734971528" calcext:value-type="float">
            <text:p>-6.23405734971528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2552922037006" calcext:value-type="float">
            <text:p>5.62552922037006</text:p>
          </table:table-cell>
          <table:table-cell office:value-type="float" office:value="-0.148053729044482" calcext:value-type="float">
            <text:p>-0.148053729044482</text:p>
          </table:table-cell>
          <table:table-cell office:value-type="float" office:value="6.23906842031117" calcext:value-type="float">
            <text:p>6.23906842031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2710852040602" calcext:value-type="float">
            <text:p>5.62710852040602</text:p>
          </table:table-cell>
          <table:table-cell office:value-type="float" office:value="-0.0590363987728695" calcext:value-type="float">
            <text:p>-0.05903639877287</text:p>
          </table:table-cell>
          <table:table-cell office:value-type="float" office:value="6.26082408976104" calcext:value-type="float">
            <text:p>6.26082408976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3894148785888" calcext:value-type="float">
            <text:p>5.63894148785888</text:p>
          </table:table-cell>
          <table:table-cell office:value-type="float" office:value="-0.0173366289117583" calcext:value-type="float">
            <text:p>-0.017336628911758</text:p>
          </table:table-cell>
          <table:table-cell office:value-type="float" office:value="6.27522649232" calcext:value-type="float">
            <text:p>6.27522649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8175135431939" calcext:value-type="float">
            <text:p>5.58175135431939</text:p>
          </table:table-cell>
          <table:table-cell office:value-type="float" office:value="-0.0555244062869227" calcext:value-type="float">
            <text:p>-0.055524406286923</text:p>
          </table:table-cell>
          <table:table-cell office:value-type="float" office:value="6.25495789824405" calcext:value-type="float">
            <text:p>6.25495789824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6016321308786" calcext:value-type="float">
            <text:p>5.56016321308786</text:p>
          </table:table-cell>
          <table:table-cell office:value-type="float" office:value="-0.0753113500383094" calcext:value-type="float">
            <text:p>-0.075311350038309</text:p>
          </table:table-cell>
          <table:table-cell office:value-type="float" office:value="6.23642437683163" calcext:value-type="float">
            <text:p>6.23642437683163</text:p>
          </table:table-cell>
          <table:table-cell office:value-type="float" office:value="-5.56016321308786" calcext:value-type="float">
            <text:p>-5.56016321308786</text:p>
          </table:table-cell>
          <table:table-cell office:value-type="float" office:value="0.0753113500383094" calcext:value-type="float">
            <text:p>0.075311350038309</text:p>
          </table:table-cell>
          <table:table-cell office:value-type="float" office:value="-6.23642437683163" calcext:value-type="float">
            <text:p>-6.23642437683163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2118880043412" calcext:value-type="float">
            <text:p>5.62118880043412</text:p>
          </table:table-cell>
          <table:table-cell office:value-type="float" office:value="-0.103065051505362" calcext:value-type="float">
            <text:p>-0.103065051505362</text:p>
          </table:table-cell>
          <table:table-cell office:value-type="float" office:value="6.24448943199285" calcext:value-type="float">
            <text:p>6.24448943199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9404809159202" calcext:value-type="float">
            <text:p>5.59404809159202</text:p>
          </table:table-cell>
          <table:table-cell office:value-type="float" office:value="-0.0576747673815683" calcext:value-type="float">
            <text:p>-0.057674767381568</text:p>
          </table:table-cell>
          <table:table-cell office:value-type="float" office:value="6.26589432261745" calcext:value-type="float">
            <text:p>6.26589432261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5027144924082" calcext:value-type="float">
            <text:p>5.55027144924082</text:p>
          </table:table-cell>
          <table:table-cell office:value-type="float" office:value="-0.026339800450552" calcext:value-type="float">
            <text:p>-0.026339800450552</text:p>
          </table:table-cell>
          <table:table-cell office:value-type="float" office:value="6.26675151472662" calcext:value-type="float">
            <text:p>6.26675151472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1052149862931" calcext:value-type="float">
            <text:p>5.51052149862931</text:p>
          </table:table-cell>
          <table:table-cell office:value-type="float" office:value="-0.0103815835791747" calcext:value-type="float">
            <text:p>-0.010381583579175</text:p>
          </table:table-cell>
          <table:table-cell office:value-type="float" office:value="6.27182696279607" calcext:value-type="float">
            <text:p>6.27182696279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6616486443055" calcext:value-type="float">
            <text:p>5.46616486443055</text:p>
          </table:table-cell>
          <table:table-cell office:value-type="float" office:value="-0.0138305676228663" calcext:value-type="float">
            <text:p>-0.013830567622866</text:p>
          </table:table-cell>
          <table:table-cell office:value-type="float" office:value="6.27326464137244" calcext:value-type="float">
            <text:p>6.27326464137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8502657028341" calcext:value-type="float">
            <text:p>5.38502657028341</text:p>
          </table:table-cell>
          <table:table-cell office:value-type="float" office:value="-0.0360480096810234" calcext:value-type="float">
            <text:p>-0.036048009681023</text:p>
          </table:table-cell>
          <table:table-cell office:value-type="float" office:value="6.2728989105882" calcext:value-type="float">
            <text:p>6.2728989105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9897328816428" calcext:value-type="float">
            <text:p>5.29897328816428</text:p>
          </table:table-cell>
          <table:table-cell office:value-type="float" office:value="-0.0161746040043835" calcext:value-type="float">
            <text:p>-0.016174604004384</text:p>
          </table:table-cell>
          <table:table-cell office:value-type="float" office:value="6.27235545668771" calcext:value-type="float">
            <text:p>6.27235545668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5203809659712" calcext:value-type="float">
            <text:p>5.25203809659712</text:p>
          </table:table-cell>
          <table:table-cell office:value-type="float" office:value="-0.0312553276532237" calcext:value-type="float">
            <text:p>-0.031255327653224</text:p>
          </table:table-cell>
          <table:table-cell office:value-type="float" office:value="6.26719116110504" calcext:value-type="float">
            <text:p>6.26719116110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3696874725113" calcext:value-type="float">
            <text:p>5.13696874725113</text:p>
          </table:table-cell>
          <table:table-cell office:value-type="float" office:value="-0.0415601686617306" calcext:value-type="float">
            <text:p>-0.041560168661731</text:p>
          </table:table-cell>
          <table:table-cell office:value-type="float" office:value="6.2734674362538" calcext:value-type="float">
            <text:p>6.2734674362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5055701685672" calcext:value-type="float">
            <text:p>5.05055701685672</text:p>
          </table:table-cell>
          <table:table-cell office:value-type="float" office:value="-0.042097906133874" calcext:value-type="float">
            <text:p>-0.042097906133874</text:p>
          </table:table-cell>
          <table:table-cell office:value-type="float" office:value="6.27428665142746" calcext:value-type="float">
            <text:p>6.2742866514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1583073611397" calcext:value-type="float">
            <text:p>4.81583073611397</text:p>
          </table:table-cell>
          <table:table-cell office:value-type="float" office:value="-0.00188101276715514" calcext:value-type="float">
            <text:p>-0.001881012767155</text:p>
          </table:table-cell>
          <table:table-cell office:value-type="float" office:value="6.27535985701274" calcext:value-type="float">
            <text:p>6.27535985701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2680517745616" calcext:value-type="float">
            <text:p>4.52680517745616</text:p>
          </table:table-cell>
          <table:table-cell office:value-type="float" office:value="-0.00496964624600849" calcext:value-type="float">
            <text:p>-0.004969646246009</text:p>
          </table:table-cell>
          <table:table-cell office:value-type="float" office:value="6.27626155401083" calcext:value-type="float">
            <text:p>6.27626155401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0992652256656" calcext:value-type="float">
            <text:p>4.10992652256656</text:p>
          </table:table-cell>
          <table:table-cell office:value-type="float" office:value="-0.0217514453016661" calcext:value-type="float">
            <text:p>-0.021751445301666</text:p>
          </table:table-cell>
          <table:table-cell office:value-type="float" office:value="6.27580617958778" calcext:value-type="float">
            <text:p>6.27580617958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224472615657" calcext:value-type="float">
            <text:p>3.7224472615657</text:p>
          </table:table-cell>
          <table:table-cell office:value-type="float" office:value="0.0126298976929997" calcext:value-type="float">
            <text:p>0.012629897693</text:p>
          </table:table-cell>
          <table:table-cell office:value-type="float" office:value="0.000216889771054282" calcext:value-type="float">
            <text:p>0.000216889771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8291022475405" calcext:value-type="float">
            <text:p>3.18291022475405</text:p>
          </table:table-cell>
          <table:table-cell office:value-type="float" office:value="-0.00425098136084245" calcext:value-type="float">
            <text:p>-0.004250981360842</text:p>
          </table:table-cell>
          <table:table-cell office:value-type="float" office:value="6.28058551716611" calcext:value-type="float">
            <text:p>6.28058551716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8469595728597" calcext:value-type="float">
            <text:p>2.78469595728597</text:p>
          </table:table-cell>
          <table:table-cell office:value-type="float" office:value="-0.0554163226130522" calcext:value-type="float">
            <text:p>-0.055416322613052</text:p>
          </table:table-cell>
          <table:table-cell office:value-type="float" office:value="6.2751573513064" calcext:value-type="float">
            <text:p>6.2751573513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499978070975" calcext:value-type="float">
            <text:p>2.23499978070975</text:p>
          </table:table-cell>
          <table:table-cell office:value-type="float" office:value="-0.00394429385791618" calcext:value-type="float">
            <text:p>-0.003944293857916</text:p>
          </table:table-cell>
          <table:table-cell office:value-type="float" office:value="6.27498506777451" calcext:value-type="float">
            <text:p>6.27498506777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4924502969703" calcext:value-type="float">
            <text:p>1.64924502969703</text:p>
          </table:table-cell>
          <table:table-cell office:value-type="float" office:value="0.0216664864710803" calcext:value-type="float">
            <text:p>0.02166648647108</text:p>
          </table:table-cell>
          <table:table-cell office:value-type="float" office:value="0.00596420106544151" calcext:value-type="float">
            <text:p>0.005964201065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2639631537728" calcext:value-type="float">
            <text:p>1.32639631537728</text:p>
          </table:table-cell>
          <table:table-cell office:value-type="float" office:value="0.0604841975166826" calcext:value-type="float">
            <text:p>0.060484197516683</text:p>
          </table:table-cell>
          <table:table-cell office:value-type="float" office:value="0.0451249432079178" calcext:value-type="float">
            <text:p>0.045124943207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0031852282869" calcext:value-type="float">
            <text:p>1.20031852282869</text:p>
          </table:table-cell>
          <table:table-cell office:value-type="float" office:value="0.138020927373402" calcext:value-type="float">
            <text:p>0.138020927373402</text:p>
          </table:table-cell>
          <table:table-cell office:value-type="float" office:value="0.0805540773525656" calcext:value-type="float">
            <text:p>0.080554077352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7548833627644" calcext:value-type="float">
            <text:p>0.557548833627644</text:p>
          </table:table-cell>
          <table:table-cell office:value-type="float" office:value="0.0662295381672708" calcext:value-type="float">
            <text:p>0.066229538167271</text:p>
          </table:table-cell>
          <table:table-cell office:value-type="float" office:value="0.0240129692433096" calcext:value-type="float">
            <text:p>0.02401296924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305184141222094" calcext:value-type="float">
            <text:p>-0.03051841412221</text:p>
          </table:table-cell>
          <table:table-cell office:value-type="float" office:value="0.0156417156507056" calcext:value-type="float">
            <text:p>0.015641715650706</text:p>
          </table:table-cell>
          <table:table-cell office:value-type="float" office:value="6.28216814602207" calcext:value-type="float">
            <text:p>6.28216814602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5074566054413" calcext:value-type="float">
            <text:p>0.010507456605441</text:p>
          </table:table-cell>
          <table:table-cell office:value-type="float" office:value="-0.0150139640625151" calcext:value-type="float">
            <text:p>-0.015013964062515</text:p>
          </table:table-cell>
          <table:table-cell office:value-type="float" office:value="-0.000496929917466579" calcext:value-type="float">
            <text:p>-0.000496929917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7769174245661" calcext:value-type="float">
            <text:p>0.011776917424566</text:p>
          </table:table-cell>
          <table:table-cell office:value-type="float" office:value="-0.0236630256082206" calcext:value-type="float">
            <text:p>-0.023663025608221</text:p>
          </table:table-cell>
          <table:table-cell office:value-type="float" office:value="-0.000900837375257388" calcext:value-type="float">
            <text:p>-0.000900837375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736036587968435" calcext:value-type="float">
            <text:p>-0.007360365879684</text:p>
          </table:table-cell>
          <table:table-cell office:value-type="float" office:value="-0.00411070978762652" calcext:value-type="float">
            <text:p>-0.004110709787627</text:p>
          </table:table-cell>
          <table:table-cell office:value-type="float" office:value="6.28417911948265" calcext:value-type="float">
            <text:p>6.28417911948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243173840000853" calcext:value-type="float">
            <text:p>-0.002431738400009</text:p>
          </table:table-cell>
          <table:table-cell office:value-type="float" office:value="-0.0204387759742544" calcext:value-type="float">
            <text:p>-0.020438775974254</text:p>
          </table:table-cell>
          <table:table-cell office:value-type="float" office:value="6.28213047038791" calcext:value-type="float">
            <text:p>6.28213047038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444925713824084" calcext:value-type="float">
            <text:p>-0.004449257138241</text:p>
          </table:table-cell>
          <table:table-cell office:value-type="float" office:value="-0.0199548754445813" calcext:value-type="float">
            <text:p>-0.019954875444581</text:p>
          </table:table-cell>
          <table:table-cell office:value-type="float" office:value="6.28397930601222" calcext:value-type="float">
            <text:p>6.28397930601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428163297930627" calcext:value-type="float">
            <text:p>-0.004281632979306</text:p>
          </table:table-cell>
          <table:table-cell office:value-type="float" office:value="-0.0186060821242135" calcext:value-type="float">
            <text:p>-0.018606082124214</text:p>
          </table:table-cell>
          <table:table-cell office:value-type="float" office:value="6.28202604574236" calcext:value-type="float">
            <text:p>6.28202604574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523062568969145" calcext:value-type="float">
            <text:p>-0.005230625689691</text:p>
          </table:table-cell>
          <table:table-cell office:value-type="float" office:value="0.0024994905963409" calcext:value-type="float">
            <text:p>0.002499490596341</text:p>
          </table:table-cell>
          <table:table-cell office:value-type="float" office:value="6.28396452976743" calcext:value-type="float">
            <text:p>6.28396452976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0344208661127" calcext:value-type="float">
            <text:p>0.012034420866113</text:p>
          </table:table-cell>
          <table:table-cell office:value-type="float" office:value="0.00532202807376358" calcext:value-type="float">
            <text:p>0.005322028073764</text:p>
          </table:table-cell>
          <table:table-cell office:value-type="float" office:value="6.28194213411012" calcext:value-type="float">
            <text:p>6.28194213411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914489361788839" calcext:value-type="float">
            <text:p>-0.009144893617888</text:p>
          </table:table-cell>
          <table:table-cell office:value-type="float" office:value="-0.0163766945547705" calcext:value-type="float">
            <text:p>-0.016376694554771</text:p>
          </table:table-cell>
          <table:table-cell office:value-type="float" office:value="6.28398264336058" calcext:value-type="float">
            <text:p>6.28398264336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3830869832564" calcext:value-type="float">
            <text:p>0.010383086983256</text:p>
          </table:table-cell>
          <table:table-cell office:value-type="float" office:value="-0.0117860017005216" calcext:value-type="float">
            <text:p>-0.011786001700522</text:p>
          </table:table-cell>
          <table:table-cell office:value-type="float" office:value="6.28380812712914" calcext:value-type="float">
            <text:p>6.28380812712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934108181434578" calcext:value-type="float">
            <text:p>-0.009341081814346</text:p>
          </table:table-cell>
          <table:table-cell office:value-type="float" office:value="0.0106097051022174" calcext:value-type="float">
            <text:p>0.010609705102217</text:p>
          </table:table-cell>
          <table:table-cell office:value-type="float" office:value="6.28209614722852" calcext:value-type="float">
            <text:p>6.282096147228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8506546974265" calcext:value-type="float">
            <text:p>0.020850654697427</text:p>
          </table:table-cell>
          <table:table-cell office:value-type="float" office:value="0.016330160059445" calcext:value-type="float">
            <text:p>0.016330160059445</text:p>
          </table:table-cell>
          <table:table-cell office:value-type="float" office:value="-0.000169839834898828" calcext:value-type="float">
            <text:p>-0.0001698398348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04013931037995" calcext:value-type="float">
            <text:p>0.0704013931038</text:p>
          </table:table-cell>
          <table:table-cell office:value-type="float" office:value="0.0113837613444294" calcext:value-type="float">
            <text:p>0.01138376134443</text:p>
          </table:table-cell>
          <table:table-cell office:value-type="float" office:value="0.0029911243203906" calcext:value-type="float">
            <text:p>0.002991124320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0264376018045" calcext:value-type="float">
            <text:p>0.290264376018045</text:p>
          </table:table-cell>
          <table:table-cell office:value-type="float" office:value="0.0392557020874091" calcext:value-type="float">
            <text:p>0.039255702087409</text:p>
          </table:table-cell>
          <table:table-cell office:value-type="float" office:value="0.0241031033581247" calcext:value-type="float">
            <text:p>0.02410310335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65542842690686" calcext:value-type="float">
            <text:p>0.865542842690686</text:p>
          </table:table-cell>
          <table:table-cell office:value-type="float" office:value="0.158785574418982" calcext:value-type="float">
            <text:p>0.158785574418982</text:p>
          </table:table-cell>
          <table:table-cell office:value-type="float" office:value="0.0906929308768275" calcext:value-type="float">
            <text:p>0.090692930876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3750060806759" calcext:value-type="float">
            <text:p>1.43750060806759</text:p>
          </table:table-cell>
          <table:table-cell office:value-type="float" office:value="0.306509126461684" calcext:value-type="float">
            <text:p>0.306509126461684</text:p>
          </table:table-cell>
          <table:table-cell office:value-type="float" office:value="0.172195058420457" calcext:value-type="float">
            <text:p>0.172195058420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0002796571748" calcext:value-type="float">
            <text:p>1.90002796571748</text:p>
          </table:table-cell>
          <table:table-cell office:value-type="float" office:value="0.473196329602532" calcext:value-type="float">
            <text:p>0.473196329602532</text:p>
          </table:table-cell>
          <table:table-cell office:value-type="float" office:value="0.22389784209447" calcext:value-type="float">
            <text:p>0.22389784209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284426060458" calcext:value-type="float">
            <text:p>2.36284426060458</text:p>
          </table:table-cell>
          <table:table-cell office:value-type="float" office:value="0.511360462097179" calcext:value-type="float">
            <text:p>0.511360462097179</text:p>
          </table:table-cell>
          <table:table-cell office:value-type="float" office:value="0.241760808315122" calcext:value-type="float">
            <text:p>0.241760808315122</text:p>
          </table:table-cell>
          <table:table-cell office:value-type="float" office:value="-2.36284426060458" calcext:value-type="float">
            <text:p>-2.36284426060458</text:p>
          </table:table-cell>
          <table:table-cell office:value-type="float" office:value="-0.511360462097179" calcext:value-type="float">
            <text:p>-0.511360462097179</text:p>
          </table:table-cell>
          <table:table-cell office:value-type="float" office:value="-0.241760808315122" calcext:value-type="float">
            <text:p>-0.241760808315122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9788746214293" calcext:value-type="float">
            <text:p>2.99788746214293</text:p>
          </table:table-cell>
          <table:table-cell office:value-type="float" office:value="0.566797417846306" calcext:value-type="float">
            <text:p>0.566797417846306</text:p>
          </table:table-cell>
          <table:table-cell office:value-type="float" office:value="0.218185386972875" calcext:value-type="float">
            <text:p>0.218185386972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7622928235107" calcext:value-type="float">
            <text:p>3.67622928235107</text:p>
          </table:table-cell>
          <table:table-cell office:value-type="float" office:value="0.472705974856015" calcext:value-type="float">
            <text:p>0.472705974856015</text:p>
          </table:table-cell>
          <table:table-cell office:value-type="float" office:value="0.178915892875292" calcext:value-type="float">
            <text:p>0.178915892875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5364142548812" calcext:value-type="float">
            <text:p>4.15364142548812</text:p>
          </table:table-cell>
          <table:table-cell office:value-type="float" office:value="0.443217392884578" calcext:value-type="float">
            <text:p>0.443217392884578</text:p>
          </table:table-cell>
          <table:table-cell office:value-type="float" office:value="0.132264683082614" calcext:value-type="float">
            <text:p>0.1322646830826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2079869856749" calcext:value-type="float">
            <text:p>4.72079869856749</text:p>
          </table:table-cell>
          <table:table-cell office:value-type="float" office:value="0.243187972272929" calcext:value-type="float">
            <text:p>0.243187972272929</text:p>
          </table:table-cell>
          <table:table-cell office:value-type="float" office:value="0.0487911969585002" calcext:value-type="float">
            <text:p>0.0487911969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7923172761013" calcext:value-type="float">
            <text:p>5.27923172761013</text:p>
          </table:table-cell>
          <table:table-cell office:value-type="float" office:value="0.0555378323908382" calcext:value-type="float">
            <text:p>0.055537832390838</text:p>
          </table:table-cell>
          <table:table-cell office:value-type="float" office:value="0.00320099932276831" calcext:value-type="float">
            <text:p>0.003200999322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0680412350322" calcext:value-type="float">
            <text:p>5.70680412350322</text:p>
          </table:table-cell>
          <table:table-cell office:value-type="float" office:value="0.0505973605082393" calcext:value-type="float">
            <text:p>0.050597360508239</text:p>
          </table:table-cell>
          <table:table-cell office:value-type="float" office:value="0.00587500063841189" calcext:value-type="float">
            <text:p>0.005875000638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0988790347136" calcext:value-type="float">
            <text:p>5.70988790347136</text:p>
          </table:table-cell>
          <table:table-cell office:value-type="float" office:value="0.036292226102163" calcext:value-type="float">
            <text:p>0.036292226102163</text:p>
          </table:table-cell>
          <table:table-cell office:value-type="float" office:value="0.00995899921220722" calcext:value-type="float">
            <text:p>0.009958999212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0816425269751" calcext:value-type="float">
            <text:p>5.70816425269751</text:p>
          </table:table-cell>
          <table:table-cell office:value-type="float" office:value="0.034264572328555" calcext:value-type="float">
            <text:p>0.034264572328555</text:p>
          </table:table-cell>
          <table:table-cell office:value-type="float" office:value="0.00424800271751689" calcext:value-type="float">
            <text:p>0.004248002717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1052501349101" calcext:value-type="float">
            <text:p>5.71052501349101</text:p>
          </table:table-cell>
          <table:table-cell office:value-type="float" office:value="-0.0303060979628202" calcext:value-type="float">
            <text:p>-0.03030609796282</text:p>
          </table:table-cell>
          <table:table-cell office:value-type="float" office:value="6.28365030547445" calcext:value-type="float">
            <text:p>6.28365030547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8572072996313" calcext:value-type="float">
            <text:p>5.58572072996313</text:p>
          </table:table-cell>
          <table:table-cell office:value-type="float" office:value="-0.0422723998666471" calcext:value-type="float">
            <text:p>-0.042272399866647</text:p>
          </table:table-cell>
          <table:table-cell office:value-type="float" office:value="-0.000805999556083782" calcext:value-type="float">
            <text:p>-0.000805999556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8842200317364" calcext:value-type="float">
            <text:p>5.48842200317364</text:p>
          </table:table-cell>
          <table:table-cell office:value-type="float" office:value="-0.0159387591233721" calcext:value-type="float">
            <text:p>-0.015938759123372</text:p>
          </table:table-cell>
          <table:table-cell office:value-type="float" office:value="6.27980130808323" calcext:value-type="float">
            <text:p>6.27980130808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9498923548831" calcext:value-type="float">
            <text:p>5.49498923548831</text:p>
          </table:table-cell>
          <table:table-cell office:value-type="float" office:value="-0.0643611644205017" calcext:value-type="float">
            <text:p>-0.064361164420502</text:p>
          </table:table-cell>
          <table:table-cell office:value-type="float" office:value="-0.00292200159330101" calcext:value-type="float">
            <text:p>-0.002922001593301</text:p>
          </table:table-cell>
          <table:table-cell office:value-type="float" office:value="-5.49498923548831" calcext:value-type="float">
            <text:p>-5.49498923548831</text:p>
          </table:table-cell>
          <table:table-cell office:value-type="float" office:value="0.0643611644205017" calcext:value-type="float">
            <text:p>0.064361164420502</text:p>
          </table:table-cell>
          <table:table-cell office:value-type="float" office:value="0.00292200159330101" calcext:value-type="float">
            <text:p>0.002922001593301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5204706570231" calcext:value-type="float">
            <text:p>5.35204706570231</text:p>
          </table:table-cell>
          <table:table-cell office:value-type="float" office:value="0.011301546273502" calcext:value-type="float">
            <text:p>0.011301546273502</text:p>
          </table:table-cell>
          <table:table-cell office:value-type="float" office:value="0.00395799894021174" calcext:value-type="float">
            <text:p>0.003957998940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9180189746828" calcext:value-type="float">
            <text:p>5.29180189746828</text:p>
          </table:table-cell>
          <table:table-cell office:value-type="float" office:value="0.00310323258782253" calcext:value-type="float">
            <text:p>0.003103232587823</text:p>
          </table:table-cell>
          <table:table-cell office:value-type="float" office:value="0.00126400020020641" calcext:value-type="float">
            <text:p>0.001264000200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2923905583749" calcext:value-type="float">
            <text:p>5.22923905583749</text:p>
          </table:table-cell>
          <table:table-cell office:value-type="float" office:value="0.0028855046060572" calcext:value-type="float">
            <text:p>0.002885504606057</text:p>
          </table:table-cell>
          <table:table-cell office:value-type="float" office:value="0.00215999825633034" calcext:value-type="float">
            <text:p>0.002159998256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592802946189309" calcext:value-type="float">
            <text:p>-0.592802946189309</text:p>
          </table:table-cell>
          <table:table-cell office:value-type="float" office:value="-0.251911061334163" calcext:value-type="float">
            <text:p>-0.251911061334163</text:p>
          </table:table-cell>
          <table:table-cell office:value-type="float" office:value="6.27991641598183" calcext:value-type="float">
            <text:p>6.27991641598183</text:p>
          </table:table-cell>
          <table:table-cell office:value-type="float" office:value="-4.93623185825555" calcext:value-type="float">
            <text:p>-4.93623185825555</text:p>
          </table:table-cell>
          <table:table-cell office:value-type="float" office:value="-9.08574714619853" calcext:value-type="float">
            <text:p>-9.08574714619853</text:p>
          </table:table-cell>
          <table:table-cell office:value-type="float" office:value="6.26493168856466" calcext:value-type="float">
            <text:p>6.26493168856466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8578359446354" calcext:value-type="float">
            <text:p>5.18578359446354</text:p>
          </table:table-cell>
          <table:table-cell office:value-type="float" office:value="-0.000916650723950871" calcext:value-type="float">
            <text:p>-0.000916650723951</text:p>
          </table:table-cell>
          <table:table-cell office:value-type="float" office:value="6.27851231128452" calcext:value-type="float">
            <text:p>6.27851231128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75227140507909" calcext:value-type="float">
            <text:p>0.275227140507909</text:p>
          </table:table-cell>
          <table:table-cell office:value-type="float" office:value="-0.36157696907757" calcext:value-type="float">
            <text:p>-0.36157696907757</text:p>
          </table:table-cell>
          <table:table-cell office:value-type="float" office:value="6.25858041917661" calcext:value-type="float">
            <text:p>6.25858041917661</text:p>
          </table:table-cell>
          <table:table-cell office:value-type="float" office:value="6.33570361224969" calcext:value-type="float">
            <text:p>6.33570361224969</text:p>
          </table:table-cell>
          <table:table-cell office:value-type="float" office:value="-2.59837423561275" calcext:value-type="float">
            <text:p>-2.59837423561275</text:p>
          </table:table-cell>
          <table:table-cell office:value-type="float" office:value="5.94652232797309" calcext:value-type="float">
            <text:p>5.94652232797309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9464211607231" calcext:value-type="float">
            <text:p>5.09464211607231</text:p>
          </table:table-cell>
          <table:table-cell office:value-type="float" office:value="-0.00292557167141406" calcext:value-type="float">
            <text:p>-0.002925571671414</text:p>
          </table:table-cell>
          <table:table-cell office:value-type="float" office:value="6.27419230485684" calcext:value-type="float">
            <text:p>6.27419230485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6125667019021" calcext:value-type="float">
            <text:p>5.06125667019021</text:p>
          </table:table-cell>
          <table:table-cell office:value-type="float" office:value="-0.0271413287663234" calcext:value-type="float">
            <text:p>-0.027141328766323</text:p>
          </table:table-cell>
          <table:table-cell office:value-type="float" office:value="6.26901130741896" calcext:value-type="float">
            <text:p>6.26901130741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419674630066169" calcext:value-type="float">
            <text:p>-0.419674630066169</text:p>
          </table:table-cell>
          <table:table-cell office:value-type="float" office:value="-0.563175544767169" calcext:value-type="float">
            <text:p>-0.563175544767169</text:p>
          </table:table-cell>
          <table:table-cell office:value-type="float" office:value="0.12215390157294" calcext:value-type="float">
            <text:p>0.12215390157294</text:p>
          </table:table-cell>
          <table:table-cell office:value-type="float" office:value="-0.6652342027937" calcext:value-type="float">
            <text:p>-0.6652342027937</text:p>
          </table:table-cell>
          <table:table-cell office:value-type="float" office:value="-9.09242872240226" calcext:value-type="float">
            <text:p>-9.09242872240226</text:p>
          </table:table-cell>
          <table:table-cell office:value-type="float" office:value="0.959950064773121" calcext:value-type="float">
            <text:p>0.959950064773121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8842265759563" calcext:value-type="float">
            <text:p>4.98842265759563</text:p>
          </table:table-cell>
          <table:table-cell office:value-type="float" office:value="-0.00768751946898872" calcext:value-type="float">
            <text:p>-0.007687519468989</text:p>
          </table:table-cell>
          <table:table-cell office:value-type="float" office:value="6.2776073069152" calcext:value-type="float">
            <text:p>6.2776073069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0013270383209" calcext:value-type="float">
            <text:p>5.20013270383209</text:p>
          </table:table-cell>
          <table:table-cell office:value-type="float" office:value="0.0680248677878669" calcext:value-type="float">
            <text:p>0.068024867787867</text:p>
          </table:table-cell>
          <table:table-cell office:value-type="float" office:value="-0.00146500002009488" calcext:value-type="float">
            <text:p>-0.001465000020095</text:p>
          </table:table-cell>
          <table:table-cell office:value-type="float" office:value="-5.20013270383209" calcext:value-type="float">
            <text:p>-5.20013270383209</text:p>
          </table:table-cell>
          <table:table-cell office:value-type="float" office:value="-0.0680248677878669" calcext:value-type="float">
            <text:p>-0.068024867787867</text:p>
          </table:table-cell>
          <table:table-cell office:value-type="float" office:value="0.00146500002009488" calcext:value-type="float">
            <text:p>0.001465000020095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6751253492614" calcext:value-type="float">
            <text:p>5.36751253492614</text:p>
          </table:table-cell>
          <table:table-cell office:value-type="float" office:value="0.0255099335742706" calcext:value-type="float">
            <text:p>0.025509933574271</text:p>
          </table:table-cell>
          <table:table-cell office:value-type="float" office:value="0.00572999981414037" calcext:value-type="float">
            <text:p>0.00572999981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7331916113904" calcext:value-type="float">
            <text:p>5.67331916113904</text:p>
          </table:table-cell>
          <table:table-cell office:value-type="float" office:value="0.00236561197874508" calcext:value-type="float">
            <text:p>0.002365611978745</text:p>
          </table:table-cell>
          <table:table-cell office:value-type="float" office:value="0.004060999992259" calcext:value-type="float">
            <text:p>0.004060999992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2823076565739" calcext:value-type="float">
            <text:p>5.72823076565739</text:p>
          </table:table-cell>
          <table:table-cell office:value-type="float" office:value="0.0218697494659577" calcext:value-type="float">
            <text:p>0.021869749465958</text:p>
          </table:table-cell>
          <table:table-cell office:value-type="float" office:value="0.00617200038756988" calcext:value-type="float">
            <text:p>0.00617200038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4196033641947" calcext:value-type="float">
            <text:p>5.74196033641947</text:p>
          </table:table-cell>
          <table:table-cell office:value-type="float" office:value="0.0268233517423155" calcext:value-type="float">
            <text:p>0.026823351742316</text:p>
          </table:table-cell>
          <table:table-cell office:value-type="float" office:value="0.00940699995548992" calcext:value-type="float">
            <text:p>0.00940699995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8321315312801" calcext:value-type="float">
            <text:p>5.68321315312801</text:p>
          </table:table-cell>
          <table:table-cell office:value-type="float" office:value="0.0262494955071024" calcext:value-type="float">
            <text:p>0.026249495507103</text:p>
          </table:table-cell>
          <table:table-cell office:value-type="float" office:value="0.000541000614555667" calcext:value-type="float">
            <text:p>0.000541000614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0358678800019" calcext:value-type="float">
            <text:p>5.60358678800019</text:p>
          </table:table-cell>
          <table:table-cell office:value-type="float" office:value="0.039142466811676" calcext:value-type="float">
            <text:p>0.039142466811676</text:p>
          </table:table-cell>
          <table:table-cell office:value-type="float" office:value="0.00583899960967437" calcext:value-type="float">
            <text:p>0.005838999609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1346357725697" calcext:value-type="float">
            <text:p>5.41346357725697</text:p>
          </table:table-cell>
          <table:table-cell office:value-type="float" office:value="-0.0230682482746476" calcext:value-type="float">
            <text:p>-0.023068248274648</text:p>
          </table:table-cell>
          <table:table-cell office:value-type="float" office:value="6.27694930650797" calcext:value-type="float">
            <text:p>6.27694930650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2751273719284" calcext:value-type="float">
            <text:p>5.22751273719284</text:p>
          </table:table-cell>
          <table:table-cell office:value-type="float" office:value="-0.00948674959400587" calcext:value-type="float">
            <text:p>-0.009486749594006</text:p>
          </table:table-cell>
          <table:table-cell office:value-type="float" office:value="6.2767723080505" calcext:value-type="float">
            <text:p>6.2767723080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4299565866624" calcext:value-type="float">
            <text:p>5.04299565866624</text:p>
          </table:table-cell>
          <table:table-cell office:value-type="float" office:value="0.0176428306816105" calcext:value-type="float">
            <text:p>0.017642830681611</text:p>
          </table:table-cell>
          <table:table-cell office:value-type="float" office:value="6.27950230636995" calcext:value-type="float">
            <text:p>6.27950230636995</text:p>
          </table:table-cell>
          <table:table-cell office:value-type="float" office:value="-5.04299565866624" calcext:value-type="float">
            <text:p>-5.04299565866624</text:p>
          </table:table-cell>
          <table:table-cell office:value-type="float" office:value="-0.0176428306816105" calcext:value-type="float">
            <text:p>-0.017642830681611</text:p>
          </table:table-cell>
          <table:table-cell office:value-type="float" office:value="-6.27950230636995" calcext:value-type="float">
            <text:p>-6.27950230636995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1693978166801" calcext:value-type="float">
            <text:p>5.01693978166801</text:p>
          </table:table-cell>
          <table:table-cell office:value-type="float" office:value="0.0090887234013216" calcext:value-type="float">
            <text:p>0.009088723401322</text:p>
          </table:table-cell>
          <table:table-cell office:value-type="float" office:value="6.2797923074728" calcext:value-type="float">
            <text:p>6.2797923074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2879104886717" calcext:value-type="float">
            <text:p>5.12879104886717</text:p>
          </table:table-cell>
          <table:table-cell office:value-type="float" office:value="0.0237704580999676" calcext:value-type="float">
            <text:p>0.023770458099968</text:p>
          </table:table-cell>
          <table:table-cell office:value-type="float" office:value="0.0102970009632359" calcext:value-type="float">
            <text:p>0.010297000963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94512638739012" calcext:value-type="float">
            <text:p>0.594512638739012</text:p>
          </table:table-cell>
          <table:table-cell office:value-type="float" office:value="-0.0621412857342136" calcext:value-type="float">
            <text:p>-0.062141285734214</text:p>
          </table:table-cell>
          <table:table-cell office:value-type="float" office:value="4.7786961040375" calcext:value-type="float">
            <text:p>4.7786961040375</text:p>
          </table:table-cell>
          <table:table-cell office:value-type="float" office:value="-4.12471135112692" calcext:value-type="float">
            <text:p>-4.12471135112692</text:p>
          </table:table-cell>
          <table:table-cell office:value-type="float" office:value="-2.92905597897537" calcext:value-type="float">
            <text:p>-2.92905597897537</text:p>
          </table:table-cell>
          <table:table-cell office:value-type="float" office:value="3.99005804218505" calcext:value-type="float">
            <text:p>3.99005804218505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402266598232" calcext:value-type="float">
            <text:p>5.2402266598232</text:p>
          </table:table-cell>
          <table:table-cell office:value-type="float" office:value="-0.011919408901216" calcext:value-type="float">
            <text:p>-0.011919408901216</text:p>
          </table:table-cell>
          <table:table-cell office:value-type="float" office:value="0.0100020021839991" calcext:value-type="float">
            <text:p>0.010002002183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9795028771054" calcext:value-type="float">
            <text:p>5.39795028771054</text:p>
          </table:table-cell>
          <table:table-cell office:value-type="float" office:value="-0.0172313406665368" calcext:value-type="float">
            <text:p>-0.017231340666537</text:p>
          </table:table-cell>
          <table:table-cell office:value-type="float" office:value="6.28026530486192" calcext:value-type="float">
            <text:p>6.28026530486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5080157326915" calcext:value-type="float">
            <text:p>5.55080157326915</text:p>
          </table:table-cell>
          <table:table-cell office:value-type="float" office:value="-0.0244014887775599" calcext:value-type="float">
            <text:p>-0.02440148877756</text:p>
          </table:table-cell>
          <table:table-cell office:value-type="float" office:value="6.28008430625514" calcext:value-type="float">
            <text:p>6.280084306255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67609368931932" calcext:value-type="float">
            <text:p>0.467609368931932</text:p>
          </table:table-cell>
          <table:table-cell office:value-type="float" office:value="-0.614696075036576" calcext:value-type="float">
            <text:p>-0.614696075036576</text:p>
          </table:table-cell>
          <table:table-cell office:value-type="float" office:value="0.0344342008393981" calcext:value-type="float">
            <text:p>0.034434200839398</text:p>
          </table:table-cell>
          <table:table-cell office:value-type="float" office:value="-6.10998973600661" calcext:value-type="float">
            <text:p>-6.10998973600661</text:p>
          </table:table-cell>
          <table:table-cell office:value-type="float" office:value="0.0891934429446588" calcext:value-type="float">
            <text:p>0.089193442944659</text:p>
          </table:table-cell>
          <table:table-cell office:value-type="float" office:value="0.717731235267337" calcext:value-type="float">
            <text:p>0.717731235267337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1908289544252" calcext:value-type="float">
            <text:p>5.71908289544252</text:p>
          </table:table-cell>
          <table:table-cell office:value-type="float" office:value="-0.0234326909744738" calcext:value-type="float">
            <text:p>-0.023432690974474</text:p>
          </table:table-cell>
          <table:table-cell office:value-type="float" office:value="6.27957330634591" calcext:value-type="float">
            <text:p>6.27957330634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6619788099409" calcext:value-type="float">
            <text:p>5.56619788099409</text:p>
          </table:table-cell>
          <table:table-cell office:value-type="float" office:value="-0.0218366337688398" calcext:value-type="float">
            <text:p>-0.02183663376884</text:p>
          </table:table-cell>
          <table:table-cell office:value-type="float" office:value="6.28097930826488" calcext:value-type="float">
            <text:p>6.28097930826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342279643062511" calcext:value-type="float">
            <text:p>-0.342279643062511</text:p>
          </table:table-cell>
          <table:table-cell office:value-type="float" office:value="-0.450907295634555" calcext:value-type="float">
            <text:p>-0.450907295634555</text:p>
          </table:table-cell>
          <table:table-cell office:value-type="float" office:value="0.00772809407966056" calcext:value-type="float">
            <text:p>0.007728094079661</text:p>
          </table:table-cell>
          <table:table-cell office:value-type="float" office:value="2.61712311029238" calcext:value-type="float">
            <text:p>2.61712311029238</text:p>
          </table:table-cell>
          <table:table-cell office:value-type="float" office:value="-6.86011808043677" calcext:value-type="float">
            <text:p>-6.86011808043677</text:p>
          </table:table-cell>
          <table:table-cell office:value-type="float" office:value="-0.436508707949032" calcext:value-type="float">
            <text:p>-0.436508707949032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317640650891" calcext:value-type="float">
            <text:p>5.4317640650891</text:p>
          </table:table-cell>
          <table:table-cell office:value-type="float" office:value="0.00408712747248516" calcext:value-type="float">
            <text:p>0.004087127472485</text:p>
          </table:table-cell>
          <table:table-cell office:value-type="float" office:value="0.00102600004454815" calcext:value-type="float">
            <text:p>0.001026000044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9629472402552" calcext:value-type="float">
            <text:p>5.09629472402552</text:p>
          </table:table-cell>
          <table:table-cell office:value-type="float" office:value="0.00216743920698067" calcext:value-type="float">
            <text:p>0.002167439206981</text:p>
          </table:table-cell>
          <table:table-cell office:value-type="float" office:value="6.27846830826492" calcext:value-type="float">
            <text:p>6.27846830826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5836094238277" calcext:value-type="float">
            <text:p>4.75836094238277</text:p>
          </table:table-cell>
          <table:table-cell office:value-type="float" office:value="0.0274407747467715" calcext:value-type="float">
            <text:p>0.027440774746772</text:p>
          </table:table-cell>
          <table:table-cell office:value-type="float" office:value="6.28374830603206" calcext:value-type="float">
            <text:p>6.28374830603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0.620517837508828" calcext:value-type="float">
            <text:p>-0.620517837508828</text:p>
          </table:table-cell>
          <table:table-cell office:value-type="float" office:value="-0.534894518678499" calcext:value-type="float">
            <text:p>-0.534894518678499</text:p>
          </table:table-cell>
          <table:table-cell office:value-type="float" office:value="6.26455740336572" calcext:value-type="float">
            <text:p>6.26455740336572</text:p>
          </table:table-cell>
          <table:table-cell office:value-type="float" office:value="-8.09257376975777" calcext:value-type="float">
            <text:p>-8.09257376975777</text:p>
          </table:table-cell>
          <table:table-cell office:value-type="float" office:value="-2.17297871525801" calcext:value-type="float">
            <text:p>-2.17297871525801</text:p>
          </table:table-cell>
          <table:table-cell office:value-type="float" office:value="5.52915040055602" calcext:value-type="float">
            <text:p>5.52915040055602</text:p>
          </table:table-cell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6860809966188" calcext:value-type="float">
            <text:p>4.66860809966188</text:p>
          </table:table-cell>
          <table:table-cell office:value-type="float" office:value="0.00175308465519252" calcext:value-type="float">
            <text:p>0.001753084655193</text:p>
          </table:table-cell>
          <table:table-cell office:value-type="float" office:value="6.2778173072129" calcext:value-type="float">
            <text:p>6.2778173072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0793315311005" calcext:value-type="float">
            <text:p>4.60793315311005</text:p>
          </table:table-cell>
          <table:table-cell office:value-type="float" office:value="-0.0252820102085909" calcext:value-type="float">
            <text:p>-0.025282010208591</text:p>
          </table:table-cell>
          <table:table-cell office:value-type="float" office:value="6.27449830764394" calcext:value-type="float">
            <text:p>6.27449830764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3808393763146" calcext:value-type="float">
            <text:p>4.63808393763146</text:p>
          </table:table-cell>
          <table:table-cell office:value-type="float" office:value="0.0431055023239815" calcext:value-type="float">
            <text:p>0.043105502323982</text:p>
          </table:table-cell>
          <table:table-cell office:value-type="float" office:value="0.00917400100149101" calcext:value-type="float">
            <text:p>0.009174001001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9349983211718" calcext:value-type="float">
            <text:p>4.79349983211718</text:p>
          </table:table-cell>
          <table:table-cell office:value-type="float" office:value="0.167233526117069" calcext:value-type="float">
            <text:p>0.167233526117069</text:p>
          </table:table-cell>
          <table:table-cell office:value-type="float" office:value="0.0370809986895674" calcext:value-type="float">
            <text:p>0.037080998689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8264091359686" calcext:value-type="float">
            <text:p>4.98264091359686</text:p>
          </table:table-cell>
          <table:table-cell office:value-type="float" office:value="0.0453140965604046" calcext:value-type="float">
            <text:p>0.045314096560405</text:p>
          </table:table-cell>
          <table:table-cell office:value-type="float" office:value="6.28211330300704" calcext:value-type="float">
            <text:p>6.28211330300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8122321171285" calcext:value-type="float">
            <text:p>5.38122321171285</text:p>
          </table:table-cell>
          <table:table-cell office:value-type="float" office:value="-0.0522487502527709" calcext:value-type="float">
            <text:p>-0.052248750252771</text:p>
          </table:table-cell>
          <table:table-cell office:value-type="float" office:value="6.27399631329685" calcext:value-type="float">
            <text:p>6.273996313296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9560781919821" calcext:value-type="float">
            <text:p>5.59560781919821</text:p>
          </table:table-cell>
          <table:table-cell office:value-type="float" office:value="-0.0109123708788197" calcext:value-type="float">
            <text:p>-0.01091237087882</text:p>
          </table:table-cell>
          <table:table-cell office:value-type="float" office:value="6.2793913022692" calcext:value-type="float">
            <text:p>6.2793913022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4172550744085" calcext:value-type="float">
            <text:p>5.84172550744085</text:p>
          </table:table-cell>
          <table:table-cell office:value-type="float" office:value="0.000347422782496434" calcext:value-type="float">
            <text:p>0.000347422782496</text:p>
          </table:table-cell>
          <table:table-cell office:value-type="float" office:value="6.28056431042512" calcext:value-type="float">
            <text:p>6.28056431042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5295809153338" calcext:value-type="float">
            <text:p>5.85295809153338</text:p>
          </table:table-cell>
          <table:table-cell office:value-type="float" office:value="-0.0187927949077358" calcext:value-type="float">
            <text:p>-0.018792794907736</text:p>
          </table:table-cell>
          <table:table-cell office:value-type="float" office:value="6.28284830654155" calcext:value-type="float">
            <text:p>6.28284830654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9445053183896" calcext:value-type="float">
            <text:p>5.79445053183896</text:p>
          </table:table-cell>
          <table:table-cell office:value-type="float" office:value="-0.0118906599385385" calcext:value-type="float">
            <text:p>-0.011890659938539</text:p>
          </table:table-cell>
          <table:table-cell office:value-type="float" office:value="6.28228630599824" calcext:value-type="float">
            <text:p>6.28228630599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4310096618839" calcext:value-type="float">
            <text:p>5.64310096618839</text:p>
          </table:table-cell>
          <table:table-cell office:value-type="float" office:value="0.0194807323994202" calcext:value-type="float">
            <text:p>0.01948073239942</text:p>
          </table:table-cell>
          <table:table-cell office:value-type="float" office:value="6.28235230687206" calcext:value-type="float">
            <text:p>6.28235230687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9571218780584" calcext:value-type="float">
            <text:p>5.39571218780584</text:p>
          </table:table-cell>
          <table:table-cell office:value-type="float" office:value="0.0312489494363306" calcext:value-type="float">
            <text:p>0.031248949436331</text:p>
          </table:table-cell>
          <table:table-cell office:value-type="float" office:value="0.00683600182858152" calcext:value-type="float">
            <text:p>0.0068360018285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2244353377558" calcext:value-type="float">
            <text:p>5.02244353377558</text:p>
          </table:table-cell>
          <table:table-cell office:value-type="float" office:value="0.0142713004849642" calcext:value-type="float">
            <text:p>0.014271300484964</text:p>
          </table:table-cell>
          <table:table-cell office:value-type="float" office:value="0.00722199665105649" calcext:value-type="float">
            <text:p>0.007221996651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7217747186628" calcext:value-type="float">
            <text:p>4.67217747186628</text:p>
          </table:table-cell>
          <table:table-cell office:value-type="float" office:value="0.0250323806112738" calcext:value-type="float">
            <text:p>0.025032380611274</text:p>
          </table:table-cell>
          <table:table-cell office:value-type="float" office:value="0.00362300228612718" calcext:value-type="float">
            <text:p>0.003623002286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2153978003949" calcext:value-type="float">
            <text:p>4.62153978003949</text:p>
          </table:table-cell>
          <table:table-cell office:value-type="float" office:value="-0.0164485969366821" calcext:value-type="float">
            <text:p>-0.016448596936682</text:p>
          </table:table-cell>
          <table:table-cell office:value-type="float" office:value="6.27449030862532" calcext:value-type="float">
            <text:p>6.27449030862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1565249422346" calcext:value-type="float">
            <text:p>4.61565249422346</text:p>
          </table:table-cell>
          <table:table-cell office:value-type="float" office:value="-0.0227323059029192" calcext:value-type="float">
            <text:p>-0.022732305902919</text:p>
          </table:table-cell>
          <table:table-cell office:value-type="float" office:value="6.26978830663663" calcext:value-type="float">
            <text:p>6.26978830663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5939730892345" calcext:value-type="float">
            <text:p>4.75939730892345</text:p>
          </table:table-cell>
          <table:table-cell office:value-type="float" office:value="-0.0683569712171597" calcext:value-type="float">
            <text:p>-0.06835697121716</text:p>
          </table:table-cell>
          <table:table-cell office:value-type="float" office:value="6.26567230592227" calcext:value-type="float">
            <text:p>6.26567230592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4961247607974" calcext:value-type="float">
            <text:p>5.04961247607974</text:p>
          </table:table-cell>
          <table:table-cell office:value-type="float" office:value="-0.0596422676345492" calcext:value-type="float">
            <text:p>-0.059642267634549</text:p>
          </table:table-cell>
          <table:table-cell office:value-type="float" office:value="6.26404025296469" calcext:value-type="float">
            <text:p>6.26404025296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8495614546048" calcext:value-type="float">
            <text:p>5.18495614546048</text:p>
          </table:table-cell>
          <table:table-cell office:value-type="float" office:value="-0.0786020333970152" calcext:value-type="float">
            <text:p>-0.078602033397015</text:p>
          </table:table-cell>
          <table:table-cell office:value-type="float" office:value="6.26407135946687" calcext:value-type="float">
            <text:p>6.26407135946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8425557571663" calcext:value-type="float">
            <text:p>5.38425557571663</text:p>
          </table:table-cell>
          <table:table-cell office:value-type="float" office:value="-0.0584069281428101" calcext:value-type="float">
            <text:p>-0.05840692814281</text:p>
          </table:table-cell>
          <table:table-cell office:value-type="float" office:value="6.2630423491973" calcext:value-type="float">
            <text:p>6.2630423491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6407815015813" calcext:value-type="float">
            <text:p>5.56407815015813</text:p>
          </table:table-cell>
          <table:table-cell office:value-type="float" office:value="-0.0585814918981436" calcext:value-type="float">
            <text:p>-0.058581491898144</text:p>
          </table:table-cell>
          <table:table-cell office:value-type="float" office:value="6.26133226558968" calcext:value-type="float">
            <text:p>6.26133226558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2079662199086" calcext:value-type="float">
            <text:p>5.72079662199086</text:p>
          </table:table-cell>
          <table:table-cell office:value-type="float" office:value="-0.0479664993597291" calcext:value-type="float">
            <text:p>-0.047966499359729</text:p>
          </table:table-cell>
          <table:table-cell office:value-type="float" office:value="6.27410625476934" calcext:value-type="float">
            <text:p>6.274106254769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5398704041718" calcext:value-type="float">
            <text:p>5.95398704041718</text:p>
          </table:table-cell>
          <table:table-cell office:value-type="float" office:value="-0.0168246342588267" calcext:value-type="float">
            <text:p>-0.016824634258827</text:p>
          </table:table-cell>
          <table:table-cell office:value-type="float" office:value="6.28383149598707" calcext:value-type="float">
            <text:p>6.28383149598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00972787791272" calcext:value-type="float">
            <text:p>6.00972787791272</text:p>
          </table:table-cell>
          <table:table-cell office:value-type="float" office:value="0.0203151769667207" calcext:value-type="float">
            <text:p>0.020315176966721</text:p>
          </table:table-cell>
          <table:table-cell office:value-type="float" office:value="0.00442082625444585" calcext:value-type="float">
            <text:p>0.004420826254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250537003449" calcext:value-type="float">
            <text:p>5.9250537003449</text:p>
          </table:table-cell>
          <table:table-cell office:value-type="float" office:value="0.0352996100612708" calcext:value-type="float">
            <text:p>0.035299610061271</text:p>
          </table:table-cell>
          <table:table-cell office:value-type="float" office:value="0.00638110842522084" calcext:value-type="float">
            <text:p>0.006381108425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4672044055226" calcext:value-type="float">
            <text:p>5.84672044055226</text:p>
          </table:table-cell>
          <table:table-cell office:value-type="float" office:value="0.0545856273865988" calcext:value-type="float">
            <text:p>0.054585627386599</text:p>
          </table:table-cell>
          <table:table-cell office:value-type="float" office:value="0.00639813188611662" calcext:value-type="float">
            <text:p>0.006398131886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1235370805578" calcext:value-type="float">
            <text:p>5.71235370805578</text:p>
          </table:table-cell>
          <table:table-cell office:value-type="float" office:value="0.0568153006061165" calcext:value-type="float">
            <text:p>0.056815300606117</text:p>
          </table:table-cell>
          <table:table-cell office:value-type="float" office:value="0.00868456217767521" calcext:value-type="float">
            <text:p>0.008684562177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2</text:p>
          </table:table-cell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7668205251265" calcext:value-type="float">
            <text:p>5.57668205251265</text:p>
          </table:table-cell>
          <table:table-cell office:value-type="float" office:value="0.0664685044148057" calcext:value-type="float">
            <text:p>0.066468504414806</text:p>
          </table:table-cell>
          <table:table-cell office:value-type="float" office:value="0.00431020341993583" calcext:value-type="float">
            <text:p>0.00431020341993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5T09:04:32.883614831</meta:creation-date>
    <dc:date>2021-07-15T09:04:59.113607625</dc:date>
    <meta:editing-duration>PT26S</meta:editing-duration>
    <meta:editing-cycles>1</meta:editing-cycles>
    <meta:document-statistic meta:table-count="1" meta:cell-count="5367" meta:object-count="0"/>
    <meta:generator>LibreOffice/6.0.7.3$Linux_X86_64 LibreOffice_project/00m0$Build-3</meta:generator>
  </office:meta>
</office:document-meta>
</file>